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6.32cm"/>
    </style:style>
    <style:style style:name="co11" style:family="table-column">
      <style:table-column-properties fo:break-before="auto" style:column-width="5.962cm"/>
    </style:style>
    <style:style style:name="co12" style:family="table-column">
      <style:table-column-properties fo:break-before="auto" style:column-width="0.6cm"/>
    </style:style>
    <style:style style:name="co13" style:family="table-column">
      <style:table-column-properties fo:break-before="auto" style:column-width="0.446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3.983cm"/>
    </style:style>
    <style:style style:name="co16" style:family="table-column">
      <style:table-column-properties fo:break-before="auto" style:column-width="0.45cm"/>
    </style:style>
    <style:style style:name="co17" style:family="table-column">
      <style:table-column-properties fo:break-before="auto" style:column-width="3.882cm"/>
    </style:style>
    <style:style style:name="co18" style:family="table-column">
      <style:table-column-properties fo:break-before="auto" style:column-width="3.353cm"/>
    </style:style>
    <style:style style:name="co19" style:family="table-column">
      <style:table-column-properties fo:break-before="auto" style:column-width="2.776cm"/>
    </style:style>
    <style:style style:name="co20" style:family="table-column">
      <style:table-column-properties fo:break-before="auto" style:column-width="1.729cm"/>
    </style:style>
    <style:style style:name="co21" style:family="table-column">
      <style:table-column-properties fo:break-before="auto" style:column-width="3.919cm"/>
    </style:style>
    <style:style style:name="co22" style:family="table-column">
      <style:table-column-properties fo:break-before="auto" style:column-width="2.21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08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3ffd5" style:cell-protect="none" style:print-content="true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19" style:family="table-cell" style:parent-style-name="Default">
      <style:table-cell-properties fo:background-color="#d3ffd5" style:cell-protect="none" style:print-content="true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24" style:family="table-cell" style:parent-style-name="Default">
      <style:table-cell-properties fo:background-color="#ffffcc" style:cell-protect="none" style:print-content="true"/>
    </style:style>
    <style:style style:name="ce27" style:family="table-cell" style:parent-style-name="Default">
      <style:table-cell-properties fo:background-color="#d3ffd5" style:cell-protect="none" style:print-content="true"/>
      <style:text-properties fo:language="en" fo:country="US" style:language-asian="en" style:country-asian="US" style:language-complex="en" style:country-complex="US"/>
    </style:style>
    <style:style style:name="ce28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  <style:style style:name="T1" style:family="text">
      <style:text-properties style:font-name="Arial2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3" table:base-cell-address="Configuration.C2">
          <table:help-message table:title="Application Display Name" table:display="true">
            <text:p>Full text display name for the application - can contain any printable characters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D$1:.$D$500])" table:allow-empty-cell="false" table:display-list="sorted-ascending" table:base-cell-address="'Class Hierarchy'.C2"/>
        <table:content-validation table:name="val6" table:condition="of:cell-content-is-in-list([$Contents.$A$1:.$A$500])" table:allow-empty-cell="false" table:display-list="sorted-ascending" table:base-cell-address="'Class Hierarchy'.C2"/>
        <table:content-validation table:name="val7" table:condition="of:cell-content-is-in-list([$Contents.$B$1:.$C$500])" table:allow-empty-cell="true" table:display-list="sorted-ascending" table:base-cell-address="Entries.E2"/>
        <table:content-validation table:name="val8" table:condition="of:cell-content-is-in-list([Contents.$B$1:.$B$500])" table:allow-empty-cell="false" table:display-list="sorted-ascending" table:base-cell-address="Clusters.E2"/>
        <table:content-validation table:name="val9" table:condition="of:cell-content-is-in-list([$Configuration.$B$8:.$Z$8])" table:allow-empty-cell="false" table:display-list="unsorted" table:base-cell-address="Elements.E2"/>
        <table:content-validation table:name="val10" table:condition="of:cell-content-is-in-list([$Configuration.$B$6:.$Z$6])" table:allow-empty-cell="false" table:display-list="unsorted" table:base-cell-address="Synonyms.C2"/>
        <table:content-validation table:name="val11" table:condition="of:cell-content-is-in-list([$Configuration.$B$7:.$Z$7])" table:allow-empty-cell="false" table:display-list="unsorted" table:base-cell-address="Units.F2"/>
        <table:content-validation table:name="val12" table:condition="of:cell-content-is-in-list([$Units.$A$2:.$A$200])" table:allow-empty-cell="false" table:display-list="unsorted" table:base-cell-address="Elements.H2"/>
      </table:content-validations>
      <table:table table:name="Configuration" table:style-name="ta1" table:protected="true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number-columns-repeated="23" table:default-cell-style-name="ce4"/>
        <table:table-row table:style-name="ro1">
          <table:table-cell table:style-name="ce5" office:value-type="string">
            <text:p>Parameter</text:p>
          </table:table-cell>
          <table:table-cell table:style-name="ce7" office:value-type="string" table:number-columns-spanned="25" table:number-rows-spanned="1">
            <text:p>Values</text:p>
          </table:table-cell>
          <table:covered-table-cell table:number-columns-repeated="24" table:style-name="ce7"/>
        </table:table-row>
        <table:table-row table:style-name="ro1">
          <table:table-cell office:value-type="string">
            <text:p>Application</text:p>
          </table:table-cell>
          <table:table-cell table:content-validation-name="val1" office:value-type="string">
            <text:p>cityEHR</text:p>
          </table:table-cell>
          <table:table-cell table:content-validation-name="val3" office:value-type="string">
            <text:p>cityEHR Base Application</text:p>
          </table:table-cell>
          <table:table-cell table:style-name="ce8" table:number-columns-repeated="23"/>
        </table:table-row>
        <table:table-row table:style-name="ro1">
          <table:table-cell office:value-type="string">
            <text:p>Specialty</text:p>
          </table:table-cell>
          <table:table-cell table:content-validation-name="val2" office:value-type="string">
            <text:p>FeatureDemo</text:p>
          </table:table-cell>
          <table:table-cell table:content-validation-name="val4" office:value-type="string">
            <text:p>cityEHR Feature Demo</text:p>
          </table:table-cell>
          <table:table-cell table:style-name="ce8" table:number-columns-repeated="23"/>
        </table:table-row>
        <table:table-row table:style-name="ro1">
          <table:table-cell office:value-type="string">
            <text:p>Class</text:p>
          </table:table-cell>
          <table:table-cell office:value-type="string">
            <text:p>LabTest</text:p>
          </table:table-cell>
          <table:table-cell office:value-type="string">
            <text:p>Laboratory Tests</text:p>
          </table:table-cell>
          <table:table-cell table:number-columns-repeated="23"/>
        </table:table-row>
        <table:table-row table:style-name="ro1">
          <table:table-cell office:value-type="string">
            <text:p>InitialValue</text:p>
          </table:table-cell>
          <table:table-cell office:value-type="string">
            <text:p>Empty</text:p>
          </table:table-cell>
          <table:table-cell office:value-type="string">
            <text:p>Pre-filled</text:p>
          </table:table-cell>
          <table:table-cell office:value-type="string">
            <text:p>Default</text:p>
          </table:table-cell>
          <table:table-cell table:number-columns-repeated="22"/>
        </table:table-row>
        <table:table-row table:style-name="ro1">
          <table:table-cell office:value-type="string">
            <text:p>DataType</text:p>
          </table:table-cell>
          <table:table-cell office:value-type="string">
            <text:p>boolean</text:p>
          </table:table-cell>
          <table:table-cell office:value-type="string">
            <text:p>date</text:p>
          </table:table-cell>
          <table:table-cell office:value-type="string">
            <text:p>dateTime</text:p>
          </table:table-cell>
          <table:table-cell office:value-type="string">
            <text:p>time</text:p>
          </table:table-cell>
          <table:table-cell office:value-type="string">
            <text:p>double</text:p>
          </table:table-cell>
          <table:table-cell office:value-type="string">
            <text:p>integer</text:p>
          </table:table-cell>
          <table:table-cell office:value-type="string">
            <text:p>string</text:p>
          </table:table-cell>
          <table:table-cell office:value-type="string">
            <text:p>binary</text:p>
          </table:table-cell>
          <table:table-cell table:number-columns-repeated="17"/>
        </table:table-row>
        <table:table-row table:style-name="ro1">
          <table:table-cell office:value-type="string">
            <text:p>Requirement</text:p>
          </table:table-cell>
          <table:table-cell office:value-type="string">
            <text:p>Optional</text:p>
          </table:table-cell>
          <table:table-cell office:value-type="string">
            <text:p>Required</text:p>
          </table:table-cell>
          <table:table-cell table:number-columns-repeated="23"/>
        </table:table-row>
        <table:table-row table:style-name="ro1">
          <table:table-cell office:value-type="string">
            <text:p>ElementType</text:p>
          </table:table-cell>
          <table:table-cell office:value-type="string">
            <text:p>memo</text:p>
          </table:table-cell>
          <table:table-cell office:value-type="string">
            <text:p>media</text:p>
          </table:table-cell>
          <table:table-cell office:value-type="string">
            <text:p>calculatedValue</text:p>
          </table:table-cell>
          <table:table-cell office:value-type="string">
            <text:p>enumeratedValue</text:p>
          </table:table-cell>
          <table:table-cell office:value-type="string">
            <text:p>enumeratedClass</text:p>
          </table:table-cell>
          <table:table-cell office:value-type="string">
            <text:p>simpleType</text:p>
          </table:table-cell>
          <table:table-cell table:number-columns-repeated="19"/>
        </table:table-row>
        <table:table-row table:style-name="ro1">
          <table:table-cell office:value-type="string">
            <text:p>LanguageCode</text:p>
          </table:table-cell>
          <table:table-cell office:value-type="string">
            <text:p>en-gb</text:p>
          </table:table-cell>
          <table:table-cell table:style-name="Default" table:number-columns-repeated="24"/>
        </table:table-row>
      </table:table>
      <table:table table:name="Contents" table:style-name="ta2" table:print="false"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9" table:number-matrix-columns-spanned="1" table:number-matrix-rows-spanned="499" table:formula="of:=IF(ISBLANK([Entries.$A$2:.$A500]);&quot;&quot;;CONCATENATE(&quot;Entry:&quot;;[Entries.$A$2:.$A500]))" office:value-type="string" office:string-value="Entry:SodiumSDS">
            <text:p>Entry:SodiumSDS</text:p>
          </table:table-cell>
          <table:table-cell table:style-name="ce10" table:number-matrix-columns-spanned="1" table:number-matrix-rows-spanned="499" table:formula="of:=IF(ISBLANK([Clusters.$A$2:.$A500]);&quot;&quot;;CONCATENATE(&quot;Cluster:&quot;;[Clusters.$A$2:.$A500]))" office:value-type="string" office:string-value="Cluster:SodiumRefRange">
            <text:p>Cluster:SodiumRefRange</text:p>
          </table:table-cell>
          <table:table-cell table:style-name="ce9" table:number-matrix-columns-spanned="1" table:number-matrix-rows-spanned="499" table:formula="of:=IF(ISBLANK([Elements.$A$2:.$A494]);&quot;&quot;;CONCATENATE(&quot;Element:&quot;;[Elements.$A$2:.$A494]))" office:value-type="string" office:string-value="Element:CreatinineHighRangeMale">
            <text:p>Element:CreatinineHighRangeMale</text:p>
          </table:table-cell>
          <table:table-cell table:style-name="ce9" table:number-matrix-columns-spanned="1" table:number-matrix-rows-spanned="499" table:formula="of:=IF(ISBLANK([Units.$A$2:.$A500]);&quot;&quot;;CONCATENATE(&quot;Unit:&quot;;[Units.$A$2:.$A500]))" office:value-type="string" office:string-value="Unit:mmPerL">
            <text:p>Unit:mmPerL</text:p>
          </table:table-cell>
        </table:table-row>
        <table:table-row table:style-name="ro1">
          <table:table-cell office:value-type="string" office:string-value="Entry:PotassiumSDS">
            <text:p>Entry:PotassiumSDS</text:p>
          </table:table-cell>
          <table:table-cell office:value-type="string" office:string-value="Cluster:CreatinineRefRangeFemale">
            <text:p>Cluster:CreatinineRefRangeFemale</text:p>
          </table:table-cell>
          <table:table-cell office:value-type="string" office:string-value="Element:CreatinineHighRangeFemale">
            <text:p>Element:CreatinineHighRangeFemale</text:p>
          </table:table-cell>
          <table:table-cell office:value-type="string" office:string-value="Unit:cm ">
            <text:p>Unit:cm </text:p>
          </table:table-cell>
        </table:table-row>
        <table:table-row table:style-name="ro1">
          <table:table-cell office:value-type="string" office:string-value="Entry:ChlorideSDS">
            <text:p>Entry:ChlorideSDS</text:p>
          </table:table-cell>
          <table:table-cell office:value-type="string" office:string-value="Cluster:CreatinineRefRangeMale">
            <text:p>Cluster:CreatinineRefRangeMale</text:p>
          </table:table-cell>
          <table:table-cell office:value-type="string" office:string-value="Element:CreatinineLowRangeMale">
            <text:p>Element:CreatinineLowRangeMale</text:p>
          </table:table-cell>
          <table:table-cell office:value-type="string" office:string-value="Unit:kg">
            <text:p>Unit:kg</text:p>
          </table:table-cell>
        </table:table-row>
        <table:table-row table:style-name="ro1">
          <table:table-cell office:value-type="string" office:string-value="Entry:UreaSDS">
            <text:p>Entry:UreaSDS</text:p>
          </table:table-cell>
          <table:table-cell>
            <text:p/>
          </table:table-cell>
          <table:table-cell office:value-type="string" office:string-value="Element:CreatinineLowRangeFemale">
            <text:p>Element:CreatinineLowRangeFemale</text:p>
          </table:table-cell>
          <table:table-cell office:value-type="string" office:string-value="Unit:kgPerM2">
            <text:p>Unit:kgPerM2</text:p>
          </table:table-cell>
        </table:table-row>
        <table:table-row table:style-name="ro1">
          <table:table-cell office:value-type="string" office:string-value="Entry:CreatinineSDS">
            <text:p>Entry:CreatinineSDS</text:p>
          </table:table-cell>
          <table:table-cell>
            <text:p/>
          </table:table-cell>
          <table:table-cell>
            <text:p/>
          </table:table-cell>
          <table:table-cell office:value-type="string" office:string-value="Unit:PerDay">
            <text:p>Unit:PerDay</text:p>
          </table:table-cell>
        </table:table-row>
        <table:table-row table:style-name="ro1">
          <table:table-cell office:value-type="string" office:string-value="Entry:PyruvateSDS">
            <text:p>Entry:PyruvateSDS</text:p>
          </table:table-cell>
          <table:table-cell>
            <text:p/>
          </table:table-cell>
          <table:table-cell office:value-type="string" office:string-value="Element:SodiumLowRange">
            <text:p>Element:SodiumLowRange</text:p>
          </table:table-cell>
          <table:table-cell office:value-type="string" office:string-value="Unit:micromolperL">
            <text:p>Unit:micromolperL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string" office:string-value="Element:SodiumHighRange">
            <text:p>Element:SodiumHighRange</text:p>
          </table:table-cell>
          <table:table-cell office:value-type="string" office:string-value="Unit:millimolperL">
            <text:p>Unit:millimolperL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0">
            <text:p>#N/A</text:p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0">
            <text:p>#N/A</text:p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0">
            <text:p>#N/A</text:p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0">
            <text:p>#N/A</text:p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0">
            <text:p>#N/A</text:p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float" office:value="0">
            <text:p>#N/A</text:p>
          </table:table-cell>
          <table:table-cell>
            <text:p/>
          </table:table-cell>
        </table:table-row>
      </table:table>
      <table:table table:name="Class Hierarchy" table:style-name="ta1" table:print="false">
        <office:forms form:automatic-focus="false" form:apply-design-mode="false"/>
        <table:table-column table:style-name="co8" table:number-columns-repeated="2" table:default-cell-style-name="ce4"/>
        <table:table-column table:style-name="co8" table:number-columns-repeated="2" table:default-cell-style-name="ce13"/>
        <table:table-column table:style-name="co12" table:default-cell-style-name="ce15"/>
        <table:table-column table:style-name="co12" table:number-columns-repeated="499" table:default-cell-style-name="ce19"/>
        <table:table-row table:style-name="ro4">
          <table:table-cell table:style-name="ce11" office:value-type="string">
            <text:p>Id</text:p>
          </table:table-cell>
          <table:table-cell table:style-name="ce12" office:value-type="string">
            <text:p>DisplayName</text:p>
          </table:table-cell>
          <table:table-cell table:style-name="ce12" office:value-type="string">
            <text:p>Units</text:p>
          </table:table-cell>
          <table:table-cell table:style-name="ce12" office:value-type="string">
            <text:p>Supplementary Data Set</text:p>
          </table:table-cell>
          <table:table-cell table:style-name="ce14" office:value-type="string">
            <text:p>Level</text:p>
          </table:table-cell>
          <table:table-cell table:style-name="ce16" table:number-matrix-columns-spanned="499" table:number-matrix-rows-spanned="1" table:formula="of:=TRANSPOSE([.A2:.A500])">
            <text:p/>
          </table:table-cell>
          <table:table-cell table:style-name="ce20" office:value-type="string" office:string-value="TraceMetals">
            <text:p>TraceMetals</text:p>
          </table:table-cell>
          <table:table-cell table:style-name="ce20" office:value-type="string" office:string-value="Electrolytes">
            <text:p>Electrolytes</text:p>
          </table:table-cell>
          <table:table-cell table:style-name="ce20" office:value-type="string" office:string-value="Sodium">
            <text:p>Sodium</text:p>
          </table:table-cell>
          <table:table-cell table:style-name="ce20" office:value-type="string" office:string-value="Potassium">
            <text:p>Potassium</text:p>
          </table:table-cell>
          <table:table-cell table:style-name="ce20" office:value-type="string" office:string-value="Chloride">
            <text:p>Chloride</text:p>
          </table:table-cell>
          <table:table-cell table:style-name="ce20" office:value-type="string" office:string-value="Urea">
            <text:p>Urea</text:p>
          </table:table-cell>
          <table:table-cell table:style-name="ce20" office:value-type="string" office:string-value="Creatinine">
            <text:p>Creatinine</text:p>
          </table:table-cell>
          <table:table-cell table:style-name="ce20" office:value-type="string" office:string-value="Pyruvate">
            <text:p>Pyruvate</text:p>
          </table:table-cell>
          <table:table-cell table:style-name="ce20" office:value-type="string" office:string-value="BoneChemistry">
            <text:p>BoneChemistry</text:p>
          </table:table-cell>
          <table:table-cell table:style-name="ce20" office:value-type="string" office:string-value="CTX">
            <text:p>CTX</text:p>
          </table:table-cell>
          <table:table-cell table:style-name="ce20" office:value-type="string" office:string-value="P1NP">
            <text:p>P1NP</text:p>
          </table:table-cell>
          <table:table-cell table:style-name="ce20" office:value-type="string" office:string-value="Calcium">
            <text:p>Calcium</text:p>
          </table:table-cell>
          <table:table-cell table:style-name="ce20" office:value-type="string" office:string-value="AlkalinePhosphatase">
            <text:p>AlkalinePhosphatase</text:p>
          </table:table-cell>
          <table:table-cell table:style-name="ce20" office:value-type="string" office:string-value="VitaminD">
            <text:p>VitaminD</text:p>
          </table:table-cell>
          <table:table-cell table:style-name="ce20" office:value-type="string" office:string-value="GFR">
            <text:p>GFR</text:p>
          </table:table-cell>
          <table:table-cell table:style-name="ce20" office:value-type="string" office:string-value="MDRD">
            <text:p>MDRD</text:p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  <table:table-cell table:style-name="ce20">
            <text:p/>
          </table:table-cell>
        </table:table-row>
        <table:table-row table:style-name="ro1">
          <table:table-cell office:value-type="string">
            <text:p>BloodTest</text:p>
          </table:table-cell>
          <table:table-cell office:value-type="string">
            <text:p>Blood Test</text:p>
          </table:table-cell>
          <table:table-cell table:content-validation-name="val5"/>
          <table:table-cell table:content-validation-name="val6"/>
          <table:table-cell table:formula="of:=IF( ISBLANK([.$A2]); &quot;&quot;; IF( COUNTBLANK([.$F2:.$SJ2]) = COLUMN([.$SJ2]) - COLUMN([.$F2]) +1; 0; IF(SUM([.$F2:.$SJ2])=0; 3;  IF( SUM(OFFSET([.$F$2:.$F$500];0;ROW()-2))=0;1;2) ) ) )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TraceMetals</text:p>
          </table:table-cell>
          <table:table-cell office:value-type="string">
            <text:p>Trace Metals</text:p>
          </table:table-cell>
          <table:table-cell table:content-validation-name="val5"/>
          <table:table-cell table:content-validation-name="val6"/>
          <table:table-cell table:formula="of:=IF( ISBLANK([.$A3]); &quot;&quot;; IF( COUNTBLANK([.$F3:.$SJ3]) = COLUMN([.$SJ3]) - COLUMN([.$F3]) +1; 0; IF(SUM([.$F3:.$SJ3])=0; 3;  IF( SUM(OFFSET([.$F$2:.$F$500];0;ROW()-2))=0;1;2) ) ) 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8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482"/>
        </table:table-row>
        <table:table-row table:style-name="ro1">
          <table:table-cell table:number-columns-repeated="2" office:value-type="string">
            <text:p>Electrolytes</text:p>
          </table:table-cell>
          <table:table-cell table:content-validation-name="val5"/>
          <table:table-cell table:content-validation-name="val6"/>
          <table:table-cell table:formula="of:=IF( ISBLANK([.$A4]); &quot;&quot;; IF( COUNTBLANK([.$F4:.$SJ4]) = COLUMN([.$SJ4]) - COLUMN([.$F4]) +1; 0; IF(SUM([.$F4:.$SJ4])=0; 3;  IF( SUM(OFFSET([.$F$2:.$F$500];0;ROW()-2))=0;1;2) ) ) 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Sodium</text:p>
          </table:table-cell>
          <table:table-cell office:value-type="string">
            <text:p>Sodium (Na)</text:p>
          </table:table-cell>
          <table:table-cell table:content-validation-name="val5" office:value-type="string">
            <text:p>Unit:millimolperL</text:p>
          </table:table-cell>
          <table:table-cell table:content-validation-name="val6" office:value-type="string">
            <text:p>Entry:SodiumSDS</text:p>
          </table:table-cell>
          <table:table-cell table:formula="of:=IF( ISBLANK([.$A5]); &quot;&quot;; IF( COUNTBLANK([.$F5:.$SJ5]) = COLUMN([.$SJ5]) - COLUMN([.$F5]) +1; 0; IF(SUM([.$F5:.$SJ5])=0; 3;  IF( SUM(OFFSET([.$F$2:.$F$500];0;ROW()-2))=0;1;2) ) ) )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3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Potassium</text:p>
          </table:table-cell>
          <table:table-cell office:value-type="string">
            <text:p>Potassium (K)</text:p>
          </table:table-cell>
          <table:table-cell table:content-validation-name="val5" office:value-type="string">
            <text:p>Unit:millimolperL</text:p>
          </table:table-cell>
          <table:table-cell table:content-validation-name="val6"/>
          <table:table-cell table:formula="of:=IF( ISBLANK([.$A6]); &quot;&quot;; IF( COUNTBLANK([.$F6:.$SJ6]) = COLUMN([.$SJ6]) - COLUMN([.$F6]) +1; 0; IF(SUM([.$F6:.$SJ6])=0; 3;  IF( SUM(OFFSET([.$F$2:.$F$500];0;ROW()-2))=0;1;2) ) ) )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2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Chloride</text:p>
          </table:table-cell>
          <table:table-cell office:value-type="string">
            <text:p>Chloride (Cl)</text:p>
          </table:table-cell>
          <table:table-cell table:content-validation-name="val5" office:value-type="string">
            <text:p>Unit:millimolperL</text:p>
          </table:table-cell>
          <table:table-cell table:content-validation-name="val6"/>
          <table:table-cell table:formula="of:=IF( ISBLANK([.$A7]); &quot;&quot;; IF( COUNTBLANK([.$F7:.$SJ7]) = COLUMN([.$SJ7]) - COLUMN([.$F7]) +1; 0; IF(SUM([.$F7:.$SJ7])=0; 3;  IF( SUM(OFFSET([.$F$2:.$F$500];0;ROW()-2))=0;1;2) ) ) )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1" office:value-type="float" office:value="0">
            <text:p>0</text:p>
          </table:table-cell>
          <table:table-cell table:number-columns-repeated="482"/>
        </table:table-row>
        <table:table-row table:style-name="ro1">
          <table:table-cell table:number-columns-repeated="2" office:value-type="string">
            <text:p>Urea</text:p>
          </table:table-cell>
          <table:table-cell table:content-validation-name="val5" office:value-type="string">
            <text:p>Unit:millimolperL</text:p>
          </table:table-cell>
          <table:table-cell table:content-validation-name="val6"/>
          <table:table-cell table:formula="of:=IF( ISBLANK([.$A8]); &quot;&quot;; IF( COUNTBLANK([.$F8:.$SJ8]) = COLUMN([.$SJ8]) - COLUMN([.$F8]) +1; 0; IF(SUM([.$F8:.$SJ8])=0; 3;  IF( SUM(OFFSET([.$F$2:.$F$500];0;ROW()-2))=0;1;2) ) ) )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0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Creatinine</text:p>
          </table:table-cell>
          <table:table-cell office:value-type="string">
            <text:p>Creatinine</text:p>
          </table:table-cell>
          <table:table-cell table:content-validation-name="val5" office:value-type="string">
            <text:p>Unit:micromolperL</text:p>
          </table:table-cell>
          <table:table-cell table:content-validation-name="val6" office:value-type="string">
            <text:p>Entry:CreatinineSDS</text:p>
          </table:table-cell>
          <table:table-cell table:formula="of:=IF( ISBLANK([.$A9]); &quot;&quot;; IF( COUNTBLANK([.$F9:.$SJ9]) = COLUMN([.$SJ9]) - COLUMN([.$F9]) +1; 0; IF(SUM([.$F9:.$SJ9])=0; 3;  IF( SUM(OFFSET([.$F$2:.$F$500];0;ROW()-2))=0;1;2) ) ) )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9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Pyruvate</text:p>
          </table:table-cell>
          <table:table-cell office:value-type="string">
            <text:p>Pyruvate</text:p>
          </table:table-cell>
          <table:table-cell table:content-validation-name="val5" office:value-type="string">
            <text:p>Unit:micromolperL</text:p>
          </table:table-cell>
          <table:table-cell table:content-validation-name="val6"/>
          <table:table-cell table:formula="of:=IF( ISBLANK([.$A10]); &quot;&quot;; IF( COUNTBLANK([.$F10:.$SJ10]) = COLUMN([.$SJ10]) - COLUMN([.$F10]) +1; 0; IF(SUM([.$F10:.$SJ10])=0; 3;  IF( SUM(OFFSET([.$F$2:.$F$500];0;ROW()-2))=0;1;2) ) ) )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BoneChemistry</text:p>
          </table:table-cell>
          <table:table-cell office:value-type="string">
            <text:p>Bone Chemistry</text:p>
          </table:table-cell>
          <table:table-cell table:content-validation-name="val5"/>
          <table:table-cell table:content-validation-name="val6"/>
          <table:table-cell table:formula="of:=IF( ISBLANK([.$A11]); &quot;&quot;; IF( COUNTBLANK([.$F11:.$SJ11]) = COLUMN([.$SJ11]) - COLUMN([.$F11]) +1; 0; IF(SUM([.$F11:.$SJ11])=0; 3;  IF( SUM(OFFSET([.$F$2:.$F$500];0;ROW()-2))=0;1;2) ) ) )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7" office:value-type="float" office:value="1">
            <text:p>1</text:p>
          </table:table-cell>
          <table:table-cell table:number-columns-repeated="482"/>
        </table:table-row>
        <table:table-row table:style-name="ro1">
          <table:table-cell table:number-columns-repeated="2" office:value-type="string">
            <text:p>CTX</text:p>
          </table:table-cell>
          <table:table-cell table:content-validation-name="val5"/>
          <table:table-cell table:content-validation-name="val6"/>
          <table:table-cell table:formula="of:=IF( ISBLANK([.$A12]); &quot;&quot;; IF( COUNTBLANK([.$F12:.$SJ12]) = COLUMN([.$SJ12]) - COLUMN([.$F12]) +1; 0; IF(SUM([.$F12:.$SJ12])=0; 3;  IF( SUM(OFFSET([.$F$2:.$F$500];0;ROW()-2))=0;1;2) ) ) )"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482"/>
        </table:table-row>
        <table:table-row table:style-name="ro1">
          <table:table-cell table:number-columns-repeated="2" office:value-type="string">
            <text:p>P1NP</text:p>
          </table:table-cell>
          <table:table-cell table:content-validation-name="val5"/>
          <table:table-cell table:content-validation-name="val6"/>
          <table:table-cell table:formula="of:=IF( ISBLANK([.$A13]); &quot;&quot;; IF( COUNTBLANK([.$F13:.$SJ13]) = COLUMN([.$SJ13]) - COLUMN([.$F13]) +1; 0; IF(SUM([.$F13:.$SJ13])=0; 3;  IF( SUM(OFFSET([.$F$2:.$F$500];0;ROW()-2))=0;1;2) ) ) )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482"/>
        </table:table-row>
        <table:table-row table:style-name="ro1">
          <table:table-cell table:number-columns-repeated="2" office:value-type="string">
            <text:p>Calcium</text:p>
          </table:table-cell>
          <table:table-cell table:content-validation-name="val5"/>
          <table:table-cell table:content-validation-name="val6"/>
          <table:table-cell table:formula="of:=IF( ISBLANK([.$A14]); &quot;&quot;; IF( COUNTBLANK([.$F14:.$SJ14]) = COLUMN([.$SJ14]) - COLUMN([.$F14]) +1; 0; IF(SUM([.$F14:.$SJ14])=0; 3;  IF( SUM(OFFSET([.$F$2:.$F$500];0;ROW()-2))=0;1;2) ) ) )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AlkalinePhosphatase</text:p>
          </table:table-cell>
          <table:table-cell office:value-type="string">
            <text:p>Alkaline Phosphatase</text:p>
          </table:table-cell>
          <table:table-cell table:content-validation-name="val5"/>
          <table:table-cell table:content-validation-name="val6"/>
          <table:table-cell table:formula="of:=IF( ISBLANK([.$A15]); &quot;&quot;; IF( COUNTBLANK([.$F15:.$SJ15]) = COLUMN([.$SJ15]) - COLUMN([.$F15]) +1; 0; IF(SUM([.$F15:.$SJ15])=0; 3;  IF( SUM(OFFSET([.$F$2:.$F$500];0;ROW()-2))=0;1;2) ) ) )"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482"/>
        </table:table-row>
        <table:table-row table:style-name="ro1">
          <table:table-cell office:value-type="string">
            <text:p>VitaminD</text:p>
          </table:table-cell>
          <table:table-cell office:value-type="string">
            <text:p>Vitamin D</text:p>
          </table:table-cell>
          <table:table-cell table:content-validation-name="val5"/>
          <table:table-cell table:content-validation-name="val6"/>
          <table:table-cell table:formula="of:=IF( ISBLANK([.$A16]); &quot;&quot;; IF( COUNTBLANK([.$F16:.$SJ16]) = COLUMN([.$SJ16]) - COLUMN([.$F16]) +1; 0; IF(SUM([.$F16:.$SJ16])=0; 3;  IF( SUM(OFFSET([.$F$2:.$F$500];0;ROW()-2))=0;1;2) ) ) )"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482"/>
        </table:table-row>
        <table:table-row table:style-name="ro1">
          <table:table-cell table:number-columns-repeated="2" office:value-type="string">
            <text:p>GFR</text:p>
          </table:table-cell>
          <table:table-cell table:content-validation-name="val5"/>
          <table:table-cell table:content-validation-name="val6"/>
          <table:table-cell table:formula="of:=IF( ISBLANK([.$A17]); &quot;&quot;; IF( COUNTBLANK([.$F17:.$SJ17]) = COLUMN([.$SJ17]) - COLUMN([.$F17]) +1; 0; IF(SUM([.$F17:.$SJ17])=0; 3;  IF( SUM(OFFSET([.$F$2:.$F$500];0;ROW()-2))=0;1;2) ) ) )"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table:style-name="ce18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82"/>
        </table:table-row>
        <table:table-row table:style-name="ro1">
          <table:table-cell table:number-columns-repeated="2" office:value-type="string">
            <text:p>MDRD</text:p>
          </table:table-cell>
          <table:table-cell table:content-validation-name="val5"/>
          <table:table-cell table:content-validation-name="val6"/>
          <table:table-cell table:formula="of:=IF( ISBLANK([.$A18]); &quot;&quot;; IF( COUNTBLANK([.$F18:.$SJ18]) = COLUMN([.$SJ18]) - COLUMN([.$F18]) +1; 0; IF(SUM([.$F18:.$SJ18])=0; 3;  IF( SUM(OFFSET([.$F$2:.$F$500];0;ROW()-2))=0;1;2) ) ) )"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482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]); &quot;&quot;; IF( COUNTBLANK([.$F19:.$SJ19]) = COLUMN([.$SJ19]) - COLUMN([.$F19]) +1; 0; IF(SUM([.$F19:.$SJ19])=0; 3;  IF( SUM(OFFSET([.$F$2:.$F$500];0;ROW()-2))=0;1;2) ) ) )">
            <text:p/>
          </table:table-cell>
          <table:table-cell table:number-columns-repeated="17"/>
          <table:table-cell table:style-name="ce18"/>
          <table:table-cell table:number-columns-repeated="481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]); &quot;&quot;; IF( COUNTBLANK([.$F20:.$SJ20]) = COLUMN([.$SJ20]) - COLUMN([.$F20]) +1; 0; IF(SUM([.$F20:.$SJ2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]); &quot;&quot;; IF( COUNTBLANK([.$F21:.$SJ21]) = COLUMN([.$SJ21]) - COLUMN([.$F21]) +1; 0; IF(SUM([.$F21:.$SJ2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]); &quot;&quot;; IF( COUNTBLANK([.$F22:.$SJ22]) = COLUMN([.$SJ22]) - COLUMN([.$F22]) +1; 0; IF(SUM([.$F22:.$SJ2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]); &quot;&quot;; IF( COUNTBLANK([.$F23:.$SJ23]) = COLUMN([.$SJ23]) - COLUMN([.$F23]) +1; 0; IF(SUM([.$F23:.$SJ2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]); &quot;&quot;; IF( COUNTBLANK([.$F24:.$SJ24]) = COLUMN([.$SJ24]) - COLUMN([.$F24]) +1; 0; IF(SUM([.$F24:.$SJ2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]); &quot;&quot;; IF( COUNTBLANK([.$F25:.$SJ25]) = COLUMN([.$SJ25]) - COLUMN([.$F25]) +1; 0; IF(SUM([.$F25:.$SJ2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]); &quot;&quot;; IF( COUNTBLANK([.$F26:.$SJ26]) = COLUMN([.$SJ26]) - COLUMN([.$F26]) +1; 0; IF(SUM([.$F26:.$SJ2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]); &quot;&quot;; IF( COUNTBLANK([.$F27:.$SJ27]) = COLUMN([.$SJ27]) - COLUMN([.$F27]) +1; 0; IF(SUM([.$F27:.$SJ2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]); &quot;&quot;; IF( COUNTBLANK([.$F28:.$SJ28]) = COLUMN([.$SJ28]) - COLUMN([.$F28]) +1; 0; IF(SUM([.$F28:.$SJ2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]); &quot;&quot;; IF( COUNTBLANK([.$F29:.$SJ29]) = COLUMN([.$SJ29]) - COLUMN([.$F29]) +1; 0; IF(SUM([.$F29:.$SJ2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]); &quot;&quot;; IF( COUNTBLANK([.$F30:.$SJ30]) = COLUMN([.$SJ30]) - COLUMN([.$F30]) +1; 0; IF(SUM([.$F30:.$SJ3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]); &quot;&quot;; IF( COUNTBLANK([.$F31:.$SJ31]) = COLUMN([.$SJ31]) - COLUMN([.$F31]) +1; 0; IF(SUM([.$F31:.$SJ3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]); &quot;&quot;; IF( COUNTBLANK([.$F32:.$SJ32]) = COLUMN([.$SJ32]) - COLUMN([.$F32]) +1; 0; IF(SUM([.$F32:.$SJ3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]); &quot;&quot;; IF( COUNTBLANK([.$F33:.$SJ33]) = COLUMN([.$SJ33]) - COLUMN([.$F33]) +1; 0; IF(SUM([.$F33:.$SJ3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]); &quot;&quot;; IF( COUNTBLANK([.$F34:.$SJ34]) = COLUMN([.$SJ34]) - COLUMN([.$F34]) +1; 0; IF(SUM([.$F34:.$SJ3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]); &quot;&quot;; IF( COUNTBLANK([.$F35:.$SJ35]) = COLUMN([.$SJ35]) - COLUMN([.$F35]) +1; 0; IF(SUM([.$F35:.$SJ3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]); &quot;&quot;; IF( COUNTBLANK([.$F36:.$SJ36]) = COLUMN([.$SJ36]) - COLUMN([.$F36]) +1; 0; IF(SUM([.$F36:.$SJ3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]); &quot;&quot;; IF( COUNTBLANK([.$F37:.$SJ37]) = COLUMN([.$SJ37]) - COLUMN([.$F37]) +1; 0; IF(SUM([.$F37:.$SJ3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]); &quot;&quot;; IF( COUNTBLANK([.$F38:.$SJ38]) = COLUMN([.$SJ38]) - COLUMN([.$F38]) +1; 0; IF(SUM([.$F38:.$SJ3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]); &quot;&quot;; IF( COUNTBLANK([.$F39:.$SJ39]) = COLUMN([.$SJ39]) - COLUMN([.$F39]) +1; 0; IF(SUM([.$F39:.$SJ3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]); &quot;&quot;; IF( COUNTBLANK([.$F40:.$SJ40]) = COLUMN([.$SJ40]) - COLUMN([.$F40]) +1; 0; IF(SUM([.$F40:.$SJ4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]); &quot;&quot;; IF( COUNTBLANK([.$F41:.$SJ41]) = COLUMN([.$SJ41]) - COLUMN([.$F41]) +1; 0; IF(SUM([.$F41:.$SJ4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]); &quot;&quot;; IF( COUNTBLANK([.$F42:.$SJ42]) = COLUMN([.$SJ42]) - COLUMN([.$F42]) +1; 0; IF(SUM([.$F42:.$SJ4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]); &quot;&quot;; IF( COUNTBLANK([.$F43:.$SJ43]) = COLUMN([.$SJ43]) - COLUMN([.$F43]) +1; 0; IF(SUM([.$F43:.$SJ4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]); &quot;&quot;; IF( COUNTBLANK([.$F44:.$SJ44]) = COLUMN([.$SJ44]) - COLUMN([.$F44]) +1; 0; IF(SUM([.$F44:.$SJ4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]); &quot;&quot;; IF( COUNTBLANK([.$F45:.$SJ45]) = COLUMN([.$SJ45]) - COLUMN([.$F45]) +1; 0; IF(SUM([.$F45:.$SJ4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]); &quot;&quot;; IF( COUNTBLANK([.$F46:.$SJ46]) = COLUMN([.$SJ46]) - COLUMN([.$F46]) +1; 0; IF(SUM([.$F46:.$SJ4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]); &quot;&quot;; IF( COUNTBLANK([.$F47:.$SJ47]) = COLUMN([.$SJ47]) - COLUMN([.$F47]) +1; 0; IF(SUM([.$F47:.$SJ4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]); &quot;&quot;; IF( COUNTBLANK([.$F48:.$SJ48]) = COLUMN([.$SJ48]) - COLUMN([.$F48]) +1; 0; IF(SUM([.$F48:.$SJ4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]); &quot;&quot;; IF( COUNTBLANK([.$F49:.$SJ49]) = COLUMN([.$SJ49]) - COLUMN([.$F49]) +1; 0; IF(SUM([.$F49:.$SJ4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0]); &quot;&quot;; IF( COUNTBLANK([.$F50:.$SJ50]) = COLUMN([.$SJ50]) - COLUMN([.$F50]) +1; 0; IF(SUM([.$F50:.$SJ5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1]); &quot;&quot;; IF( COUNTBLANK([.$F51:.$SJ51]) = COLUMN([.$SJ51]) - COLUMN([.$F51]) +1; 0; IF(SUM([.$F51:.$SJ5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2]); &quot;&quot;; IF( COUNTBLANK([.$F52:.$SJ52]) = COLUMN([.$SJ52]) - COLUMN([.$F52]) +1; 0; IF(SUM([.$F52:.$SJ5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3]); &quot;&quot;; IF( COUNTBLANK([.$F53:.$SJ53]) = COLUMN([.$SJ53]) - COLUMN([.$F53]) +1; 0; IF(SUM([.$F53:.$SJ5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4]); &quot;&quot;; IF( COUNTBLANK([.$F54:.$SJ54]) = COLUMN([.$SJ54]) - COLUMN([.$F54]) +1; 0; IF(SUM([.$F54:.$SJ5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5]); &quot;&quot;; IF( COUNTBLANK([.$F55:.$SJ55]) = COLUMN([.$SJ55]) - COLUMN([.$F55]) +1; 0; IF(SUM([.$F55:.$SJ5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6]); &quot;&quot;; IF( COUNTBLANK([.$F56:.$SJ56]) = COLUMN([.$SJ56]) - COLUMN([.$F56]) +1; 0; IF(SUM([.$F56:.$SJ5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7]); &quot;&quot;; IF( COUNTBLANK([.$F57:.$SJ57]) = COLUMN([.$SJ57]) - COLUMN([.$F57]) +1; 0; IF(SUM([.$F57:.$SJ5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8]); &quot;&quot;; IF( COUNTBLANK([.$F58:.$SJ58]) = COLUMN([.$SJ58]) - COLUMN([.$F58]) +1; 0; IF(SUM([.$F58:.$SJ5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9]); &quot;&quot;; IF( COUNTBLANK([.$F59:.$SJ59]) = COLUMN([.$SJ59]) - COLUMN([.$F59]) +1; 0; IF(SUM([.$F59:.$SJ5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0]); &quot;&quot;; IF( COUNTBLANK([.$F60:.$SJ60]) = COLUMN([.$SJ60]) - COLUMN([.$F60]) +1; 0; IF(SUM([.$F60:.$SJ6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1]); &quot;&quot;; IF( COUNTBLANK([.$F61:.$SJ61]) = COLUMN([.$SJ61]) - COLUMN([.$F61]) +1; 0; IF(SUM([.$F61:.$SJ6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2]); &quot;&quot;; IF( COUNTBLANK([.$F62:.$SJ62]) = COLUMN([.$SJ62]) - COLUMN([.$F62]) +1; 0; IF(SUM([.$F62:.$SJ6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3]); &quot;&quot;; IF( COUNTBLANK([.$F63:.$SJ63]) = COLUMN([.$SJ63]) - COLUMN([.$F63]) +1; 0; IF(SUM([.$F63:.$SJ6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4]); &quot;&quot;; IF( COUNTBLANK([.$F64:.$SJ64]) = COLUMN([.$SJ64]) - COLUMN([.$F64]) +1; 0; IF(SUM([.$F64:.$SJ6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5]); &quot;&quot;; IF( COUNTBLANK([.$F65:.$SJ65]) = COLUMN([.$SJ65]) - COLUMN([.$F65]) +1; 0; IF(SUM([.$F65:.$SJ6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6]); &quot;&quot;; IF( COUNTBLANK([.$F66:.$SJ66]) = COLUMN([.$SJ66]) - COLUMN([.$F66]) +1; 0; IF(SUM([.$F66:.$SJ6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7]); &quot;&quot;; IF( COUNTBLANK([.$F67:.$SJ67]) = COLUMN([.$SJ67]) - COLUMN([.$F67]) +1; 0; IF(SUM([.$F67:.$SJ6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8]); &quot;&quot;; IF( COUNTBLANK([.$F68:.$SJ68]) = COLUMN([.$SJ68]) - COLUMN([.$F68]) +1; 0; IF(SUM([.$F68:.$SJ6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69]); &quot;&quot;; IF( COUNTBLANK([.$F69:.$SJ69]) = COLUMN([.$SJ69]) - COLUMN([.$F69]) +1; 0; IF(SUM([.$F69:.$SJ6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0]); &quot;&quot;; IF( COUNTBLANK([.$F70:.$SJ70]) = COLUMN([.$SJ70]) - COLUMN([.$F70]) +1; 0; IF(SUM([.$F70:.$SJ7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1]); &quot;&quot;; IF( COUNTBLANK([.$F71:.$SJ71]) = COLUMN([.$SJ71]) - COLUMN([.$F71]) +1; 0; IF(SUM([.$F71:.$SJ7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2]); &quot;&quot;; IF( COUNTBLANK([.$F72:.$SJ72]) = COLUMN([.$SJ72]) - COLUMN([.$F72]) +1; 0; IF(SUM([.$F72:.$SJ7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3]); &quot;&quot;; IF( COUNTBLANK([.$F73:.$SJ73]) = COLUMN([.$SJ73]) - COLUMN([.$F73]) +1; 0; IF(SUM([.$F73:.$SJ7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4]); &quot;&quot;; IF( COUNTBLANK([.$F74:.$SJ74]) = COLUMN([.$SJ74]) - COLUMN([.$F74]) +1; 0; IF(SUM([.$F74:.$SJ7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5]); &quot;&quot;; IF( COUNTBLANK([.$F75:.$SJ75]) = COLUMN([.$SJ75]) - COLUMN([.$F75]) +1; 0; IF(SUM([.$F75:.$SJ7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6]); &quot;&quot;; IF( COUNTBLANK([.$F76:.$SJ76]) = COLUMN([.$SJ76]) - COLUMN([.$F76]) +1; 0; IF(SUM([.$F76:.$SJ7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7]); &quot;&quot;; IF( COUNTBLANK([.$F77:.$SJ77]) = COLUMN([.$SJ77]) - COLUMN([.$F77]) +1; 0; IF(SUM([.$F77:.$SJ7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8]); &quot;&quot;; IF( COUNTBLANK([.$F78:.$SJ78]) = COLUMN([.$SJ78]) - COLUMN([.$F78]) +1; 0; IF(SUM([.$F78:.$SJ7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79]); &quot;&quot;; IF( COUNTBLANK([.$F79:.$SJ79]) = COLUMN([.$SJ79]) - COLUMN([.$F79]) +1; 0; IF(SUM([.$F79:.$SJ7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0]); &quot;&quot;; IF( COUNTBLANK([.$F80:.$SJ80]) = COLUMN([.$SJ80]) - COLUMN([.$F80]) +1; 0; IF(SUM([.$F80:.$SJ8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1]); &quot;&quot;; IF( COUNTBLANK([.$F81:.$SJ81]) = COLUMN([.$SJ81]) - COLUMN([.$F81]) +1; 0; IF(SUM([.$F81:.$SJ8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2]); &quot;&quot;; IF( COUNTBLANK([.$F82:.$SJ82]) = COLUMN([.$SJ82]) - COLUMN([.$F82]) +1; 0; IF(SUM([.$F82:.$SJ8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3]); &quot;&quot;; IF( COUNTBLANK([.$F83:.$SJ83]) = COLUMN([.$SJ83]) - COLUMN([.$F83]) +1; 0; IF(SUM([.$F83:.$SJ8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4]); &quot;&quot;; IF( COUNTBLANK([.$F84:.$SJ84]) = COLUMN([.$SJ84]) - COLUMN([.$F84]) +1; 0; IF(SUM([.$F84:.$SJ8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5]); &quot;&quot;; IF( COUNTBLANK([.$F85:.$SJ85]) = COLUMN([.$SJ85]) - COLUMN([.$F85]) +1; 0; IF(SUM([.$F85:.$SJ8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6]); &quot;&quot;; IF( COUNTBLANK([.$F86:.$SJ86]) = COLUMN([.$SJ86]) - COLUMN([.$F86]) +1; 0; IF(SUM([.$F86:.$SJ8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7]); &quot;&quot;; IF( COUNTBLANK([.$F87:.$SJ87]) = COLUMN([.$SJ87]) - COLUMN([.$F87]) +1; 0; IF(SUM([.$F87:.$SJ8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8]); &quot;&quot;; IF( COUNTBLANK([.$F88:.$SJ88]) = COLUMN([.$SJ88]) - COLUMN([.$F88]) +1; 0; IF(SUM([.$F88:.$SJ8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89]); &quot;&quot;; IF( COUNTBLANK([.$F89:.$SJ89]) = COLUMN([.$SJ89]) - COLUMN([.$F89]) +1; 0; IF(SUM([.$F89:.$SJ8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0]); &quot;&quot;; IF( COUNTBLANK([.$F90:.$SJ90]) = COLUMN([.$SJ90]) - COLUMN([.$F90]) +1; 0; IF(SUM([.$F90:.$SJ9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1]); &quot;&quot;; IF( COUNTBLANK([.$F91:.$SJ91]) = COLUMN([.$SJ91]) - COLUMN([.$F91]) +1; 0; IF(SUM([.$F91:.$SJ9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2]); &quot;&quot;; IF( COUNTBLANK([.$F92:.$SJ92]) = COLUMN([.$SJ92]) - COLUMN([.$F92]) +1; 0; IF(SUM([.$F92:.$SJ9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3]); &quot;&quot;; IF( COUNTBLANK([.$F93:.$SJ93]) = COLUMN([.$SJ93]) - COLUMN([.$F93]) +1; 0; IF(SUM([.$F93:.$SJ9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4]); &quot;&quot;; IF( COUNTBLANK([.$F94:.$SJ94]) = COLUMN([.$SJ94]) - COLUMN([.$F94]) +1; 0; IF(SUM([.$F94:.$SJ9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5]); &quot;&quot;; IF( COUNTBLANK([.$F95:.$SJ95]) = COLUMN([.$SJ95]) - COLUMN([.$F95]) +1; 0; IF(SUM([.$F95:.$SJ9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6]); &quot;&quot;; IF( COUNTBLANK([.$F96:.$SJ96]) = COLUMN([.$SJ96]) - COLUMN([.$F96]) +1; 0; IF(SUM([.$F96:.$SJ9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7]); &quot;&quot;; IF( COUNTBLANK([.$F97:.$SJ97]) = COLUMN([.$SJ97]) - COLUMN([.$F97]) +1; 0; IF(SUM([.$F97:.$SJ9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8]); &quot;&quot;; IF( COUNTBLANK([.$F98:.$SJ98]) = COLUMN([.$SJ98]) - COLUMN([.$F98]) +1; 0; IF(SUM([.$F98:.$SJ9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99]); &quot;&quot;; IF( COUNTBLANK([.$F99:.$SJ99]) = COLUMN([.$SJ99]) - COLUMN([.$F99]) +1; 0; IF(SUM([.$F99:.$SJ9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0]); &quot;&quot;; IF( COUNTBLANK([.$F100:.$SJ100]) = COLUMN([.$SJ100]) - COLUMN([.$F100]) +1; 0; IF(SUM([.$F100:.$SJ10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1]); &quot;&quot;; IF( COUNTBLANK([.$F101:.$SJ101]) = COLUMN([.$SJ101]) - COLUMN([.$F101]) +1; 0; IF(SUM([.$F101:.$SJ10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2]); &quot;&quot;; IF( COUNTBLANK([.$F102:.$SJ102]) = COLUMN([.$SJ102]) - COLUMN([.$F102]) +1; 0; IF(SUM([.$F102:.$SJ10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3]); &quot;&quot;; IF( COUNTBLANK([.$F103:.$SJ103]) = COLUMN([.$SJ103]) - COLUMN([.$F103]) +1; 0; IF(SUM([.$F103:.$SJ10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4]); &quot;&quot;; IF( COUNTBLANK([.$F104:.$SJ104]) = COLUMN([.$SJ104]) - COLUMN([.$F104]) +1; 0; IF(SUM([.$F104:.$SJ10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5]); &quot;&quot;; IF( COUNTBLANK([.$F105:.$SJ105]) = COLUMN([.$SJ105]) - COLUMN([.$F105]) +1; 0; IF(SUM([.$F105:.$SJ10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6]); &quot;&quot;; IF( COUNTBLANK([.$F106:.$SJ106]) = COLUMN([.$SJ106]) - COLUMN([.$F106]) +1; 0; IF(SUM([.$F106:.$SJ10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7]); &quot;&quot;; IF( COUNTBLANK([.$F107:.$SJ107]) = COLUMN([.$SJ107]) - COLUMN([.$F107]) +1; 0; IF(SUM([.$F107:.$SJ10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8]); &quot;&quot;; IF( COUNTBLANK([.$F108:.$SJ108]) = COLUMN([.$SJ108]) - COLUMN([.$F108]) +1; 0; IF(SUM([.$F108:.$SJ10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09]); &quot;&quot;; IF( COUNTBLANK([.$F109:.$SJ109]) = COLUMN([.$SJ109]) - COLUMN([.$F109]) +1; 0; IF(SUM([.$F109:.$SJ10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0]); &quot;&quot;; IF( COUNTBLANK([.$F110:.$SJ110]) = COLUMN([.$SJ110]) - COLUMN([.$F110]) +1; 0; IF(SUM([.$F110:.$SJ11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1]); &quot;&quot;; IF( COUNTBLANK([.$F111:.$SJ111]) = COLUMN([.$SJ111]) - COLUMN([.$F111]) +1; 0; IF(SUM([.$F111:.$SJ11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2]); &quot;&quot;; IF( COUNTBLANK([.$F112:.$SJ112]) = COLUMN([.$SJ112]) - COLUMN([.$F112]) +1; 0; IF(SUM([.$F112:.$SJ11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3]); &quot;&quot;; IF( COUNTBLANK([.$F113:.$SJ113]) = COLUMN([.$SJ113]) - COLUMN([.$F113]) +1; 0; IF(SUM([.$F113:.$SJ11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4]); &quot;&quot;; IF( COUNTBLANK([.$F114:.$SJ114]) = COLUMN([.$SJ114]) - COLUMN([.$F114]) +1; 0; IF(SUM([.$F114:.$SJ11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5]); &quot;&quot;; IF( COUNTBLANK([.$F115:.$SJ115]) = COLUMN([.$SJ115]) - COLUMN([.$F115]) +1; 0; IF(SUM([.$F115:.$SJ11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6]); &quot;&quot;; IF( COUNTBLANK([.$F116:.$SJ116]) = COLUMN([.$SJ116]) - COLUMN([.$F116]) +1; 0; IF(SUM([.$F116:.$SJ11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7]); &quot;&quot;; IF( COUNTBLANK([.$F117:.$SJ117]) = COLUMN([.$SJ117]) - COLUMN([.$F117]) +1; 0; IF(SUM([.$F117:.$SJ11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8]); &quot;&quot;; IF( COUNTBLANK([.$F118:.$SJ118]) = COLUMN([.$SJ118]) - COLUMN([.$F118]) +1; 0; IF(SUM([.$F118:.$SJ11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19]); &quot;&quot;; IF( COUNTBLANK([.$F119:.$SJ119]) = COLUMN([.$SJ119]) - COLUMN([.$F119]) +1; 0; IF(SUM([.$F119:.$SJ11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0]); &quot;&quot;; IF( COUNTBLANK([.$F120:.$SJ120]) = COLUMN([.$SJ120]) - COLUMN([.$F120]) +1; 0; IF(SUM([.$F120:.$SJ12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1]); &quot;&quot;; IF( COUNTBLANK([.$F121:.$SJ121]) = COLUMN([.$SJ121]) - COLUMN([.$F121]) +1; 0; IF(SUM([.$F121:.$SJ12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2]); &quot;&quot;; IF( COUNTBLANK([.$F122:.$SJ122]) = COLUMN([.$SJ122]) - COLUMN([.$F122]) +1; 0; IF(SUM([.$F122:.$SJ12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3]); &quot;&quot;; IF( COUNTBLANK([.$F123:.$SJ123]) = COLUMN([.$SJ123]) - COLUMN([.$F123]) +1; 0; IF(SUM([.$F123:.$SJ12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4]); &quot;&quot;; IF( COUNTBLANK([.$F124:.$SJ124]) = COLUMN([.$SJ124]) - COLUMN([.$F124]) +1; 0; IF(SUM([.$F124:.$SJ12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5]); &quot;&quot;; IF( COUNTBLANK([.$F125:.$SJ125]) = COLUMN([.$SJ125]) - COLUMN([.$F125]) +1; 0; IF(SUM([.$F125:.$SJ12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6]); &quot;&quot;; IF( COUNTBLANK([.$F126:.$SJ126]) = COLUMN([.$SJ126]) - COLUMN([.$F126]) +1; 0; IF(SUM([.$F126:.$SJ12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7]); &quot;&quot;; IF( COUNTBLANK([.$F127:.$SJ127]) = COLUMN([.$SJ127]) - COLUMN([.$F127]) +1; 0; IF(SUM([.$F127:.$SJ12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8]); &quot;&quot;; IF( COUNTBLANK([.$F128:.$SJ128]) = COLUMN([.$SJ128]) - COLUMN([.$F128]) +1; 0; IF(SUM([.$F128:.$SJ12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29]); &quot;&quot;; IF( COUNTBLANK([.$F129:.$SJ129]) = COLUMN([.$SJ129]) - COLUMN([.$F129]) +1; 0; IF(SUM([.$F129:.$SJ12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0]); &quot;&quot;; IF( COUNTBLANK([.$F130:.$SJ130]) = COLUMN([.$SJ130]) - COLUMN([.$F130]) +1; 0; IF(SUM([.$F130:.$SJ13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1]); &quot;&quot;; IF( COUNTBLANK([.$F131:.$SJ131]) = COLUMN([.$SJ131]) - COLUMN([.$F131]) +1; 0; IF(SUM([.$F131:.$SJ13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2]); &quot;&quot;; IF( COUNTBLANK([.$F132:.$SJ132]) = COLUMN([.$SJ132]) - COLUMN([.$F132]) +1; 0; IF(SUM([.$F132:.$SJ13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3]); &quot;&quot;; IF( COUNTBLANK([.$F133:.$SJ133]) = COLUMN([.$SJ133]) - COLUMN([.$F133]) +1; 0; IF(SUM([.$F133:.$SJ13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4]); &quot;&quot;; IF( COUNTBLANK([.$F134:.$SJ134]) = COLUMN([.$SJ134]) - COLUMN([.$F134]) +1; 0; IF(SUM([.$F134:.$SJ13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5]); &quot;&quot;; IF( COUNTBLANK([.$F135:.$SJ135]) = COLUMN([.$SJ135]) - COLUMN([.$F135]) +1; 0; IF(SUM([.$F135:.$SJ13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6]); &quot;&quot;; IF( COUNTBLANK([.$F136:.$SJ136]) = COLUMN([.$SJ136]) - COLUMN([.$F136]) +1; 0; IF(SUM([.$F136:.$SJ13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7]); &quot;&quot;; IF( COUNTBLANK([.$F137:.$SJ137]) = COLUMN([.$SJ137]) - COLUMN([.$F137]) +1; 0; IF(SUM([.$F137:.$SJ13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8]); &quot;&quot;; IF( COUNTBLANK([.$F138:.$SJ138]) = COLUMN([.$SJ138]) - COLUMN([.$F138]) +1; 0; IF(SUM([.$F138:.$SJ13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39]); &quot;&quot;; IF( COUNTBLANK([.$F139:.$SJ139]) = COLUMN([.$SJ139]) - COLUMN([.$F139]) +1; 0; IF(SUM([.$F139:.$SJ13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0]); &quot;&quot;; IF( COUNTBLANK([.$F140:.$SJ140]) = COLUMN([.$SJ140]) - COLUMN([.$F140]) +1; 0; IF(SUM([.$F140:.$SJ14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1]); &quot;&quot;; IF( COUNTBLANK([.$F141:.$SJ141]) = COLUMN([.$SJ141]) - COLUMN([.$F141]) +1; 0; IF(SUM([.$F141:.$SJ14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2]); &quot;&quot;; IF( COUNTBLANK([.$F142:.$SJ142]) = COLUMN([.$SJ142]) - COLUMN([.$F142]) +1; 0; IF(SUM([.$F142:.$SJ14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3]); &quot;&quot;; IF( COUNTBLANK([.$F143:.$SJ143]) = COLUMN([.$SJ143]) - COLUMN([.$F143]) +1; 0; IF(SUM([.$F143:.$SJ14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4]); &quot;&quot;; IF( COUNTBLANK([.$F144:.$SJ144]) = COLUMN([.$SJ144]) - COLUMN([.$F144]) +1; 0; IF(SUM([.$F144:.$SJ14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5]); &quot;&quot;; IF( COUNTBLANK([.$F145:.$SJ145]) = COLUMN([.$SJ145]) - COLUMN([.$F145]) +1; 0; IF(SUM([.$F145:.$SJ14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6]); &quot;&quot;; IF( COUNTBLANK([.$F146:.$SJ146]) = COLUMN([.$SJ146]) - COLUMN([.$F146]) +1; 0; IF(SUM([.$F146:.$SJ14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7]); &quot;&quot;; IF( COUNTBLANK([.$F147:.$SJ147]) = COLUMN([.$SJ147]) - COLUMN([.$F147]) +1; 0; IF(SUM([.$F147:.$SJ14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8]); &quot;&quot;; IF( COUNTBLANK([.$F148:.$SJ148]) = COLUMN([.$SJ148]) - COLUMN([.$F148]) +1; 0; IF(SUM([.$F148:.$SJ14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49]); &quot;&quot;; IF( COUNTBLANK([.$F149:.$SJ149]) = COLUMN([.$SJ149]) - COLUMN([.$F149]) +1; 0; IF(SUM([.$F149:.$SJ14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0]); &quot;&quot;; IF( COUNTBLANK([.$F150:.$SJ150]) = COLUMN([.$SJ150]) - COLUMN([.$F150]) +1; 0; IF(SUM([.$F150:.$SJ15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1]); &quot;&quot;; IF( COUNTBLANK([.$F151:.$SJ151]) = COLUMN([.$SJ151]) - COLUMN([.$F151]) +1; 0; IF(SUM([.$F151:.$SJ15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2]); &quot;&quot;; IF( COUNTBLANK([.$F152:.$SJ152]) = COLUMN([.$SJ152]) - COLUMN([.$F152]) +1; 0; IF(SUM([.$F152:.$SJ15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3]); &quot;&quot;; IF( COUNTBLANK([.$F153:.$SJ153]) = COLUMN([.$SJ153]) - COLUMN([.$F153]) +1; 0; IF(SUM([.$F153:.$SJ15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4]); &quot;&quot;; IF( COUNTBLANK([.$F154:.$SJ154]) = COLUMN([.$SJ154]) - COLUMN([.$F154]) +1; 0; IF(SUM([.$F154:.$SJ15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5]); &quot;&quot;; IF( COUNTBLANK([.$F155:.$SJ155]) = COLUMN([.$SJ155]) - COLUMN([.$F155]) +1; 0; IF(SUM([.$F155:.$SJ15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6]); &quot;&quot;; IF( COUNTBLANK([.$F156:.$SJ156]) = COLUMN([.$SJ156]) - COLUMN([.$F156]) +1; 0; IF(SUM([.$F156:.$SJ15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7]); &quot;&quot;; IF( COUNTBLANK([.$F157:.$SJ157]) = COLUMN([.$SJ157]) - COLUMN([.$F157]) +1; 0; IF(SUM([.$F157:.$SJ15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8]); &quot;&quot;; IF( COUNTBLANK([.$F158:.$SJ158]) = COLUMN([.$SJ158]) - COLUMN([.$F158]) +1; 0; IF(SUM([.$F158:.$SJ15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59]); &quot;&quot;; IF( COUNTBLANK([.$F159:.$SJ159]) = COLUMN([.$SJ159]) - COLUMN([.$F159]) +1; 0; IF(SUM([.$F159:.$SJ15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0]); &quot;&quot;; IF( COUNTBLANK([.$F160:.$SJ160]) = COLUMN([.$SJ160]) - COLUMN([.$F160]) +1; 0; IF(SUM([.$F160:.$SJ16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1]); &quot;&quot;; IF( COUNTBLANK([.$F161:.$SJ161]) = COLUMN([.$SJ161]) - COLUMN([.$F161]) +1; 0; IF(SUM([.$F161:.$SJ16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2]); &quot;&quot;; IF( COUNTBLANK([.$F162:.$SJ162]) = COLUMN([.$SJ162]) - COLUMN([.$F162]) +1; 0; IF(SUM([.$F162:.$SJ16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3]); &quot;&quot;; IF( COUNTBLANK([.$F163:.$SJ163]) = COLUMN([.$SJ163]) - COLUMN([.$F163]) +1; 0; IF(SUM([.$F163:.$SJ16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4]); &quot;&quot;; IF( COUNTBLANK([.$F164:.$SJ164]) = COLUMN([.$SJ164]) - COLUMN([.$F164]) +1; 0; IF(SUM([.$F164:.$SJ16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5]); &quot;&quot;; IF( COUNTBLANK([.$F165:.$SJ165]) = COLUMN([.$SJ165]) - COLUMN([.$F165]) +1; 0; IF(SUM([.$F165:.$SJ16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6]); &quot;&quot;; IF( COUNTBLANK([.$F166:.$SJ166]) = COLUMN([.$SJ166]) - COLUMN([.$F166]) +1; 0; IF(SUM([.$F166:.$SJ16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7]); &quot;&quot;; IF( COUNTBLANK([.$F167:.$SJ167]) = COLUMN([.$SJ167]) - COLUMN([.$F167]) +1; 0; IF(SUM([.$F167:.$SJ16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8]); &quot;&quot;; IF( COUNTBLANK([.$F168:.$SJ168]) = COLUMN([.$SJ168]) - COLUMN([.$F168]) +1; 0; IF(SUM([.$F168:.$SJ16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69]); &quot;&quot;; IF( COUNTBLANK([.$F169:.$SJ169]) = COLUMN([.$SJ169]) - COLUMN([.$F169]) +1; 0; IF(SUM([.$F169:.$SJ16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0]); &quot;&quot;; IF( COUNTBLANK([.$F170:.$SJ170]) = COLUMN([.$SJ170]) - COLUMN([.$F170]) +1; 0; IF(SUM([.$F170:.$SJ17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1]); &quot;&quot;; IF( COUNTBLANK([.$F171:.$SJ171]) = COLUMN([.$SJ171]) - COLUMN([.$F171]) +1; 0; IF(SUM([.$F171:.$SJ17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2]); &quot;&quot;; IF( COUNTBLANK([.$F172:.$SJ172]) = COLUMN([.$SJ172]) - COLUMN([.$F172]) +1; 0; IF(SUM([.$F172:.$SJ17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3]); &quot;&quot;; IF( COUNTBLANK([.$F173:.$SJ173]) = COLUMN([.$SJ173]) - COLUMN([.$F173]) +1; 0; IF(SUM([.$F173:.$SJ17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4]); &quot;&quot;; IF( COUNTBLANK([.$F174:.$SJ174]) = COLUMN([.$SJ174]) - COLUMN([.$F174]) +1; 0; IF(SUM([.$F174:.$SJ17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5]); &quot;&quot;; IF( COUNTBLANK([.$F175:.$SJ175]) = COLUMN([.$SJ175]) - COLUMN([.$F175]) +1; 0; IF(SUM([.$F175:.$SJ17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6]); &quot;&quot;; IF( COUNTBLANK([.$F176:.$SJ176]) = COLUMN([.$SJ176]) - COLUMN([.$F176]) +1; 0; IF(SUM([.$F176:.$SJ17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7]); &quot;&quot;; IF( COUNTBLANK([.$F177:.$SJ177]) = COLUMN([.$SJ177]) - COLUMN([.$F177]) +1; 0; IF(SUM([.$F177:.$SJ17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8]); &quot;&quot;; IF( COUNTBLANK([.$F178:.$SJ178]) = COLUMN([.$SJ178]) - COLUMN([.$F178]) +1; 0; IF(SUM([.$F178:.$SJ17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79]); &quot;&quot;; IF( COUNTBLANK([.$F179:.$SJ179]) = COLUMN([.$SJ179]) - COLUMN([.$F179]) +1; 0; IF(SUM([.$F179:.$SJ17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0]); &quot;&quot;; IF( COUNTBLANK([.$F180:.$SJ180]) = COLUMN([.$SJ180]) - COLUMN([.$F180]) +1; 0; IF(SUM([.$F180:.$SJ18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1]); &quot;&quot;; IF( COUNTBLANK([.$F181:.$SJ181]) = COLUMN([.$SJ181]) - COLUMN([.$F181]) +1; 0; IF(SUM([.$F181:.$SJ18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2]); &quot;&quot;; IF( COUNTBLANK([.$F182:.$SJ182]) = COLUMN([.$SJ182]) - COLUMN([.$F182]) +1; 0; IF(SUM([.$F182:.$SJ18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3]); &quot;&quot;; IF( COUNTBLANK([.$F183:.$SJ183]) = COLUMN([.$SJ183]) - COLUMN([.$F183]) +1; 0; IF(SUM([.$F183:.$SJ18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4]); &quot;&quot;; IF( COUNTBLANK([.$F184:.$SJ184]) = COLUMN([.$SJ184]) - COLUMN([.$F184]) +1; 0; IF(SUM([.$F184:.$SJ18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5]); &quot;&quot;; IF( COUNTBLANK([.$F185:.$SJ185]) = COLUMN([.$SJ185]) - COLUMN([.$F185]) +1; 0; IF(SUM([.$F185:.$SJ18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6]); &quot;&quot;; IF( COUNTBLANK([.$F186:.$SJ186]) = COLUMN([.$SJ186]) - COLUMN([.$F186]) +1; 0; IF(SUM([.$F186:.$SJ18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7]); &quot;&quot;; IF( COUNTBLANK([.$F187:.$SJ187]) = COLUMN([.$SJ187]) - COLUMN([.$F187]) +1; 0; IF(SUM([.$F187:.$SJ18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8]); &quot;&quot;; IF( COUNTBLANK([.$F188:.$SJ188]) = COLUMN([.$SJ188]) - COLUMN([.$F188]) +1; 0; IF(SUM([.$F188:.$SJ18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89]); &quot;&quot;; IF( COUNTBLANK([.$F189:.$SJ189]) = COLUMN([.$SJ189]) - COLUMN([.$F189]) +1; 0; IF(SUM([.$F189:.$SJ18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0]); &quot;&quot;; IF( COUNTBLANK([.$F190:.$SJ190]) = COLUMN([.$SJ190]) - COLUMN([.$F190]) +1; 0; IF(SUM([.$F190:.$SJ19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1]); &quot;&quot;; IF( COUNTBLANK([.$F191:.$SJ191]) = COLUMN([.$SJ191]) - COLUMN([.$F191]) +1; 0; IF(SUM([.$F191:.$SJ19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2]); &quot;&quot;; IF( COUNTBLANK([.$F192:.$SJ192]) = COLUMN([.$SJ192]) - COLUMN([.$F192]) +1; 0; IF(SUM([.$F192:.$SJ19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3]); &quot;&quot;; IF( COUNTBLANK([.$F193:.$SJ193]) = COLUMN([.$SJ193]) - COLUMN([.$F193]) +1; 0; IF(SUM([.$F193:.$SJ19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4]); &quot;&quot;; IF( COUNTBLANK([.$F194:.$SJ194]) = COLUMN([.$SJ194]) - COLUMN([.$F194]) +1; 0; IF(SUM([.$F194:.$SJ19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5]); &quot;&quot;; IF( COUNTBLANK([.$F195:.$SJ195]) = COLUMN([.$SJ195]) - COLUMN([.$F195]) +1; 0; IF(SUM([.$F195:.$SJ19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6]); &quot;&quot;; IF( COUNTBLANK([.$F196:.$SJ196]) = COLUMN([.$SJ196]) - COLUMN([.$F196]) +1; 0; IF(SUM([.$F196:.$SJ19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7]); &quot;&quot;; IF( COUNTBLANK([.$F197:.$SJ197]) = COLUMN([.$SJ197]) - COLUMN([.$F197]) +1; 0; IF(SUM([.$F197:.$SJ19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8]); &quot;&quot;; IF( COUNTBLANK([.$F198:.$SJ198]) = COLUMN([.$SJ198]) - COLUMN([.$F198]) +1; 0; IF(SUM([.$F198:.$SJ19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199]); &quot;&quot;; IF( COUNTBLANK([.$F199:.$SJ199]) = COLUMN([.$SJ199]) - COLUMN([.$F199]) +1; 0; IF(SUM([.$F199:.$SJ19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0]); &quot;&quot;; IF( COUNTBLANK([.$F200:.$SJ200]) = COLUMN([.$SJ200]) - COLUMN([.$F200]) +1; 0; IF(SUM([.$F200:.$SJ20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1]); &quot;&quot;; IF( COUNTBLANK([.$F201:.$SJ201]) = COLUMN([.$SJ201]) - COLUMN([.$F201]) +1; 0; IF(SUM([.$F201:.$SJ20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2]); &quot;&quot;; IF( COUNTBLANK([.$F202:.$SJ202]) = COLUMN([.$SJ202]) - COLUMN([.$F202]) +1; 0; IF(SUM([.$F202:.$SJ20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3]); &quot;&quot;; IF( COUNTBLANK([.$F203:.$SJ203]) = COLUMN([.$SJ203]) - COLUMN([.$F203]) +1; 0; IF(SUM([.$F203:.$SJ20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4]); &quot;&quot;; IF( COUNTBLANK([.$F204:.$SJ204]) = COLUMN([.$SJ204]) - COLUMN([.$F204]) +1; 0; IF(SUM([.$F204:.$SJ20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5]); &quot;&quot;; IF( COUNTBLANK([.$F205:.$SJ205]) = COLUMN([.$SJ205]) - COLUMN([.$F205]) +1; 0; IF(SUM([.$F205:.$SJ20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6]); &quot;&quot;; IF( COUNTBLANK([.$F206:.$SJ206]) = COLUMN([.$SJ206]) - COLUMN([.$F206]) +1; 0; IF(SUM([.$F206:.$SJ20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7]); &quot;&quot;; IF( COUNTBLANK([.$F207:.$SJ207]) = COLUMN([.$SJ207]) - COLUMN([.$F207]) +1; 0; IF(SUM([.$F207:.$SJ20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8]); &quot;&quot;; IF( COUNTBLANK([.$F208:.$SJ208]) = COLUMN([.$SJ208]) - COLUMN([.$F208]) +1; 0; IF(SUM([.$F208:.$SJ20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09]); &quot;&quot;; IF( COUNTBLANK([.$F209:.$SJ209]) = COLUMN([.$SJ209]) - COLUMN([.$F209]) +1; 0; IF(SUM([.$F209:.$SJ20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0]); &quot;&quot;; IF( COUNTBLANK([.$F210:.$SJ210]) = COLUMN([.$SJ210]) - COLUMN([.$F210]) +1; 0; IF(SUM([.$F210:.$SJ21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1]); &quot;&quot;; IF( COUNTBLANK([.$F211:.$SJ211]) = COLUMN([.$SJ211]) - COLUMN([.$F211]) +1; 0; IF(SUM([.$F211:.$SJ21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2]); &quot;&quot;; IF( COUNTBLANK([.$F212:.$SJ212]) = COLUMN([.$SJ212]) - COLUMN([.$F212]) +1; 0; IF(SUM([.$F212:.$SJ21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3]); &quot;&quot;; IF( COUNTBLANK([.$F213:.$SJ213]) = COLUMN([.$SJ213]) - COLUMN([.$F213]) +1; 0; IF(SUM([.$F213:.$SJ21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4]); &quot;&quot;; IF( COUNTBLANK([.$F214:.$SJ214]) = COLUMN([.$SJ214]) - COLUMN([.$F214]) +1; 0; IF(SUM([.$F214:.$SJ21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5]); &quot;&quot;; IF( COUNTBLANK([.$F215:.$SJ215]) = COLUMN([.$SJ215]) - COLUMN([.$F215]) +1; 0; IF(SUM([.$F215:.$SJ21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6]); &quot;&quot;; IF( COUNTBLANK([.$F216:.$SJ216]) = COLUMN([.$SJ216]) - COLUMN([.$F216]) +1; 0; IF(SUM([.$F216:.$SJ21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7]); &quot;&quot;; IF( COUNTBLANK([.$F217:.$SJ217]) = COLUMN([.$SJ217]) - COLUMN([.$F217]) +1; 0; IF(SUM([.$F217:.$SJ21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8]); &quot;&quot;; IF( COUNTBLANK([.$F218:.$SJ218]) = COLUMN([.$SJ218]) - COLUMN([.$F218]) +1; 0; IF(SUM([.$F218:.$SJ21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19]); &quot;&quot;; IF( COUNTBLANK([.$F219:.$SJ219]) = COLUMN([.$SJ219]) - COLUMN([.$F219]) +1; 0; IF(SUM([.$F219:.$SJ21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0]); &quot;&quot;; IF( COUNTBLANK([.$F220:.$SJ220]) = COLUMN([.$SJ220]) - COLUMN([.$F220]) +1; 0; IF(SUM([.$F220:.$SJ22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1]); &quot;&quot;; IF( COUNTBLANK([.$F221:.$SJ221]) = COLUMN([.$SJ221]) - COLUMN([.$F221]) +1; 0; IF(SUM([.$F221:.$SJ22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2]); &quot;&quot;; IF( COUNTBLANK([.$F222:.$SJ222]) = COLUMN([.$SJ222]) - COLUMN([.$F222]) +1; 0; IF(SUM([.$F222:.$SJ22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3]); &quot;&quot;; IF( COUNTBLANK([.$F223:.$SJ223]) = COLUMN([.$SJ223]) - COLUMN([.$F223]) +1; 0; IF(SUM([.$F223:.$SJ22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4]); &quot;&quot;; IF( COUNTBLANK([.$F224:.$SJ224]) = COLUMN([.$SJ224]) - COLUMN([.$F224]) +1; 0; IF(SUM([.$F224:.$SJ22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5]); &quot;&quot;; IF( COUNTBLANK([.$F225:.$SJ225]) = COLUMN([.$SJ225]) - COLUMN([.$F225]) +1; 0; IF(SUM([.$F225:.$SJ22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6]); &quot;&quot;; IF( COUNTBLANK([.$F226:.$SJ226]) = COLUMN([.$SJ226]) - COLUMN([.$F226]) +1; 0; IF(SUM([.$F226:.$SJ22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7]); &quot;&quot;; IF( COUNTBLANK([.$F227:.$SJ227]) = COLUMN([.$SJ227]) - COLUMN([.$F227]) +1; 0; IF(SUM([.$F227:.$SJ22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8]); &quot;&quot;; IF( COUNTBLANK([.$F228:.$SJ228]) = COLUMN([.$SJ228]) - COLUMN([.$F228]) +1; 0; IF(SUM([.$F228:.$SJ22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29]); &quot;&quot;; IF( COUNTBLANK([.$F229:.$SJ229]) = COLUMN([.$SJ229]) - COLUMN([.$F229]) +1; 0; IF(SUM([.$F229:.$SJ22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0]); &quot;&quot;; IF( COUNTBLANK([.$F230:.$SJ230]) = COLUMN([.$SJ230]) - COLUMN([.$F230]) +1; 0; IF(SUM([.$F230:.$SJ23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1]); &quot;&quot;; IF( COUNTBLANK([.$F231:.$SJ231]) = COLUMN([.$SJ231]) - COLUMN([.$F231]) +1; 0; IF(SUM([.$F231:.$SJ23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2]); &quot;&quot;; IF( COUNTBLANK([.$F232:.$SJ232]) = COLUMN([.$SJ232]) - COLUMN([.$F232]) +1; 0; IF(SUM([.$F232:.$SJ23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3]); &quot;&quot;; IF( COUNTBLANK([.$F233:.$SJ233]) = COLUMN([.$SJ233]) - COLUMN([.$F233]) +1; 0; IF(SUM([.$F233:.$SJ23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4]); &quot;&quot;; IF( COUNTBLANK([.$F234:.$SJ234]) = COLUMN([.$SJ234]) - COLUMN([.$F234]) +1; 0; IF(SUM([.$F234:.$SJ23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5]); &quot;&quot;; IF( COUNTBLANK([.$F235:.$SJ235]) = COLUMN([.$SJ235]) - COLUMN([.$F235]) +1; 0; IF(SUM([.$F235:.$SJ23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6]); &quot;&quot;; IF( COUNTBLANK([.$F236:.$SJ236]) = COLUMN([.$SJ236]) - COLUMN([.$F236]) +1; 0; IF(SUM([.$F236:.$SJ23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7]); &quot;&quot;; IF( COUNTBLANK([.$F237:.$SJ237]) = COLUMN([.$SJ237]) - COLUMN([.$F237]) +1; 0; IF(SUM([.$F237:.$SJ23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8]); &quot;&quot;; IF( COUNTBLANK([.$F238:.$SJ238]) = COLUMN([.$SJ238]) - COLUMN([.$F238]) +1; 0; IF(SUM([.$F238:.$SJ23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39]); &quot;&quot;; IF( COUNTBLANK([.$F239:.$SJ239]) = COLUMN([.$SJ239]) - COLUMN([.$F239]) +1; 0; IF(SUM([.$F239:.$SJ23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0]); &quot;&quot;; IF( COUNTBLANK([.$F240:.$SJ240]) = COLUMN([.$SJ240]) - COLUMN([.$F240]) +1; 0; IF(SUM([.$F240:.$SJ24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1]); &quot;&quot;; IF( COUNTBLANK([.$F241:.$SJ241]) = COLUMN([.$SJ241]) - COLUMN([.$F241]) +1; 0; IF(SUM([.$F241:.$SJ24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2]); &quot;&quot;; IF( COUNTBLANK([.$F242:.$SJ242]) = COLUMN([.$SJ242]) - COLUMN([.$F242]) +1; 0; IF(SUM([.$F242:.$SJ24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3]); &quot;&quot;; IF( COUNTBLANK([.$F243:.$SJ243]) = COLUMN([.$SJ243]) - COLUMN([.$F243]) +1; 0; IF(SUM([.$F243:.$SJ24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4]); &quot;&quot;; IF( COUNTBLANK([.$F244:.$SJ244]) = COLUMN([.$SJ244]) - COLUMN([.$F244]) +1; 0; IF(SUM([.$F244:.$SJ24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5]); &quot;&quot;; IF( COUNTBLANK([.$F245:.$SJ245]) = COLUMN([.$SJ245]) - COLUMN([.$F245]) +1; 0; IF(SUM([.$F245:.$SJ24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6]); &quot;&quot;; IF( COUNTBLANK([.$F246:.$SJ246]) = COLUMN([.$SJ246]) - COLUMN([.$F246]) +1; 0; IF(SUM([.$F246:.$SJ24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7]); &quot;&quot;; IF( COUNTBLANK([.$F247:.$SJ247]) = COLUMN([.$SJ247]) - COLUMN([.$F247]) +1; 0; IF(SUM([.$F247:.$SJ24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8]); &quot;&quot;; IF( COUNTBLANK([.$F248:.$SJ248]) = COLUMN([.$SJ248]) - COLUMN([.$F248]) +1; 0; IF(SUM([.$F248:.$SJ24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49]); &quot;&quot;; IF( COUNTBLANK([.$F249:.$SJ249]) = COLUMN([.$SJ249]) - COLUMN([.$F249]) +1; 0; IF(SUM([.$F249:.$SJ24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0]); &quot;&quot;; IF( COUNTBLANK([.$F250:.$SJ250]) = COLUMN([.$SJ250]) - COLUMN([.$F250]) +1; 0; IF(SUM([.$F250:.$SJ25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1]); &quot;&quot;; IF( COUNTBLANK([.$F251:.$SJ251]) = COLUMN([.$SJ251]) - COLUMN([.$F251]) +1; 0; IF(SUM([.$F251:.$SJ25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2]); &quot;&quot;; IF( COUNTBLANK([.$F252:.$SJ252]) = COLUMN([.$SJ252]) - COLUMN([.$F252]) +1; 0; IF(SUM([.$F252:.$SJ25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3]); &quot;&quot;; IF( COUNTBLANK([.$F253:.$SJ253]) = COLUMN([.$SJ253]) - COLUMN([.$F253]) +1; 0; IF(SUM([.$F253:.$SJ25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4]); &quot;&quot;; IF( COUNTBLANK([.$F254:.$SJ254]) = COLUMN([.$SJ254]) - COLUMN([.$F254]) +1; 0; IF(SUM([.$F254:.$SJ25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5]); &quot;&quot;; IF( COUNTBLANK([.$F255:.$SJ255]) = COLUMN([.$SJ255]) - COLUMN([.$F255]) +1; 0; IF(SUM([.$F255:.$SJ25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6]); &quot;&quot;; IF( COUNTBLANK([.$F256:.$SJ256]) = COLUMN([.$SJ256]) - COLUMN([.$F256]) +1; 0; IF(SUM([.$F256:.$SJ25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7]); &quot;&quot;; IF( COUNTBLANK([.$F257:.$SJ257]) = COLUMN([.$SJ257]) - COLUMN([.$F257]) +1; 0; IF(SUM([.$F257:.$SJ25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8]); &quot;&quot;; IF( COUNTBLANK([.$F258:.$SJ258]) = COLUMN([.$SJ258]) - COLUMN([.$F258]) +1; 0; IF(SUM([.$F258:.$SJ25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59]); &quot;&quot;; IF( COUNTBLANK([.$F259:.$SJ259]) = COLUMN([.$SJ259]) - COLUMN([.$F259]) +1; 0; IF(SUM([.$F259:.$SJ25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0]); &quot;&quot;; IF( COUNTBLANK([.$F260:.$SJ260]) = COLUMN([.$SJ260]) - COLUMN([.$F260]) +1; 0; IF(SUM([.$F260:.$SJ26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1]); &quot;&quot;; IF( COUNTBLANK([.$F261:.$SJ261]) = COLUMN([.$SJ261]) - COLUMN([.$F261]) +1; 0; IF(SUM([.$F261:.$SJ26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2]); &quot;&quot;; IF( COUNTBLANK([.$F262:.$SJ262]) = COLUMN([.$SJ262]) - COLUMN([.$F262]) +1; 0; IF(SUM([.$F262:.$SJ26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3]); &quot;&quot;; IF( COUNTBLANK([.$F263:.$SJ263]) = COLUMN([.$SJ263]) - COLUMN([.$F263]) +1; 0; IF(SUM([.$F263:.$SJ26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4]); &quot;&quot;; IF( COUNTBLANK([.$F264:.$SJ264]) = COLUMN([.$SJ264]) - COLUMN([.$F264]) +1; 0; IF(SUM([.$F264:.$SJ26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5]); &quot;&quot;; IF( COUNTBLANK([.$F265:.$SJ265]) = COLUMN([.$SJ265]) - COLUMN([.$F265]) +1; 0; IF(SUM([.$F265:.$SJ26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6]); &quot;&quot;; IF( COUNTBLANK([.$F266:.$SJ266]) = COLUMN([.$SJ266]) - COLUMN([.$F266]) +1; 0; IF(SUM([.$F266:.$SJ26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7]); &quot;&quot;; IF( COUNTBLANK([.$F267:.$SJ267]) = COLUMN([.$SJ267]) - COLUMN([.$F267]) +1; 0; IF(SUM([.$F267:.$SJ26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8]); &quot;&quot;; IF( COUNTBLANK([.$F268:.$SJ268]) = COLUMN([.$SJ268]) - COLUMN([.$F268]) +1; 0; IF(SUM([.$F268:.$SJ26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69]); &quot;&quot;; IF( COUNTBLANK([.$F269:.$SJ269]) = COLUMN([.$SJ269]) - COLUMN([.$F269]) +1; 0; IF(SUM([.$F269:.$SJ26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0]); &quot;&quot;; IF( COUNTBLANK([.$F270:.$SJ270]) = COLUMN([.$SJ270]) - COLUMN([.$F270]) +1; 0; IF(SUM([.$F270:.$SJ27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1]); &quot;&quot;; IF( COUNTBLANK([.$F271:.$SJ271]) = COLUMN([.$SJ271]) - COLUMN([.$F271]) +1; 0; IF(SUM([.$F271:.$SJ27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2]); &quot;&quot;; IF( COUNTBLANK([.$F272:.$SJ272]) = COLUMN([.$SJ272]) - COLUMN([.$F272]) +1; 0; IF(SUM([.$F272:.$SJ27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3]); &quot;&quot;; IF( COUNTBLANK([.$F273:.$SJ273]) = COLUMN([.$SJ273]) - COLUMN([.$F273]) +1; 0; IF(SUM([.$F273:.$SJ27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4]); &quot;&quot;; IF( COUNTBLANK([.$F274:.$SJ274]) = COLUMN([.$SJ274]) - COLUMN([.$F274]) +1; 0; IF(SUM([.$F274:.$SJ27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5]); &quot;&quot;; IF( COUNTBLANK([.$F275:.$SJ275]) = COLUMN([.$SJ275]) - COLUMN([.$F275]) +1; 0; IF(SUM([.$F275:.$SJ27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6]); &quot;&quot;; IF( COUNTBLANK([.$F276:.$SJ276]) = COLUMN([.$SJ276]) - COLUMN([.$F276]) +1; 0; IF(SUM([.$F276:.$SJ27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7]); &quot;&quot;; IF( COUNTBLANK([.$F277:.$SJ277]) = COLUMN([.$SJ277]) - COLUMN([.$F277]) +1; 0; IF(SUM([.$F277:.$SJ27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8]); &quot;&quot;; IF( COUNTBLANK([.$F278:.$SJ278]) = COLUMN([.$SJ278]) - COLUMN([.$F278]) +1; 0; IF(SUM([.$F278:.$SJ27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79]); &quot;&quot;; IF( COUNTBLANK([.$F279:.$SJ279]) = COLUMN([.$SJ279]) - COLUMN([.$F279]) +1; 0; IF(SUM([.$F279:.$SJ27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0]); &quot;&quot;; IF( COUNTBLANK([.$F280:.$SJ280]) = COLUMN([.$SJ280]) - COLUMN([.$F280]) +1; 0; IF(SUM([.$F280:.$SJ28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1]); &quot;&quot;; IF( COUNTBLANK([.$F281:.$SJ281]) = COLUMN([.$SJ281]) - COLUMN([.$F281]) +1; 0; IF(SUM([.$F281:.$SJ28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2]); &quot;&quot;; IF( COUNTBLANK([.$F282:.$SJ282]) = COLUMN([.$SJ282]) - COLUMN([.$F282]) +1; 0; IF(SUM([.$F282:.$SJ28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3]); &quot;&quot;; IF( COUNTBLANK([.$F283:.$SJ283]) = COLUMN([.$SJ283]) - COLUMN([.$F283]) +1; 0; IF(SUM([.$F283:.$SJ28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4]); &quot;&quot;; IF( COUNTBLANK([.$F284:.$SJ284]) = COLUMN([.$SJ284]) - COLUMN([.$F284]) +1; 0; IF(SUM([.$F284:.$SJ28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5]); &quot;&quot;; IF( COUNTBLANK([.$F285:.$SJ285]) = COLUMN([.$SJ285]) - COLUMN([.$F285]) +1; 0; IF(SUM([.$F285:.$SJ28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6]); &quot;&quot;; IF( COUNTBLANK([.$F286:.$SJ286]) = COLUMN([.$SJ286]) - COLUMN([.$F286]) +1; 0; IF(SUM([.$F286:.$SJ28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7]); &quot;&quot;; IF( COUNTBLANK([.$F287:.$SJ287]) = COLUMN([.$SJ287]) - COLUMN([.$F287]) +1; 0; IF(SUM([.$F287:.$SJ28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8]); &quot;&quot;; IF( COUNTBLANK([.$F288:.$SJ288]) = COLUMN([.$SJ288]) - COLUMN([.$F288]) +1; 0; IF(SUM([.$F288:.$SJ28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89]); &quot;&quot;; IF( COUNTBLANK([.$F289:.$SJ289]) = COLUMN([.$SJ289]) - COLUMN([.$F289]) +1; 0; IF(SUM([.$F289:.$SJ28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0]); &quot;&quot;; IF( COUNTBLANK([.$F290:.$SJ290]) = COLUMN([.$SJ290]) - COLUMN([.$F290]) +1; 0; IF(SUM([.$F290:.$SJ29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1]); &quot;&quot;; IF( COUNTBLANK([.$F291:.$SJ291]) = COLUMN([.$SJ291]) - COLUMN([.$F291]) +1; 0; IF(SUM([.$F291:.$SJ29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2]); &quot;&quot;; IF( COUNTBLANK([.$F292:.$SJ292]) = COLUMN([.$SJ292]) - COLUMN([.$F292]) +1; 0; IF(SUM([.$F292:.$SJ29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3]); &quot;&quot;; IF( COUNTBLANK([.$F293:.$SJ293]) = COLUMN([.$SJ293]) - COLUMN([.$F293]) +1; 0; IF(SUM([.$F293:.$SJ29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4]); &quot;&quot;; IF( COUNTBLANK([.$F294:.$SJ294]) = COLUMN([.$SJ294]) - COLUMN([.$F294]) +1; 0; IF(SUM([.$F294:.$SJ29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5]); &quot;&quot;; IF( COUNTBLANK([.$F295:.$SJ295]) = COLUMN([.$SJ295]) - COLUMN([.$F295]) +1; 0; IF(SUM([.$F295:.$SJ29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6]); &quot;&quot;; IF( COUNTBLANK([.$F296:.$SJ296]) = COLUMN([.$SJ296]) - COLUMN([.$F296]) +1; 0; IF(SUM([.$F296:.$SJ29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7]); &quot;&quot;; IF( COUNTBLANK([.$F297:.$SJ297]) = COLUMN([.$SJ297]) - COLUMN([.$F297]) +1; 0; IF(SUM([.$F297:.$SJ29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8]); &quot;&quot;; IF( COUNTBLANK([.$F298:.$SJ298]) = COLUMN([.$SJ298]) - COLUMN([.$F298]) +1; 0; IF(SUM([.$F298:.$SJ29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299]); &quot;&quot;; IF( COUNTBLANK([.$F299:.$SJ299]) = COLUMN([.$SJ299]) - COLUMN([.$F299]) +1; 0; IF(SUM([.$F299:.$SJ29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0]); &quot;&quot;; IF( COUNTBLANK([.$F300:.$SJ300]) = COLUMN([.$SJ300]) - COLUMN([.$F300]) +1; 0; IF(SUM([.$F300:.$SJ30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1]); &quot;&quot;; IF( COUNTBLANK([.$F301:.$SJ301]) = COLUMN([.$SJ301]) - COLUMN([.$F301]) +1; 0; IF(SUM([.$F301:.$SJ30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2]); &quot;&quot;; IF( COUNTBLANK([.$F302:.$SJ302]) = COLUMN([.$SJ302]) - COLUMN([.$F302]) +1; 0; IF(SUM([.$F302:.$SJ30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3]); &quot;&quot;; IF( COUNTBLANK([.$F303:.$SJ303]) = COLUMN([.$SJ303]) - COLUMN([.$F303]) +1; 0; IF(SUM([.$F303:.$SJ30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4]); &quot;&quot;; IF( COUNTBLANK([.$F304:.$SJ304]) = COLUMN([.$SJ304]) - COLUMN([.$F304]) +1; 0; IF(SUM([.$F304:.$SJ30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5]); &quot;&quot;; IF( COUNTBLANK([.$F305:.$SJ305]) = COLUMN([.$SJ305]) - COLUMN([.$F305]) +1; 0; IF(SUM([.$F305:.$SJ30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6]); &quot;&quot;; IF( COUNTBLANK([.$F306:.$SJ306]) = COLUMN([.$SJ306]) - COLUMN([.$F306]) +1; 0; IF(SUM([.$F306:.$SJ30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7]); &quot;&quot;; IF( COUNTBLANK([.$F307:.$SJ307]) = COLUMN([.$SJ307]) - COLUMN([.$F307]) +1; 0; IF(SUM([.$F307:.$SJ30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8]); &quot;&quot;; IF( COUNTBLANK([.$F308:.$SJ308]) = COLUMN([.$SJ308]) - COLUMN([.$F308]) +1; 0; IF(SUM([.$F308:.$SJ30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09]); &quot;&quot;; IF( COUNTBLANK([.$F309:.$SJ309]) = COLUMN([.$SJ309]) - COLUMN([.$F309]) +1; 0; IF(SUM([.$F309:.$SJ30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0]); &quot;&quot;; IF( COUNTBLANK([.$F310:.$SJ310]) = COLUMN([.$SJ310]) - COLUMN([.$F310]) +1; 0; IF(SUM([.$F310:.$SJ31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1]); &quot;&quot;; IF( COUNTBLANK([.$F311:.$SJ311]) = COLUMN([.$SJ311]) - COLUMN([.$F311]) +1; 0; IF(SUM([.$F311:.$SJ31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2]); &quot;&quot;; IF( COUNTBLANK([.$F312:.$SJ312]) = COLUMN([.$SJ312]) - COLUMN([.$F312]) +1; 0; IF(SUM([.$F312:.$SJ31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3]); &quot;&quot;; IF( COUNTBLANK([.$F313:.$SJ313]) = COLUMN([.$SJ313]) - COLUMN([.$F313]) +1; 0; IF(SUM([.$F313:.$SJ31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4]); &quot;&quot;; IF( COUNTBLANK([.$F314:.$SJ314]) = COLUMN([.$SJ314]) - COLUMN([.$F314]) +1; 0; IF(SUM([.$F314:.$SJ31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5]); &quot;&quot;; IF( COUNTBLANK([.$F315:.$SJ315]) = COLUMN([.$SJ315]) - COLUMN([.$F315]) +1; 0; IF(SUM([.$F315:.$SJ31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6]); &quot;&quot;; IF( COUNTBLANK([.$F316:.$SJ316]) = COLUMN([.$SJ316]) - COLUMN([.$F316]) +1; 0; IF(SUM([.$F316:.$SJ31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7]); &quot;&quot;; IF( COUNTBLANK([.$F317:.$SJ317]) = COLUMN([.$SJ317]) - COLUMN([.$F317]) +1; 0; IF(SUM([.$F317:.$SJ31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8]); &quot;&quot;; IF( COUNTBLANK([.$F318:.$SJ318]) = COLUMN([.$SJ318]) - COLUMN([.$F318]) +1; 0; IF(SUM([.$F318:.$SJ31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19]); &quot;&quot;; IF( COUNTBLANK([.$F319:.$SJ319]) = COLUMN([.$SJ319]) - COLUMN([.$F319]) +1; 0; IF(SUM([.$F319:.$SJ31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0]); &quot;&quot;; IF( COUNTBLANK([.$F320:.$SJ320]) = COLUMN([.$SJ320]) - COLUMN([.$F320]) +1; 0; IF(SUM([.$F320:.$SJ32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1]); &quot;&quot;; IF( COUNTBLANK([.$F321:.$SJ321]) = COLUMN([.$SJ321]) - COLUMN([.$F321]) +1; 0; IF(SUM([.$F321:.$SJ32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2]); &quot;&quot;; IF( COUNTBLANK([.$F322:.$SJ322]) = COLUMN([.$SJ322]) - COLUMN([.$F322]) +1; 0; IF(SUM([.$F322:.$SJ32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3]); &quot;&quot;; IF( COUNTBLANK([.$F323:.$SJ323]) = COLUMN([.$SJ323]) - COLUMN([.$F323]) +1; 0; IF(SUM([.$F323:.$SJ32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4]); &quot;&quot;; IF( COUNTBLANK([.$F324:.$SJ324]) = COLUMN([.$SJ324]) - COLUMN([.$F324]) +1; 0; IF(SUM([.$F324:.$SJ32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5]); &quot;&quot;; IF( COUNTBLANK([.$F325:.$SJ325]) = COLUMN([.$SJ325]) - COLUMN([.$F325]) +1; 0; IF(SUM([.$F325:.$SJ32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6]); &quot;&quot;; IF( COUNTBLANK([.$F326:.$SJ326]) = COLUMN([.$SJ326]) - COLUMN([.$F326]) +1; 0; IF(SUM([.$F326:.$SJ32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7]); &quot;&quot;; IF( COUNTBLANK([.$F327:.$SJ327]) = COLUMN([.$SJ327]) - COLUMN([.$F327]) +1; 0; IF(SUM([.$F327:.$SJ32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8]); &quot;&quot;; IF( COUNTBLANK([.$F328:.$SJ328]) = COLUMN([.$SJ328]) - COLUMN([.$F328]) +1; 0; IF(SUM([.$F328:.$SJ32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29]); &quot;&quot;; IF( COUNTBLANK([.$F329:.$SJ329]) = COLUMN([.$SJ329]) - COLUMN([.$F329]) +1; 0; IF(SUM([.$F329:.$SJ32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0]); &quot;&quot;; IF( COUNTBLANK([.$F330:.$SJ330]) = COLUMN([.$SJ330]) - COLUMN([.$F330]) +1; 0; IF(SUM([.$F330:.$SJ33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1]); &quot;&quot;; IF( COUNTBLANK([.$F331:.$SJ331]) = COLUMN([.$SJ331]) - COLUMN([.$F331]) +1; 0; IF(SUM([.$F331:.$SJ33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2]); &quot;&quot;; IF( COUNTBLANK([.$F332:.$SJ332]) = COLUMN([.$SJ332]) - COLUMN([.$F332]) +1; 0; IF(SUM([.$F332:.$SJ33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3]); &quot;&quot;; IF( COUNTBLANK([.$F333:.$SJ333]) = COLUMN([.$SJ333]) - COLUMN([.$F333]) +1; 0; IF(SUM([.$F333:.$SJ33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4]); &quot;&quot;; IF( COUNTBLANK([.$F334:.$SJ334]) = COLUMN([.$SJ334]) - COLUMN([.$F334]) +1; 0; IF(SUM([.$F334:.$SJ33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5]); &quot;&quot;; IF( COUNTBLANK([.$F335:.$SJ335]) = COLUMN([.$SJ335]) - COLUMN([.$F335]) +1; 0; IF(SUM([.$F335:.$SJ33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6]); &quot;&quot;; IF( COUNTBLANK([.$F336:.$SJ336]) = COLUMN([.$SJ336]) - COLUMN([.$F336]) +1; 0; IF(SUM([.$F336:.$SJ33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7]); &quot;&quot;; IF( COUNTBLANK([.$F337:.$SJ337]) = COLUMN([.$SJ337]) - COLUMN([.$F337]) +1; 0; IF(SUM([.$F337:.$SJ33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8]); &quot;&quot;; IF( COUNTBLANK([.$F338:.$SJ338]) = COLUMN([.$SJ338]) - COLUMN([.$F338]) +1; 0; IF(SUM([.$F338:.$SJ33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39]); &quot;&quot;; IF( COUNTBLANK([.$F339:.$SJ339]) = COLUMN([.$SJ339]) - COLUMN([.$F339]) +1; 0; IF(SUM([.$F339:.$SJ33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0]); &quot;&quot;; IF( COUNTBLANK([.$F340:.$SJ340]) = COLUMN([.$SJ340]) - COLUMN([.$F340]) +1; 0; IF(SUM([.$F340:.$SJ34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1]); &quot;&quot;; IF( COUNTBLANK([.$F341:.$SJ341]) = COLUMN([.$SJ341]) - COLUMN([.$F341]) +1; 0; IF(SUM([.$F341:.$SJ34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2]); &quot;&quot;; IF( COUNTBLANK([.$F342:.$SJ342]) = COLUMN([.$SJ342]) - COLUMN([.$F342]) +1; 0; IF(SUM([.$F342:.$SJ34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3]); &quot;&quot;; IF( COUNTBLANK([.$F343:.$SJ343]) = COLUMN([.$SJ343]) - COLUMN([.$F343]) +1; 0; IF(SUM([.$F343:.$SJ34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4]); &quot;&quot;; IF( COUNTBLANK([.$F344:.$SJ344]) = COLUMN([.$SJ344]) - COLUMN([.$F344]) +1; 0; IF(SUM([.$F344:.$SJ34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5]); &quot;&quot;; IF( COUNTBLANK([.$F345:.$SJ345]) = COLUMN([.$SJ345]) - COLUMN([.$F345]) +1; 0; IF(SUM([.$F345:.$SJ34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6]); &quot;&quot;; IF( COUNTBLANK([.$F346:.$SJ346]) = COLUMN([.$SJ346]) - COLUMN([.$F346]) +1; 0; IF(SUM([.$F346:.$SJ34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7]); &quot;&quot;; IF( COUNTBLANK([.$F347:.$SJ347]) = COLUMN([.$SJ347]) - COLUMN([.$F347]) +1; 0; IF(SUM([.$F347:.$SJ34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8]); &quot;&quot;; IF( COUNTBLANK([.$F348:.$SJ348]) = COLUMN([.$SJ348]) - COLUMN([.$F348]) +1; 0; IF(SUM([.$F348:.$SJ34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49]); &quot;&quot;; IF( COUNTBLANK([.$F349:.$SJ349]) = COLUMN([.$SJ349]) - COLUMN([.$F349]) +1; 0; IF(SUM([.$F349:.$SJ34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0]); &quot;&quot;; IF( COUNTBLANK([.$F350:.$SJ350]) = COLUMN([.$SJ350]) - COLUMN([.$F350]) +1; 0; IF(SUM([.$F350:.$SJ35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1]); &quot;&quot;; IF( COUNTBLANK([.$F351:.$SJ351]) = COLUMN([.$SJ351]) - COLUMN([.$F351]) +1; 0; IF(SUM([.$F351:.$SJ35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2]); &quot;&quot;; IF( COUNTBLANK([.$F352:.$SJ352]) = COLUMN([.$SJ352]) - COLUMN([.$F352]) +1; 0; IF(SUM([.$F352:.$SJ35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3]); &quot;&quot;; IF( COUNTBLANK([.$F353:.$SJ353]) = COLUMN([.$SJ353]) - COLUMN([.$F353]) +1; 0; IF(SUM([.$F353:.$SJ35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4]); &quot;&quot;; IF( COUNTBLANK([.$F354:.$SJ354]) = COLUMN([.$SJ354]) - COLUMN([.$F354]) +1; 0; IF(SUM([.$F354:.$SJ35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5]); &quot;&quot;; IF( COUNTBLANK([.$F355:.$SJ355]) = COLUMN([.$SJ355]) - COLUMN([.$F355]) +1; 0; IF(SUM([.$F355:.$SJ35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6]); &quot;&quot;; IF( COUNTBLANK([.$F356:.$SJ356]) = COLUMN([.$SJ356]) - COLUMN([.$F356]) +1; 0; IF(SUM([.$F356:.$SJ35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7]); &quot;&quot;; IF( COUNTBLANK([.$F357:.$SJ357]) = COLUMN([.$SJ357]) - COLUMN([.$F357]) +1; 0; IF(SUM([.$F357:.$SJ35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8]); &quot;&quot;; IF( COUNTBLANK([.$F358:.$SJ358]) = COLUMN([.$SJ358]) - COLUMN([.$F358]) +1; 0; IF(SUM([.$F358:.$SJ35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59]); &quot;&quot;; IF( COUNTBLANK([.$F359:.$SJ359]) = COLUMN([.$SJ359]) - COLUMN([.$F359]) +1; 0; IF(SUM([.$F359:.$SJ35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0]); &quot;&quot;; IF( COUNTBLANK([.$F360:.$SJ360]) = COLUMN([.$SJ360]) - COLUMN([.$F360]) +1; 0; IF(SUM([.$F360:.$SJ36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1]); &quot;&quot;; IF( COUNTBLANK([.$F361:.$SJ361]) = COLUMN([.$SJ361]) - COLUMN([.$F361]) +1; 0; IF(SUM([.$F361:.$SJ36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2]); &quot;&quot;; IF( COUNTBLANK([.$F362:.$SJ362]) = COLUMN([.$SJ362]) - COLUMN([.$F362]) +1; 0; IF(SUM([.$F362:.$SJ36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3]); &quot;&quot;; IF( COUNTBLANK([.$F363:.$SJ363]) = COLUMN([.$SJ363]) - COLUMN([.$F363]) +1; 0; IF(SUM([.$F363:.$SJ36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4]); &quot;&quot;; IF( COUNTBLANK([.$F364:.$SJ364]) = COLUMN([.$SJ364]) - COLUMN([.$F364]) +1; 0; IF(SUM([.$F364:.$SJ36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5]); &quot;&quot;; IF( COUNTBLANK([.$F365:.$SJ365]) = COLUMN([.$SJ365]) - COLUMN([.$F365]) +1; 0; IF(SUM([.$F365:.$SJ36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6]); &quot;&quot;; IF( COUNTBLANK([.$F366:.$SJ366]) = COLUMN([.$SJ366]) - COLUMN([.$F366]) +1; 0; IF(SUM([.$F366:.$SJ36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7]); &quot;&quot;; IF( COUNTBLANK([.$F367:.$SJ367]) = COLUMN([.$SJ367]) - COLUMN([.$F367]) +1; 0; IF(SUM([.$F367:.$SJ36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8]); &quot;&quot;; IF( COUNTBLANK([.$F368:.$SJ368]) = COLUMN([.$SJ368]) - COLUMN([.$F368]) +1; 0; IF(SUM([.$F368:.$SJ36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69]); &quot;&quot;; IF( COUNTBLANK([.$F369:.$SJ369]) = COLUMN([.$SJ369]) - COLUMN([.$F369]) +1; 0; IF(SUM([.$F369:.$SJ36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0]); &quot;&quot;; IF( COUNTBLANK([.$F370:.$SJ370]) = COLUMN([.$SJ370]) - COLUMN([.$F370]) +1; 0; IF(SUM([.$F370:.$SJ37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1]); &quot;&quot;; IF( COUNTBLANK([.$F371:.$SJ371]) = COLUMN([.$SJ371]) - COLUMN([.$F371]) +1; 0; IF(SUM([.$F371:.$SJ37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2]); &quot;&quot;; IF( COUNTBLANK([.$F372:.$SJ372]) = COLUMN([.$SJ372]) - COLUMN([.$F372]) +1; 0; IF(SUM([.$F372:.$SJ37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3]); &quot;&quot;; IF( COUNTBLANK([.$F373:.$SJ373]) = COLUMN([.$SJ373]) - COLUMN([.$F373]) +1; 0; IF(SUM([.$F373:.$SJ37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4]); &quot;&quot;; IF( COUNTBLANK([.$F374:.$SJ374]) = COLUMN([.$SJ374]) - COLUMN([.$F374]) +1; 0; IF(SUM([.$F374:.$SJ37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5]); &quot;&quot;; IF( COUNTBLANK([.$F375:.$SJ375]) = COLUMN([.$SJ375]) - COLUMN([.$F375]) +1; 0; IF(SUM([.$F375:.$SJ37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6]); &quot;&quot;; IF( COUNTBLANK([.$F376:.$SJ376]) = COLUMN([.$SJ376]) - COLUMN([.$F376]) +1; 0; IF(SUM([.$F376:.$SJ37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7]); &quot;&quot;; IF( COUNTBLANK([.$F377:.$SJ377]) = COLUMN([.$SJ377]) - COLUMN([.$F377]) +1; 0; IF(SUM([.$F377:.$SJ37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8]); &quot;&quot;; IF( COUNTBLANK([.$F378:.$SJ378]) = COLUMN([.$SJ378]) - COLUMN([.$F378]) +1; 0; IF(SUM([.$F378:.$SJ37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79]); &quot;&quot;; IF( COUNTBLANK([.$F379:.$SJ379]) = COLUMN([.$SJ379]) - COLUMN([.$F379]) +1; 0; IF(SUM([.$F379:.$SJ37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0]); &quot;&quot;; IF( COUNTBLANK([.$F380:.$SJ380]) = COLUMN([.$SJ380]) - COLUMN([.$F380]) +1; 0; IF(SUM([.$F380:.$SJ38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1]); &quot;&quot;; IF( COUNTBLANK([.$F381:.$SJ381]) = COLUMN([.$SJ381]) - COLUMN([.$F381]) +1; 0; IF(SUM([.$F381:.$SJ38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2]); &quot;&quot;; IF( COUNTBLANK([.$F382:.$SJ382]) = COLUMN([.$SJ382]) - COLUMN([.$F382]) +1; 0; IF(SUM([.$F382:.$SJ38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3]); &quot;&quot;; IF( COUNTBLANK([.$F383:.$SJ383]) = COLUMN([.$SJ383]) - COLUMN([.$F383]) +1; 0; IF(SUM([.$F383:.$SJ38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4]); &quot;&quot;; IF( COUNTBLANK([.$F384:.$SJ384]) = COLUMN([.$SJ384]) - COLUMN([.$F384]) +1; 0; IF(SUM([.$F384:.$SJ38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5]); &quot;&quot;; IF( COUNTBLANK([.$F385:.$SJ385]) = COLUMN([.$SJ385]) - COLUMN([.$F385]) +1; 0; IF(SUM([.$F385:.$SJ38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6]); &quot;&quot;; IF( COUNTBLANK([.$F386:.$SJ386]) = COLUMN([.$SJ386]) - COLUMN([.$F386]) +1; 0; IF(SUM([.$F386:.$SJ38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7]); &quot;&quot;; IF( COUNTBLANK([.$F387:.$SJ387]) = COLUMN([.$SJ387]) - COLUMN([.$F387]) +1; 0; IF(SUM([.$F387:.$SJ38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8]); &quot;&quot;; IF( COUNTBLANK([.$F388:.$SJ388]) = COLUMN([.$SJ388]) - COLUMN([.$F388]) +1; 0; IF(SUM([.$F388:.$SJ38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89]); &quot;&quot;; IF( COUNTBLANK([.$F389:.$SJ389]) = COLUMN([.$SJ389]) - COLUMN([.$F389]) +1; 0; IF(SUM([.$F389:.$SJ38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0]); &quot;&quot;; IF( COUNTBLANK([.$F390:.$SJ390]) = COLUMN([.$SJ390]) - COLUMN([.$F390]) +1; 0; IF(SUM([.$F390:.$SJ39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1]); &quot;&quot;; IF( COUNTBLANK([.$F391:.$SJ391]) = COLUMN([.$SJ391]) - COLUMN([.$F391]) +1; 0; IF(SUM([.$F391:.$SJ39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2]); &quot;&quot;; IF( COUNTBLANK([.$F392:.$SJ392]) = COLUMN([.$SJ392]) - COLUMN([.$F392]) +1; 0; IF(SUM([.$F392:.$SJ39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3]); &quot;&quot;; IF( COUNTBLANK([.$F393:.$SJ393]) = COLUMN([.$SJ393]) - COLUMN([.$F393]) +1; 0; IF(SUM([.$F393:.$SJ39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4]); &quot;&quot;; IF( COUNTBLANK([.$F394:.$SJ394]) = COLUMN([.$SJ394]) - COLUMN([.$F394]) +1; 0; IF(SUM([.$F394:.$SJ39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5]); &quot;&quot;; IF( COUNTBLANK([.$F395:.$SJ395]) = COLUMN([.$SJ395]) - COLUMN([.$F395]) +1; 0; IF(SUM([.$F395:.$SJ39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6]); &quot;&quot;; IF( COUNTBLANK([.$F396:.$SJ396]) = COLUMN([.$SJ396]) - COLUMN([.$F396]) +1; 0; IF(SUM([.$F396:.$SJ39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7]); &quot;&quot;; IF( COUNTBLANK([.$F397:.$SJ397]) = COLUMN([.$SJ397]) - COLUMN([.$F397]) +1; 0; IF(SUM([.$F397:.$SJ39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8]); &quot;&quot;; IF( COUNTBLANK([.$F398:.$SJ398]) = COLUMN([.$SJ398]) - COLUMN([.$F398]) +1; 0; IF(SUM([.$F398:.$SJ39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399]); &quot;&quot;; IF( COUNTBLANK([.$F399:.$SJ399]) = COLUMN([.$SJ399]) - COLUMN([.$F399]) +1; 0; IF(SUM([.$F399:.$SJ39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0]); &quot;&quot;; IF( COUNTBLANK([.$F400:.$SJ400]) = COLUMN([.$SJ400]) - COLUMN([.$F400]) +1; 0; IF(SUM([.$F400:.$SJ40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1]); &quot;&quot;; IF( COUNTBLANK([.$F401:.$SJ401]) = COLUMN([.$SJ401]) - COLUMN([.$F401]) +1; 0; IF(SUM([.$F401:.$SJ40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2]); &quot;&quot;; IF( COUNTBLANK([.$F402:.$SJ402]) = COLUMN([.$SJ402]) - COLUMN([.$F402]) +1; 0; IF(SUM([.$F402:.$SJ40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3]); &quot;&quot;; IF( COUNTBLANK([.$F403:.$SJ403]) = COLUMN([.$SJ403]) - COLUMN([.$F403]) +1; 0; IF(SUM([.$F403:.$SJ40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4]); &quot;&quot;; IF( COUNTBLANK([.$F404:.$SJ404]) = COLUMN([.$SJ404]) - COLUMN([.$F404]) +1; 0; IF(SUM([.$F404:.$SJ40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5]); &quot;&quot;; IF( COUNTBLANK([.$F405:.$SJ405]) = COLUMN([.$SJ405]) - COLUMN([.$F405]) +1; 0; IF(SUM([.$F405:.$SJ40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6]); &quot;&quot;; IF( COUNTBLANK([.$F406:.$SJ406]) = COLUMN([.$SJ406]) - COLUMN([.$F406]) +1; 0; IF(SUM([.$F406:.$SJ40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7]); &quot;&quot;; IF( COUNTBLANK([.$F407:.$SJ407]) = COLUMN([.$SJ407]) - COLUMN([.$F407]) +1; 0; IF(SUM([.$F407:.$SJ40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8]); &quot;&quot;; IF( COUNTBLANK([.$F408:.$SJ408]) = COLUMN([.$SJ408]) - COLUMN([.$F408]) +1; 0; IF(SUM([.$F408:.$SJ40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09]); &quot;&quot;; IF( COUNTBLANK([.$F409:.$SJ409]) = COLUMN([.$SJ409]) - COLUMN([.$F409]) +1; 0; IF(SUM([.$F409:.$SJ40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0]); &quot;&quot;; IF( COUNTBLANK([.$F410:.$SJ410]) = COLUMN([.$SJ410]) - COLUMN([.$F410]) +1; 0; IF(SUM([.$F410:.$SJ41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1]); &quot;&quot;; IF( COUNTBLANK([.$F411:.$SJ411]) = COLUMN([.$SJ411]) - COLUMN([.$F411]) +1; 0; IF(SUM([.$F411:.$SJ41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2]); &quot;&quot;; IF( COUNTBLANK([.$F412:.$SJ412]) = COLUMN([.$SJ412]) - COLUMN([.$F412]) +1; 0; IF(SUM([.$F412:.$SJ41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3]); &quot;&quot;; IF( COUNTBLANK([.$F413:.$SJ413]) = COLUMN([.$SJ413]) - COLUMN([.$F413]) +1; 0; IF(SUM([.$F413:.$SJ41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4]); &quot;&quot;; IF( COUNTBLANK([.$F414:.$SJ414]) = COLUMN([.$SJ414]) - COLUMN([.$F414]) +1; 0; IF(SUM([.$F414:.$SJ41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5]); &quot;&quot;; IF( COUNTBLANK([.$F415:.$SJ415]) = COLUMN([.$SJ415]) - COLUMN([.$F415]) +1; 0; IF(SUM([.$F415:.$SJ41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6]); &quot;&quot;; IF( COUNTBLANK([.$F416:.$SJ416]) = COLUMN([.$SJ416]) - COLUMN([.$F416]) +1; 0; IF(SUM([.$F416:.$SJ41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7]); &quot;&quot;; IF( COUNTBLANK([.$F417:.$SJ417]) = COLUMN([.$SJ417]) - COLUMN([.$F417]) +1; 0; IF(SUM([.$F417:.$SJ41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8]); &quot;&quot;; IF( COUNTBLANK([.$F418:.$SJ418]) = COLUMN([.$SJ418]) - COLUMN([.$F418]) +1; 0; IF(SUM([.$F418:.$SJ41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19]); &quot;&quot;; IF( COUNTBLANK([.$F419:.$SJ419]) = COLUMN([.$SJ419]) - COLUMN([.$F419]) +1; 0; IF(SUM([.$F419:.$SJ41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0]); &quot;&quot;; IF( COUNTBLANK([.$F420:.$SJ420]) = COLUMN([.$SJ420]) - COLUMN([.$F420]) +1; 0; IF(SUM([.$F420:.$SJ42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1]); &quot;&quot;; IF( COUNTBLANK([.$F421:.$SJ421]) = COLUMN([.$SJ421]) - COLUMN([.$F421]) +1; 0; IF(SUM([.$F421:.$SJ42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2]); &quot;&quot;; IF( COUNTBLANK([.$F422:.$SJ422]) = COLUMN([.$SJ422]) - COLUMN([.$F422]) +1; 0; IF(SUM([.$F422:.$SJ42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3]); &quot;&quot;; IF( COUNTBLANK([.$F423:.$SJ423]) = COLUMN([.$SJ423]) - COLUMN([.$F423]) +1; 0; IF(SUM([.$F423:.$SJ42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4]); &quot;&quot;; IF( COUNTBLANK([.$F424:.$SJ424]) = COLUMN([.$SJ424]) - COLUMN([.$F424]) +1; 0; IF(SUM([.$F424:.$SJ42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5]); &quot;&quot;; IF( COUNTBLANK([.$F425:.$SJ425]) = COLUMN([.$SJ425]) - COLUMN([.$F425]) +1; 0; IF(SUM([.$F425:.$SJ42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6]); &quot;&quot;; IF( COUNTBLANK([.$F426:.$SJ426]) = COLUMN([.$SJ426]) - COLUMN([.$F426]) +1; 0; IF(SUM([.$F426:.$SJ42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7]); &quot;&quot;; IF( COUNTBLANK([.$F427:.$SJ427]) = COLUMN([.$SJ427]) - COLUMN([.$F427]) +1; 0; IF(SUM([.$F427:.$SJ42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8]); &quot;&quot;; IF( COUNTBLANK([.$F428:.$SJ428]) = COLUMN([.$SJ428]) - COLUMN([.$F428]) +1; 0; IF(SUM([.$F428:.$SJ42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29]); &quot;&quot;; IF( COUNTBLANK([.$F429:.$SJ429]) = COLUMN([.$SJ429]) - COLUMN([.$F429]) +1; 0; IF(SUM([.$F429:.$SJ42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0]); &quot;&quot;; IF( COUNTBLANK([.$F430:.$SJ430]) = COLUMN([.$SJ430]) - COLUMN([.$F430]) +1; 0; IF(SUM([.$F430:.$SJ43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1]); &quot;&quot;; IF( COUNTBLANK([.$F431:.$SJ431]) = COLUMN([.$SJ431]) - COLUMN([.$F431]) +1; 0; IF(SUM([.$F431:.$SJ43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2]); &quot;&quot;; IF( COUNTBLANK([.$F432:.$SJ432]) = COLUMN([.$SJ432]) - COLUMN([.$F432]) +1; 0; IF(SUM([.$F432:.$SJ43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3]); &quot;&quot;; IF( COUNTBLANK([.$F433:.$SJ433]) = COLUMN([.$SJ433]) - COLUMN([.$F433]) +1; 0; IF(SUM([.$F433:.$SJ43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4]); &quot;&quot;; IF( COUNTBLANK([.$F434:.$SJ434]) = COLUMN([.$SJ434]) - COLUMN([.$F434]) +1; 0; IF(SUM([.$F434:.$SJ43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5]); &quot;&quot;; IF( COUNTBLANK([.$F435:.$SJ435]) = COLUMN([.$SJ435]) - COLUMN([.$F435]) +1; 0; IF(SUM([.$F435:.$SJ43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6]); &quot;&quot;; IF( COUNTBLANK([.$F436:.$SJ436]) = COLUMN([.$SJ436]) - COLUMN([.$F436]) +1; 0; IF(SUM([.$F436:.$SJ43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7]); &quot;&quot;; IF( COUNTBLANK([.$F437:.$SJ437]) = COLUMN([.$SJ437]) - COLUMN([.$F437]) +1; 0; IF(SUM([.$F437:.$SJ43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8]); &quot;&quot;; IF( COUNTBLANK([.$F438:.$SJ438]) = COLUMN([.$SJ438]) - COLUMN([.$F438]) +1; 0; IF(SUM([.$F438:.$SJ43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39]); &quot;&quot;; IF( COUNTBLANK([.$F439:.$SJ439]) = COLUMN([.$SJ439]) - COLUMN([.$F439]) +1; 0; IF(SUM([.$F439:.$SJ43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0]); &quot;&quot;; IF( COUNTBLANK([.$F440:.$SJ440]) = COLUMN([.$SJ440]) - COLUMN([.$F440]) +1; 0; IF(SUM([.$F440:.$SJ44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1]); &quot;&quot;; IF( COUNTBLANK([.$F441:.$SJ441]) = COLUMN([.$SJ441]) - COLUMN([.$F441]) +1; 0; IF(SUM([.$F441:.$SJ44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2]); &quot;&quot;; IF( COUNTBLANK([.$F442:.$SJ442]) = COLUMN([.$SJ442]) - COLUMN([.$F442]) +1; 0; IF(SUM([.$F442:.$SJ44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3]); &quot;&quot;; IF( COUNTBLANK([.$F443:.$SJ443]) = COLUMN([.$SJ443]) - COLUMN([.$F443]) +1; 0; IF(SUM([.$F443:.$SJ44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4]); &quot;&quot;; IF( COUNTBLANK([.$F444:.$SJ444]) = COLUMN([.$SJ444]) - COLUMN([.$F444]) +1; 0; IF(SUM([.$F444:.$SJ44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5]); &quot;&quot;; IF( COUNTBLANK([.$F445:.$SJ445]) = COLUMN([.$SJ445]) - COLUMN([.$F445]) +1; 0; IF(SUM([.$F445:.$SJ44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6]); &quot;&quot;; IF( COUNTBLANK([.$F446:.$SJ446]) = COLUMN([.$SJ446]) - COLUMN([.$F446]) +1; 0; IF(SUM([.$F446:.$SJ44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7]); &quot;&quot;; IF( COUNTBLANK([.$F447:.$SJ447]) = COLUMN([.$SJ447]) - COLUMN([.$F447]) +1; 0; IF(SUM([.$F447:.$SJ44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8]); &quot;&quot;; IF( COUNTBLANK([.$F448:.$SJ448]) = COLUMN([.$SJ448]) - COLUMN([.$F448]) +1; 0; IF(SUM([.$F448:.$SJ44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49]); &quot;&quot;; IF( COUNTBLANK([.$F449:.$SJ449]) = COLUMN([.$SJ449]) - COLUMN([.$F449]) +1; 0; IF(SUM([.$F449:.$SJ44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0]); &quot;&quot;; IF( COUNTBLANK([.$F450:.$SJ450]) = COLUMN([.$SJ450]) - COLUMN([.$F450]) +1; 0; IF(SUM([.$F450:.$SJ45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1]); &quot;&quot;; IF( COUNTBLANK([.$F451:.$SJ451]) = COLUMN([.$SJ451]) - COLUMN([.$F451]) +1; 0; IF(SUM([.$F451:.$SJ45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2]); &quot;&quot;; IF( COUNTBLANK([.$F452:.$SJ452]) = COLUMN([.$SJ452]) - COLUMN([.$F452]) +1; 0; IF(SUM([.$F452:.$SJ45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3]); &quot;&quot;; IF( COUNTBLANK([.$F453:.$SJ453]) = COLUMN([.$SJ453]) - COLUMN([.$F453]) +1; 0; IF(SUM([.$F453:.$SJ45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4]); &quot;&quot;; IF( COUNTBLANK([.$F454:.$SJ454]) = COLUMN([.$SJ454]) - COLUMN([.$F454]) +1; 0; IF(SUM([.$F454:.$SJ45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5]); &quot;&quot;; IF( COUNTBLANK([.$F455:.$SJ455]) = COLUMN([.$SJ455]) - COLUMN([.$F455]) +1; 0; IF(SUM([.$F455:.$SJ45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6]); &quot;&quot;; IF( COUNTBLANK([.$F456:.$SJ456]) = COLUMN([.$SJ456]) - COLUMN([.$F456]) +1; 0; IF(SUM([.$F456:.$SJ45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7]); &quot;&quot;; IF( COUNTBLANK([.$F457:.$SJ457]) = COLUMN([.$SJ457]) - COLUMN([.$F457]) +1; 0; IF(SUM([.$F457:.$SJ45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8]); &quot;&quot;; IF( COUNTBLANK([.$F458:.$SJ458]) = COLUMN([.$SJ458]) - COLUMN([.$F458]) +1; 0; IF(SUM([.$F458:.$SJ45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59]); &quot;&quot;; IF( COUNTBLANK([.$F459:.$SJ459]) = COLUMN([.$SJ459]) - COLUMN([.$F459]) +1; 0; IF(SUM([.$F459:.$SJ45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0]); &quot;&quot;; IF( COUNTBLANK([.$F460:.$SJ460]) = COLUMN([.$SJ460]) - COLUMN([.$F460]) +1; 0; IF(SUM([.$F460:.$SJ46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1]); &quot;&quot;; IF( COUNTBLANK([.$F461:.$SJ461]) = COLUMN([.$SJ461]) - COLUMN([.$F461]) +1; 0; IF(SUM([.$F461:.$SJ46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2]); &quot;&quot;; IF( COUNTBLANK([.$F462:.$SJ462]) = COLUMN([.$SJ462]) - COLUMN([.$F462]) +1; 0; IF(SUM([.$F462:.$SJ46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3]); &quot;&quot;; IF( COUNTBLANK([.$F463:.$SJ463]) = COLUMN([.$SJ463]) - COLUMN([.$F463]) +1; 0; IF(SUM([.$F463:.$SJ46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4]); &quot;&quot;; IF( COUNTBLANK([.$F464:.$SJ464]) = COLUMN([.$SJ464]) - COLUMN([.$F464]) +1; 0; IF(SUM([.$F464:.$SJ46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5]); &quot;&quot;; IF( COUNTBLANK([.$F465:.$SJ465]) = COLUMN([.$SJ465]) - COLUMN([.$F465]) +1; 0; IF(SUM([.$F465:.$SJ46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6]); &quot;&quot;; IF( COUNTBLANK([.$F466:.$SJ466]) = COLUMN([.$SJ466]) - COLUMN([.$F466]) +1; 0; IF(SUM([.$F466:.$SJ46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7]); &quot;&quot;; IF( COUNTBLANK([.$F467:.$SJ467]) = COLUMN([.$SJ467]) - COLUMN([.$F467]) +1; 0; IF(SUM([.$F467:.$SJ46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8]); &quot;&quot;; IF( COUNTBLANK([.$F468:.$SJ468]) = COLUMN([.$SJ468]) - COLUMN([.$F468]) +1; 0; IF(SUM([.$F468:.$SJ46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69]); &quot;&quot;; IF( COUNTBLANK([.$F469:.$SJ469]) = COLUMN([.$SJ469]) - COLUMN([.$F469]) +1; 0; IF(SUM([.$F469:.$SJ46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0]); &quot;&quot;; IF( COUNTBLANK([.$F470:.$SJ470]) = COLUMN([.$SJ470]) - COLUMN([.$F470]) +1; 0; IF(SUM([.$F470:.$SJ47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1]); &quot;&quot;; IF( COUNTBLANK([.$F471:.$SJ471]) = COLUMN([.$SJ471]) - COLUMN([.$F471]) +1; 0; IF(SUM([.$F471:.$SJ47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2]); &quot;&quot;; IF( COUNTBLANK([.$F472:.$SJ472]) = COLUMN([.$SJ472]) - COLUMN([.$F472]) +1; 0; IF(SUM([.$F472:.$SJ47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3]); &quot;&quot;; IF( COUNTBLANK([.$F473:.$SJ473]) = COLUMN([.$SJ473]) - COLUMN([.$F473]) +1; 0; IF(SUM([.$F473:.$SJ47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4]); &quot;&quot;; IF( COUNTBLANK([.$F474:.$SJ474]) = COLUMN([.$SJ474]) - COLUMN([.$F474]) +1; 0; IF(SUM([.$F474:.$SJ47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5]); &quot;&quot;; IF( COUNTBLANK([.$F475:.$SJ475]) = COLUMN([.$SJ475]) - COLUMN([.$F475]) +1; 0; IF(SUM([.$F475:.$SJ47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6]); &quot;&quot;; IF( COUNTBLANK([.$F476:.$SJ476]) = COLUMN([.$SJ476]) - COLUMN([.$F476]) +1; 0; IF(SUM([.$F476:.$SJ47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7]); &quot;&quot;; IF( COUNTBLANK([.$F477:.$SJ477]) = COLUMN([.$SJ477]) - COLUMN([.$F477]) +1; 0; IF(SUM([.$F477:.$SJ47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8]); &quot;&quot;; IF( COUNTBLANK([.$F478:.$SJ478]) = COLUMN([.$SJ478]) - COLUMN([.$F478]) +1; 0; IF(SUM([.$F478:.$SJ47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79]); &quot;&quot;; IF( COUNTBLANK([.$F479:.$SJ479]) = COLUMN([.$SJ479]) - COLUMN([.$F479]) +1; 0; IF(SUM([.$F479:.$SJ47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0]); &quot;&quot;; IF( COUNTBLANK([.$F480:.$SJ480]) = COLUMN([.$SJ480]) - COLUMN([.$F480]) +1; 0; IF(SUM([.$F480:.$SJ48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1]); &quot;&quot;; IF( COUNTBLANK([.$F481:.$SJ481]) = COLUMN([.$SJ481]) - COLUMN([.$F481]) +1; 0; IF(SUM([.$F481:.$SJ48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2]); &quot;&quot;; IF( COUNTBLANK([.$F482:.$SJ482]) = COLUMN([.$SJ482]) - COLUMN([.$F482]) +1; 0; IF(SUM([.$F482:.$SJ48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3]); &quot;&quot;; IF( COUNTBLANK([.$F483:.$SJ483]) = COLUMN([.$SJ483]) - COLUMN([.$F483]) +1; 0; IF(SUM([.$F483:.$SJ48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4]); &quot;&quot;; IF( COUNTBLANK([.$F484:.$SJ484]) = COLUMN([.$SJ484]) - COLUMN([.$F484]) +1; 0; IF(SUM([.$F484:.$SJ48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5]); &quot;&quot;; IF( COUNTBLANK([.$F485:.$SJ485]) = COLUMN([.$SJ485]) - COLUMN([.$F485]) +1; 0; IF(SUM([.$F485:.$SJ48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6]); &quot;&quot;; IF( COUNTBLANK([.$F486:.$SJ486]) = COLUMN([.$SJ486]) - COLUMN([.$F486]) +1; 0; IF(SUM([.$F486:.$SJ48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7]); &quot;&quot;; IF( COUNTBLANK([.$F487:.$SJ487]) = COLUMN([.$SJ487]) - COLUMN([.$F487]) +1; 0; IF(SUM([.$F487:.$SJ48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8]); &quot;&quot;; IF( COUNTBLANK([.$F488:.$SJ488]) = COLUMN([.$SJ488]) - COLUMN([.$F488]) +1; 0; IF(SUM([.$F488:.$SJ48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89]); &quot;&quot;; IF( COUNTBLANK([.$F489:.$SJ489]) = COLUMN([.$SJ489]) - COLUMN([.$F489]) +1; 0; IF(SUM([.$F489:.$SJ48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0]); &quot;&quot;; IF( COUNTBLANK([.$F490:.$SJ490]) = COLUMN([.$SJ490]) - COLUMN([.$F490]) +1; 0; IF(SUM([.$F490:.$SJ490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1]); &quot;&quot;; IF( COUNTBLANK([.$F491:.$SJ491]) = COLUMN([.$SJ491]) - COLUMN([.$F491]) +1; 0; IF(SUM([.$F491:.$SJ491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2]); &quot;&quot;; IF( COUNTBLANK([.$F492:.$SJ492]) = COLUMN([.$SJ492]) - COLUMN([.$F492]) +1; 0; IF(SUM([.$F492:.$SJ492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3]); &quot;&quot;; IF( COUNTBLANK([.$F493:.$SJ493]) = COLUMN([.$SJ493]) - COLUMN([.$F493]) +1; 0; IF(SUM([.$F493:.$SJ493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4]); &quot;&quot;; IF( COUNTBLANK([.$F494:.$SJ494]) = COLUMN([.$SJ494]) - COLUMN([.$F494]) +1; 0; IF(SUM([.$F494:.$SJ494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5]); &quot;&quot;; IF( COUNTBLANK([.$F495:.$SJ495]) = COLUMN([.$SJ495]) - COLUMN([.$F495]) +1; 0; IF(SUM([.$F495:.$SJ495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6]); &quot;&quot;; IF( COUNTBLANK([.$F496:.$SJ496]) = COLUMN([.$SJ496]) - COLUMN([.$F496]) +1; 0; IF(SUM([.$F496:.$SJ496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7]); &quot;&quot;; IF( COUNTBLANK([.$F497:.$SJ497]) = COLUMN([.$SJ497]) - COLUMN([.$F497]) +1; 0; IF(SUM([.$F497:.$SJ497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8]); &quot;&quot;; IF( COUNTBLANK([.$F498:.$SJ498]) = COLUMN([.$SJ498]) - COLUMN([.$F498]) +1; 0; IF(SUM([.$F498:.$SJ498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499]); &quot;&quot;; IF( COUNTBLANK([.$F499:.$SJ499]) = COLUMN([.$SJ499]) - COLUMN([.$F499]) +1; 0; IF(SUM([.$F499:.$SJ499])=0; 3;  IF( SUM(OFFSET([.$F$2:.$F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content-validation-name="val6"/>
          <table:table-cell table:formula="of:=IF( ISBLANK([.$A500]); &quot;&quot;; IF( COUNTBLANK([.$F500:.$SJ500]) = COLUMN([.$SJ500]) - COLUMN([.$F500]) +1; 0; IF(SUM([.$F500:.$SJ500])=0; 3;  IF( SUM(OFFSET([.$F$2:.$F$500];0;ROW()-2))=0;1;2) ) ) )">
            <text:p/>
          </table:table-cell>
          <table:table-cell table:number-columns-repeated="499"/>
        </table:table-row>
      </table:table>
      <table:table table:name="Clinical Codes" table:style-name="ta1" table:print="false">
        <table:table-column table:style-name="co8" table:number-columns-repeated="2" table:default-cell-style-name="ce6"/>
        <table:table-column table:style-name="co10" table:default-cell-style-name="ce21"/>
        <table:table-column-group>
          <table:table-column table:style-name="co6" table:number-columns-repeated="5" table:default-cell-style-name="ce4"/>
          <table:table-column table:style-name="co10" table:default-cell-style-name="ce21"/>
        </table:table-column-group>
        <table:table-column-group>
          <table:table-column table:style-name="co6" table:number-columns-repeated="5" table:default-cell-style-name="ce4"/>
          <table:table-column table:style-name="co13" table:default-cell-style-name="ce21"/>
        </table:table-column-group>
        <table:table-column table:style-name="co6" table:number-columns-repeated="5" table:default-cell-style-name="ce4"/>
        <table:table-column table:style-name="co13" table:default-cell-style-name="ce21"/>
        <table:table-row table:style-name="ro5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NOMED</text:p>
          </table:table-cell>
          <table:table-cell table:style-name="ce17" table:number-columns-repeated="5"/>
          <table:table-cell table:style-name="ce17" office:value-type="string">
            <text:p>ICD-10</text:p>
          </table:table-cell>
          <table:table-cell table:style-name="ce17" table:number-columns-repeated="5"/>
          <table:table-cell table:style-name="ce17" office:value-type="string">
            <text:p>OPCS-4</text:p>
          </table:table-cell>
          <table:table-cell table:style-name="ce17" table:number-columns-repeated="5"/>
        </table:table-row>
        <table:table-row table:style-name="ro5">
          <table:table-cell table:formula="of:=IF(ISBLANK([Synonyms.A2]);&quot;&quot;;[Synonyms.A2])" office:value-type="string" office:string-value="BloodTest">
            <text:p>BloodTest</text:p>
          </table:table-cell>
          <table:table-cell table:formula="of:=IF(ISBLANK([Synonyms.B2]);&quot;&quot;;[Synonyms.B2])" office:value-type="string" office:string-value="Blood Test">
            <text:p>Blood Test</text:p>
          </table:table-cell>
          <table:table-cell office:value-type="string">
            <text:p>-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-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-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4</text:p>
          </table:table-cell>
          <table:table-cell office:value-type="string">
            <text:p>O5</text:p>
          </table:table-cell>
          <table:table-cell office:value-type="string">
            <text:p>-</text:p>
          </table:table-cell>
        </table:table-row>
        <table:table-row table:style-name="ro5">
          <table:table-cell table:formula="of:=IF(ISBLANK([Synonyms.A3]);&quot;&quot;;[Synonyms.A3])" office:value-type="string" office:string-value="TraceMetals">
            <text:p>TraceMetals</text:p>
          </table:table-cell>
          <table:table-cell table:formula="of:=IF(ISBLANK([Synonyms.B3]);&quot;&quot;;[Synonyms.B3])" office:value-type="string" office:string-value="Trace Metals">
            <text:p>Trace Metal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]);&quot;&quot;;[Synonyms.A4])" office:value-type="string" office:string-value="Electrolytes">
            <text:p>Electrolytes</text:p>
          </table:table-cell>
          <table:table-cell table:formula="of:=IF(ISBLANK([Synonyms.B4]);&quot;&quot;;[Synonyms.B4])" office:value-type="string" office:string-value="Electrolytes">
            <text:p>Electrolyte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]);&quot;&quot;;[Synonyms.A5])" office:value-type="string" office:string-value="Sodium">
            <text:p>Sodium</text:p>
          </table:table-cell>
          <table:table-cell table:formula="of:=IF(ISBLANK([Synonyms.B5]);&quot;&quot;;[Synonyms.B5])" office:value-type="string" office:string-value="Sodium (Na)">
            <text:p>Sodium (Na)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]);&quot;&quot;;[Synonyms.A6])" office:value-type="string" office:string-value="Potassium">
            <text:p>Potassium</text:p>
          </table:table-cell>
          <table:table-cell table:formula="of:=IF(ISBLANK([Synonyms.B6]);&quot;&quot;;[Synonyms.B6])" office:value-type="string" office:string-value="Potassium (K)">
            <text:p>Potassium (K)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]);&quot;&quot;;[Synonyms.A7])" office:value-type="string" office:string-value="Chloride">
            <text:p>Chloride</text:p>
          </table:table-cell>
          <table:table-cell table:formula="of:=IF(ISBLANK([Synonyms.B7]);&quot;&quot;;[Synonyms.B7])" office:value-type="string" office:string-value="Chloride (Cl)">
            <text:p>Chloride (Cl)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]);&quot;&quot;;[Synonyms.A8])" office:value-type="string" office:string-value="Urea">
            <text:p>Urea</text:p>
          </table:table-cell>
          <table:table-cell table:formula="of:=IF(ISBLANK([Synonyms.B8]);&quot;&quot;;[Synonyms.B8])" office:value-type="string" office:string-value="Urea">
            <text:p>Urea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]);&quot;&quot;;[Synonyms.A9])" office:value-type="string" office:string-value="Creatinine">
            <text:p>Creatinine</text:p>
          </table:table-cell>
          <table:table-cell table:formula="of:=IF(ISBLANK([Synonyms.B9]);&quot;&quot;;[Synonyms.B9])" office:value-type="string" office:string-value="Creatinine">
            <text:p>Creatini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]);&quot;&quot;;[Synonyms.A10])" office:value-type="string" office:string-value="Pyruvate">
            <text:p>Pyruvate</text:p>
          </table:table-cell>
          <table:table-cell table:formula="of:=IF(ISBLANK([Synonyms.B10]);&quot;&quot;;[Synonyms.B10])" office:value-type="string" office:string-value="Pyruvate">
            <text:p>Pyruv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]);&quot;&quot;;[Synonyms.A11])" office:value-type="string" office:string-value="BoneChemistry">
            <text:p>BoneChemistry</text:p>
          </table:table-cell>
          <table:table-cell table:formula="of:=IF(ISBLANK([Synonyms.B11]);&quot;&quot;;[Synonyms.B11])" office:value-type="string" office:string-value="Bone Chemistry">
            <text:p>Bone Chemistry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]);&quot;&quot;;[Synonyms.A12])" office:value-type="string" office:string-value="CTX">
            <text:p>CTX</text:p>
          </table:table-cell>
          <table:table-cell table:formula="of:=IF(ISBLANK([Synonyms.B12]);&quot;&quot;;[Synonyms.B12])" office:value-type="string" office:string-value="CTX">
            <text:p>CTX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]);&quot;&quot;;[Synonyms.A13])" office:value-type="string" office:string-value="P1NP">
            <text:p>P1NP</text:p>
          </table:table-cell>
          <table:table-cell table:formula="of:=IF(ISBLANK([Synonyms.B13]);&quot;&quot;;[Synonyms.B13])" office:value-type="string" office:string-value="P1NP">
            <text:p>P1NP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]);&quot;&quot;;[Synonyms.A14])" office:value-type="string" office:string-value="Calcium">
            <text:p>Calcium</text:p>
          </table:table-cell>
          <table:table-cell table:formula="of:=IF(ISBLANK([Synonyms.B14]);&quot;&quot;;[Synonyms.B14])" office:value-type="string" office:string-value="Calcium">
            <text:p>Calcium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]);&quot;&quot;;[Synonyms.A15])" office:value-type="string" office:string-value="AlkalinePhosphatase">
            <text:p>AlkalinePhosphatase</text:p>
          </table:table-cell>
          <table:table-cell table:formula="of:=IF(ISBLANK([Synonyms.B15]);&quot;&quot;;[Synonyms.B15])" office:value-type="string" office:string-value="Alkaline Phosphatase">
            <text:p>Alkaline Phosphatas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]);&quot;&quot;;[Synonyms.A16])" office:value-type="string" office:string-value="VitaminD">
            <text:p>VitaminD</text:p>
          </table:table-cell>
          <table:table-cell table:formula="of:=IF(ISBLANK([Synonyms.B16]);&quot;&quot;;[Synonyms.B16])" office:value-type="string" office:string-value="Vitamin D">
            <text:p>Vitamin D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]);&quot;&quot;;[Synonyms.A17])" office:value-type="string" office:string-value="GFR">
            <text:p>GFR</text:p>
          </table:table-cell>
          <table:table-cell table:formula="of:=IF(ISBLANK([Synonyms.B17]);&quot;&quot;;[Synonyms.B17])" office:value-type="string" office:string-value="GFR">
            <text:p>GFR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]);&quot;&quot;;[Synonyms.A18])" office:value-type="string" office:string-value="MDRD">
            <text:p>MDRD</text:p>
          </table:table-cell>
          <table:table-cell table:formula="of:=IF(ISBLANK([Synonyms.B18]);&quot;&quot;;[Synonyms.B18])" office:value-type="string" office:string-value="MDRD">
            <text:p>MDRD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]);&quot;&quot;;[Synonyms.A19])">
            <text:p/>
          </table:table-cell>
          <table:table-cell table:formula="of:=IF(ISBLANK([Synonyms.B19]);&quot;&quot;;[Synonyms.B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]);&quot;&quot;;[Synonyms.A20])">
            <text:p/>
          </table:table-cell>
          <table:table-cell table:formula="of:=IF(ISBLANK([Synonyms.B20]);&quot;&quot;;[Synonyms.B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]);&quot;&quot;;[Synonyms.A21])">
            <text:p/>
          </table:table-cell>
          <table:table-cell table:formula="of:=IF(ISBLANK([Synonyms.B21]);&quot;&quot;;[Synonyms.B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]);&quot;&quot;;[Synonyms.A22])">
            <text:p/>
          </table:table-cell>
          <table:table-cell table:formula="of:=IF(ISBLANK([Synonyms.B22]);&quot;&quot;;[Synonyms.B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]);&quot;&quot;;[Synonyms.A23])">
            <text:p/>
          </table:table-cell>
          <table:table-cell table:formula="of:=IF(ISBLANK([Synonyms.B23]);&quot;&quot;;[Synonyms.B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]);&quot;&quot;;[Synonyms.A24])">
            <text:p/>
          </table:table-cell>
          <table:table-cell table:formula="of:=IF(ISBLANK([Synonyms.B24]);&quot;&quot;;[Synonyms.B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]);&quot;&quot;;[Synonyms.A25])">
            <text:p/>
          </table:table-cell>
          <table:table-cell table:formula="of:=IF(ISBLANK([Synonyms.B25]);&quot;&quot;;[Synonyms.B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5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</table:table>
      <table:table table:name="Synonyms" table:style-name="ta1" table:protected="true" table:print="false">
        <table:table-column table:style-name="co8" table:number-columns-repeated="2" table:default-cell-style-name="ce6"/>
        <table:table-column table:style-name="co10" table:default-cell-style-name="ce21"/>
        <table:table-column table:style-name="co6" table:number-columns-repeated="23" table:default-cell-style-name="ce4"/>
        <table:table-row table:style-name="ro5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ynonyms</text:p>
          </table:table-cell>
          <table:table-cell table:style-name="ce17" table:number-columns-repeated="22"/>
        </table:table-row>
        <table:table-row table:style-name="ro5">
          <table:table-cell table:formula="of:=IF(ISBLANK(['Class Hierarchy'.A2]);&quot;&quot;;['Class Hierarchy'.A2])" office:value-type="string" office:string-value="BloodTest">
            <text:p>BloodTest</text:p>
          </table:table-cell>
          <table:table-cell table:formula="of:=IF(ISBLANK(['Class Hierarchy'.B2]);&quot;&quot;;['Class Hierarchy'.B2])" office:value-type="string" office:string-value="Blood Test">
            <text:p>Blood Tes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]);&quot;&quot;;['Class Hierarchy'.A3])" office:value-type="string" office:string-value="TraceMetals">
            <text:p>TraceMetals</text:p>
          </table:table-cell>
          <table:table-cell table:formula="of:=IF(ISBLANK(['Class Hierarchy'.B3]);&quot;&quot;;['Class Hierarchy'.B3])" office:value-type="string" office:string-value="Trace Metals">
            <text:p>Trace Metal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]);&quot;&quot;;['Class Hierarchy'.A4])" office:value-type="string" office:string-value="Electrolytes">
            <text:p>Electrolytes</text:p>
          </table:table-cell>
          <table:table-cell table:formula="of:=IF(ISBLANK(['Class Hierarchy'.B4]);&quot;&quot;;['Class Hierarchy'.B4])" office:value-type="string" office:string-value="Electrolytes">
            <text:p>Electrolyte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]);&quot;&quot;;['Class Hierarchy'.A5])" office:value-type="string" office:string-value="Sodium">
            <text:p>Sodium</text:p>
          </table:table-cell>
          <table:table-cell table:formula="of:=IF(ISBLANK(['Class Hierarchy'.B5]);&quot;&quot;;['Class Hierarchy'.B5])" office:value-type="string" office:string-value="Sodium (Na)">
            <text:p>Sodium (Na)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]);&quot;&quot;;['Class Hierarchy'.A6])" office:value-type="string" office:string-value="Potassium">
            <text:p>Potassium</text:p>
          </table:table-cell>
          <table:table-cell table:formula="of:=IF(ISBLANK(['Class Hierarchy'.B6]);&quot;&quot;;['Class Hierarchy'.B6])" office:value-type="string" office:string-value="Potassium (K)">
            <text:p>Potassium (K)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]);&quot;&quot;;['Class Hierarchy'.A7])" office:value-type="string" office:string-value="Chloride">
            <text:p>Chloride</text:p>
          </table:table-cell>
          <table:table-cell table:formula="of:=IF(ISBLANK(['Class Hierarchy'.B7]);&quot;&quot;;['Class Hierarchy'.B7])" office:value-type="string" office:string-value="Chloride (Cl)">
            <text:p>Chloride (Cl)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]);&quot;&quot;;['Class Hierarchy'.A8])" office:value-type="string" office:string-value="Urea">
            <text:p>Urea</text:p>
          </table:table-cell>
          <table:table-cell table:formula="of:=IF(ISBLANK(['Class Hierarchy'.B8]);&quot;&quot;;['Class Hierarchy'.B8])" office:value-type="string" office:string-value="Urea">
            <text:p>Urea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]);&quot;&quot;;['Class Hierarchy'.A9])" office:value-type="string" office:string-value="Creatinine">
            <text:p>Creatinine</text:p>
          </table:table-cell>
          <table:table-cell table:formula="of:=IF(ISBLANK(['Class Hierarchy'.B9]);&quot;&quot;;['Class Hierarchy'.B9])" office:value-type="string" office:string-value="Creatinine">
            <text:p>Creatini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]);&quot;&quot;;['Class Hierarchy'.A10])" office:value-type="string" office:string-value="Pyruvate">
            <text:p>Pyruvate</text:p>
          </table:table-cell>
          <table:table-cell table:formula="of:=IF(ISBLANK(['Class Hierarchy'.B10]);&quot;&quot;;['Class Hierarchy'.B10])" office:value-type="string" office:string-value="Pyruvate">
            <text:p>Pyruvat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]);&quot;&quot;;['Class Hierarchy'.A11])" office:value-type="string" office:string-value="BoneChemistry">
            <text:p>BoneChemistry</text:p>
          </table:table-cell>
          <table:table-cell table:formula="of:=IF(ISBLANK(['Class Hierarchy'.B11]);&quot;&quot;;['Class Hierarchy'.B11])" office:value-type="string" office:string-value="Bone Chemistry">
            <text:p>Bone Chemistry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]);&quot;&quot;;['Class Hierarchy'.A12])" office:value-type="string" office:string-value="CTX">
            <text:p>CTX</text:p>
          </table:table-cell>
          <table:table-cell table:formula="of:=IF(ISBLANK(['Class Hierarchy'.B12]);&quot;&quot;;['Class Hierarchy'.B12])" office:value-type="string" office:string-value="CTX">
            <text:p>CTX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]);&quot;&quot;;['Class Hierarchy'.A13])" office:value-type="string" office:string-value="P1NP">
            <text:p>P1NP</text:p>
          </table:table-cell>
          <table:table-cell table:formula="of:=IF(ISBLANK(['Class Hierarchy'.B13]);&quot;&quot;;['Class Hierarchy'.B13])" office:value-type="string" office:string-value="P1NP">
            <text:p>P1NP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]);&quot;&quot;;['Class Hierarchy'.A14])" office:value-type="string" office:string-value="Calcium">
            <text:p>Calcium</text:p>
          </table:table-cell>
          <table:table-cell table:formula="of:=IF(ISBLANK(['Class Hierarchy'.B14]);&quot;&quot;;['Class Hierarchy'.B14])" office:value-type="string" office:string-value="Calcium">
            <text:p>Calcium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]);&quot;&quot;;['Class Hierarchy'.A15])" office:value-type="string" office:string-value="AlkalinePhosphatase">
            <text:p>AlkalinePhosphatase</text:p>
          </table:table-cell>
          <table:table-cell table:formula="of:=IF(ISBLANK(['Class Hierarchy'.B15]);&quot;&quot;;['Class Hierarchy'.B15])" office:value-type="string" office:string-value="Alkaline Phosphatase">
            <text:p>Alkaline Phosphatas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]);&quot;&quot;;['Class Hierarchy'.A16])" office:value-type="string" office:string-value="VitaminD">
            <text:p>VitaminD</text:p>
          </table:table-cell>
          <table:table-cell table:formula="of:=IF(ISBLANK(['Class Hierarchy'.B16]);&quot;&quot;;['Class Hierarchy'.B16])" office:value-type="string" office:string-value="Vitamin D">
            <text:p>Vitamin D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]);&quot;&quot;;['Class Hierarchy'.A17])" office:value-type="string" office:string-value="GFR">
            <text:p>GFR</text:p>
          </table:table-cell>
          <table:table-cell table:formula="of:=IF(ISBLANK(['Class Hierarchy'.B17]);&quot;&quot;;['Class Hierarchy'.B17])" office:value-type="string" office:string-value="GFR">
            <text:p>GFR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]);&quot;&quot;;['Class Hierarchy'.A18])" office:value-type="string" office:string-value="MDRD">
            <text:p>MDRD</text:p>
          </table:table-cell>
          <table:table-cell table:formula="of:=IF(ISBLANK(['Class Hierarchy'.B18]);&quot;&quot;;['Class Hierarchy'.B18])" office:value-type="string" office:string-value="MDRD">
            <text:p>MDRD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]);&quot;&quot;;['Class Hierarchy'.A19])">
            <text:p/>
          </table:table-cell>
          <table:table-cell table:formula="of:=IF(ISBLANK(['Class Hierarchy'.B19]);&quot;&quot;;['Class Hierarchy'.B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]);&quot;&quot;;['Class Hierarchy'.A20])">
            <text:p/>
          </table:table-cell>
          <table:table-cell table:formula="of:=IF(ISBLANK(['Class Hierarchy'.B20]);&quot;&quot;;['Class Hierarchy'.B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]);&quot;&quot;;['Class Hierarchy'.A21])">
            <text:p/>
          </table:table-cell>
          <table:table-cell table:formula="of:=IF(ISBLANK(['Class Hierarchy'.B21]);&quot;&quot;;['Class Hierarchy'.B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]);&quot;&quot;;['Class Hierarchy'.A22])">
            <text:p/>
          </table:table-cell>
          <table:table-cell table:formula="of:=IF(ISBLANK(['Class Hierarchy'.B22]);&quot;&quot;;['Class Hierarchy'.B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]);&quot;&quot;;['Class Hierarchy'.A23])">
            <text:p/>
          </table:table-cell>
          <table:table-cell table:formula="of:=IF(ISBLANK(['Class Hierarchy'.B23]);&quot;&quot;;['Class Hierarchy'.B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]);&quot;&quot;;['Class Hierarchy'.A24])">
            <text:p/>
          </table:table-cell>
          <table:table-cell table:formula="of:=IF(ISBLANK(['Class Hierarchy'.B24]);&quot;&quot;;['Class Hierarchy'.B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]);&quot;&quot;;['Class Hierarchy'.A25])">
            <text:p/>
          </table:table-cell>
          <table:table-cell table:formula="of:=IF(ISBLANK(['Class Hierarchy'.B25]);&quot;&quot;;['Class Hierarchy'.B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]);&quot;&quot;;['Class Hierarchy'.A26])">
            <text:p/>
          </table:table-cell>
          <table:table-cell table:formula="of:=IF(ISBLANK(['Class Hierarchy'.B26]);&quot;&quot;;['Class Hierarchy'.B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]);&quot;&quot;;['Class Hierarchy'.A27])">
            <text:p/>
          </table:table-cell>
          <table:table-cell table:formula="of:=IF(ISBLANK(['Class Hierarchy'.B27]);&quot;&quot;;['Class Hierarchy'.B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]);&quot;&quot;;['Class Hierarchy'.A28])">
            <text:p/>
          </table:table-cell>
          <table:table-cell table:formula="of:=IF(ISBLANK(['Class Hierarchy'.B28]);&quot;&quot;;['Class Hierarchy'.B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]);&quot;&quot;;['Class Hierarchy'.A29])">
            <text:p/>
          </table:table-cell>
          <table:table-cell table:formula="of:=IF(ISBLANK(['Class Hierarchy'.B29]);&quot;&quot;;['Class Hierarchy'.B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]);&quot;&quot;;['Class Hierarchy'.A30])">
            <text:p/>
          </table:table-cell>
          <table:table-cell table:formula="of:=IF(ISBLANK(['Class Hierarchy'.B30]);&quot;&quot;;['Class Hierarchy'.B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]);&quot;&quot;;['Class Hierarchy'.A31])">
            <text:p/>
          </table:table-cell>
          <table:table-cell table:formula="of:=IF(ISBLANK(['Class Hierarchy'.B31]);&quot;&quot;;['Class Hierarchy'.B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]);&quot;&quot;;['Class Hierarchy'.A32])">
            <text:p/>
          </table:table-cell>
          <table:table-cell table:formula="of:=IF(ISBLANK(['Class Hierarchy'.B32]);&quot;&quot;;['Class Hierarchy'.B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]);&quot;&quot;;['Class Hierarchy'.A33])">
            <text:p/>
          </table:table-cell>
          <table:table-cell table:formula="of:=IF(ISBLANK(['Class Hierarchy'.B33]);&quot;&quot;;['Class Hierarchy'.B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]);&quot;&quot;;['Class Hierarchy'.A34])">
            <text:p/>
          </table:table-cell>
          <table:table-cell table:formula="of:=IF(ISBLANK(['Class Hierarchy'.B34]);&quot;&quot;;['Class Hierarchy'.B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]);&quot;&quot;;['Class Hierarchy'.A35])">
            <text:p/>
          </table:table-cell>
          <table:table-cell table:formula="of:=IF(ISBLANK(['Class Hierarchy'.B35]);&quot;&quot;;['Class Hierarchy'.B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]);&quot;&quot;;['Class Hierarchy'.A36])">
            <text:p/>
          </table:table-cell>
          <table:table-cell table:formula="of:=IF(ISBLANK(['Class Hierarchy'.B36]);&quot;&quot;;['Class Hierarchy'.B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]);&quot;&quot;;['Class Hierarchy'.A37])">
            <text:p/>
          </table:table-cell>
          <table:table-cell table:formula="of:=IF(ISBLANK(['Class Hierarchy'.B37]);&quot;&quot;;['Class Hierarchy'.B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]);&quot;&quot;;['Class Hierarchy'.A38])">
            <text:p/>
          </table:table-cell>
          <table:table-cell table:formula="of:=IF(ISBLANK(['Class Hierarchy'.B38]);&quot;&quot;;['Class Hierarchy'.B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]);&quot;&quot;;['Class Hierarchy'.A39])">
            <text:p/>
          </table:table-cell>
          <table:table-cell table:formula="of:=IF(ISBLANK(['Class Hierarchy'.B39]);&quot;&quot;;['Class Hierarchy'.B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]);&quot;&quot;;['Class Hierarchy'.A40])">
            <text:p/>
          </table:table-cell>
          <table:table-cell table:formula="of:=IF(ISBLANK(['Class Hierarchy'.B40]);&quot;&quot;;['Class Hierarchy'.B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]);&quot;&quot;;['Class Hierarchy'.A41])">
            <text:p/>
          </table:table-cell>
          <table:table-cell table:formula="of:=IF(ISBLANK(['Class Hierarchy'.B41]);&quot;&quot;;['Class Hierarchy'.B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]);&quot;&quot;;['Class Hierarchy'.A42])">
            <text:p/>
          </table:table-cell>
          <table:table-cell table:formula="of:=IF(ISBLANK(['Class Hierarchy'.B42]);&quot;&quot;;['Class Hierarchy'.B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]);&quot;&quot;;['Class Hierarchy'.A43])">
            <text:p/>
          </table:table-cell>
          <table:table-cell table:formula="of:=IF(ISBLANK(['Class Hierarchy'.B43]);&quot;&quot;;['Class Hierarchy'.B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]);&quot;&quot;;['Class Hierarchy'.A44])">
            <text:p/>
          </table:table-cell>
          <table:table-cell table:formula="of:=IF(ISBLANK(['Class Hierarchy'.B44]);&quot;&quot;;['Class Hierarchy'.B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]);&quot;&quot;;['Class Hierarchy'.A45])">
            <text:p/>
          </table:table-cell>
          <table:table-cell table:formula="of:=IF(ISBLANK(['Class Hierarchy'.B45]);&quot;&quot;;['Class Hierarchy'.B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]);&quot;&quot;;['Class Hierarchy'.A46])">
            <text:p/>
          </table:table-cell>
          <table:table-cell table:formula="of:=IF(ISBLANK(['Class Hierarchy'.B46]);&quot;&quot;;['Class Hierarchy'.B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]);&quot;&quot;;['Class Hierarchy'.A47])">
            <text:p/>
          </table:table-cell>
          <table:table-cell table:formula="of:=IF(ISBLANK(['Class Hierarchy'.B47]);&quot;&quot;;['Class Hierarchy'.B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]);&quot;&quot;;['Class Hierarchy'.A48])">
            <text:p/>
          </table:table-cell>
          <table:table-cell table:formula="of:=IF(ISBLANK(['Class Hierarchy'.B48]);&quot;&quot;;['Class Hierarchy'.B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]);&quot;&quot;;['Class Hierarchy'.A49])">
            <text:p/>
          </table:table-cell>
          <table:table-cell table:formula="of:=IF(ISBLANK(['Class Hierarchy'.B49]);&quot;&quot;;['Class Hierarchy'.B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0]);&quot;&quot;;['Class Hierarchy'.A50])">
            <text:p/>
          </table:table-cell>
          <table:table-cell table:formula="of:=IF(ISBLANK(['Class Hierarchy'.B50]);&quot;&quot;;['Class Hierarchy'.B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1]);&quot;&quot;;['Class Hierarchy'.A51])">
            <text:p/>
          </table:table-cell>
          <table:table-cell table:formula="of:=IF(ISBLANK(['Class Hierarchy'.B51]);&quot;&quot;;['Class Hierarchy'.B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2]);&quot;&quot;;['Class Hierarchy'.A52])">
            <text:p/>
          </table:table-cell>
          <table:table-cell table:formula="of:=IF(ISBLANK(['Class Hierarchy'.B52]);&quot;&quot;;['Class Hierarchy'.B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3]);&quot;&quot;;['Class Hierarchy'.A53])">
            <text:p/>
          </table:table-cell>
          <table:table-cell table:formula="of:=IF(ISBLANK(['Class Hierarchy'.B53]);&quot;&quot;;['Class Hierarchy'.B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4]);&quot;&quot;;['Class Hierarchy'.A54])">
            <text:p/>
          </table:table-cell>
          <table:table-cell table:formula="of:=IF(ISBLANK(['Class Hierarchy'.B54]);&quot;&quot;;['Class Hierarchy'.B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5]);&quot;&quot;;['Class Hierarchy'.A55])">
            <text:p/>
          </table:table-cell>
          <table:table-cell table:formula="of:=IF(ISBLANK(['Class Hierarchy'.B55]);&quot;&quot;;['Class Hierarchy'.B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6]);&quot;&quot;;['Class Hierarchy'.A56])">
            <text:p/>
          </table:table-cell>
          <table:table-cell table:formula="of:=IF(ISBLANK(['Class Hierarchy'.B56]);&quot;&quot;;['Class Hierarchy'.B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7]);&quot;&quot;;['Class Hierarchy'.A57])">
            <text:p/>
          </table:table-cell>
          <table:table-cell table:formula="of:=IF(ISBLANK(['Class Hierarchy'.B57]);&quot;&quot;;['Class Hierarchy'.B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8]);&quot;&quot;;['Class Hierarchy'.A58])">
            <text:p/>
          </table:table-cell>
          <table:table-cell table:formula="of:=IF(ISBLANK(['Class Hierarchy'.B58]);&quot;&quot;;['Class Hierarchy'.B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9]);&quot;&quot;;['Class Hierarchy'.A59])">
            <text:p/>
          </table:table-cell>
          <table:table-cell table:formula="of:=IF(ISBLANK(['Class Hierarchy'.B59]);&quot;&quot;;['Class Hierarchy'.B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0]);&quot;&quot;;['Class Hierarchy'.A60])">
            <text:p/>
          </table:table-cell>
          <table:table-cell table:formula="of:=IF(ISBLANK(['Class Hierarchy'.B60]);&quot;&quot;;['Class Hierarchy'.B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1]);&quot;&quot;;['Class Hierarchy'.A61])">
            <text:p/>
          </table:table-cell>
          <table:table-cell table:formula="of:=IF(ISBLANK(['Class Hierarchy'.B61]);&quot;&quot;;['Class Hierarchy'.B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2]);&quot;&quot;;['Class Hierarchy'.A62])">
            <text:p/>
          </table:table-cell>
          <table:table-cell table:formula="of:=IF(ISBLANK(['Class Hierarchy'.B62]);&quot;&quot;;['Class Hierarchy'.B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3]);&quot;&quot;;['Class Hierarchy'.A63])">
            <text:p/>
          </table:table-cell>
          <table:table-cell table:formula="of:=IF(ISBLANK(['Class Hierarchy'.B63]);&quot;&quot;;['Class Hierarchy'.B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4]);&quot;&quot;;['Class Hierarchy'.A64])">
            <text:p/>
          </table:table-cell>
          <table:table-cell table:formula="of:=IF(ISBLANK(['Class Hierarchy'.B64]);&quot;&quot;;['Class Hierarchy'.B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5]);&quot;&quot;;['Class Hierarchy'.A65])">
            <text:p/>
          </table:table-cell>
          <table:table-cell table:formula="of:=IF(ISBLANK(['Class Hierarchy'.B65]);&quot;&quot;;['Class Hierarchy'.B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6]);&quot;&quot;;['Class Hierarchy'.A66])">
            <text:p/>
          </table:table-cell>
          <table:table-cell table:formula="of:=IF(ISBLANK(['Class Hierarchy'.B66]);&quot;&quot;;['Class Hierarchy'.B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7]);&quot;&quot;;['Class Hierarchy'.A67])">
            <text:p/>
          </table:table-cell>
          <table:table-cell table:formula="of:=IF(ISBLANK(['Class Hierarchy'.B67]);&quot;&quot;;['Class Hierarchy'.B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8]);&quot;&quot;;['Class Hierarchy'.A68])">
            <text:p/>
          </table:table-cell>
          <table:table-cell table:formula="of:=IF(ISBLANK(['Class Hierarchy'.B68]);&quot;&quot;;['Class Hierarchy'.B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69]);&quot;&quot;;['Class Hierarchy'.A69])">
            <text:p/>
          </table:table-cell>
          <table:table-cell table:formula="of:=IF(ISBLANK(['Class Hierarchy'.B69]);&quot;&quot;;['Class Hierarchy'.B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0]);&quot;&quot;;['Class Hierarchy'.A70])">
            <text:p/>
          </table:table-cell>
          <table:table-cell table:formula="of:=IF(ISBLANK(['Class Hierarchy'.B70]);&quot;&quot;;['Class Hierarchy'.B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1]);&quot;&quot;;['Class Hierarchy'.A71])">
            <text:p/>
          </table:table-cell>
          <table:table-cell table:formula="of:=IF(ISBLANK(['Class Hierarchy'.B71]);&quot;&quot;;['Class Hierarchy'.B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2]);&quot;&quot;;['Class Hierarchy'.A72])">
            <text:p/>
          </table:table-cell>
          <table:table-cell table:formula="of:=IF(ISBLANK(['Class Hierarchy'.B72]);&quot;&quot;;['Class Hierarchy'.B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3]);&quot;&quot;;['Class Hierarchy'.A73])">
            <text:p/>
          </table:table-cell>
          <table:table-cell table:formula="of:=IF(ISBLANK(['Class Hierarchy'.B73]);&quot;&quot;;['Class Hierarchy'.B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4]);&quot;&quot;;['Class Hierarchy'.A74])">
            <text:p/>
          </table:table-cell>
          <table:table-cell table:formula="of:=IF(ISBLANK(['Class Hierarchy'.B74]);&quot;&quot;;['Class Hierarchy'.B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5]);&quot;&quot;;['Class Hierarchy'.A75])">
            <text:p/>
          </table:table-cell>
          <table:table-cell table:formula="of:=IF(ISBLANK(['Class Hierarchy'.B75]);&quot;&quot;;['Class Hierarchy'.B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6]);&quot;&quot;;['Class Hierarchy'.A76])">
            <text:p/>
          </table:table-cell>
          <table:table-cell table:formula="of:=IF(ISBLANK(['Class Hierarchy'.B76]);&quot;&quot;;['Class Hierarchy'.B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7]);&quot;&quot;;['Class Hierarchy'.A77])">
            <text:p/>
          </table:table-cell>
          <table:table-cell table:formula="of:=IF(ISBLANK(['Class Hierarchy'.B77]);&quot;&quot;;['Class Hierarchy'.B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8]);&quot;&quot;;['Class Hierarchy'.A78])">
            <text:p/>
          </table:table-cell>
          <table:table-cell table:formula="of:=IF(ISBLANK(['Class Hierarchy'.B78]);&quot;&quot;;['Class Hierarchy'.B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79]);&quot;&quot;;['Class Hierarchy'.A79])">
            <text:p/>
          </table:table-cell>
          <table:table-cell table:formula="of:=IF(ISBLANK(['Class Hierarchy'.B79]);&quot;&quot;;['Class Hierarchy'.B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0]);&quot;&quot;;['Class Hierarchy'.A80])">
            <text:p/>
          </table:table-cell>
          <table:table-cell table:formula="of:=IF(ISBLANK(['Class Hierarchy'.B80]);&quot;&quot;;['Class Hierarchy'.B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1]);&quot;&quot;;['Class Hierarchy'.A81])">
            <text:p/>
          </table:table-cell>
          <table:table-cell table:formula="of:=IF(ISBLANK(['Class Hierarchy'.B81]);&quot;&quot;;['Class Hierarchy'.B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2]);&quot;&quot;;['Class Hierarchy'.A82])">
            <text:p/>
          </table:table-cell>
          <table:table-cell table:formula="of:=IF(ISBLANK(['Class Hierarchy'.B82]);&quot;&quot;;['Class Hierarchy'.B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3]);&quot;&quot;;['Class Hierarchy'.A83])">
            <text:p/>
          </table:table-cell>
          <table:table-cell table:formula="of:=IF(ISBLANK(['Class Hierarchy'.B83]);&quot;&quot;;['Class Hierarchy'.B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4]);&quot;&quot;;['Class Hierarchy'.A84])">
            <text:p/>
          </table:table-cell>
          <table:table-cell table:formula="of:=IF(ISBLANK(['Class Hierarchy'.B84]);&quot;&quot;;['Class Hierarchy'.B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5]);&quot;&quot;;['Class Hierarchy'.A85])">
            <text:p/>
          </table:table-cell>
          <table:table-cell table:formula="of:=IF(ISBLANK(['Class Hierarchy'.B85]);&quot;&quot;;['Class Hierarchy'.B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6]);&quot;&quot;;['Class Hierarchy'.A86])">
            <text:p/>
          </table:table-cell>
          <table:table-cell table:formula="of:=IF(ISBLANK(['Class Hierarchy'.B86]);&quot;&quot;;['Class Hierarchy'.B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7]);&quot;&quot;;['Class Hierarchy'.A87])">
            <text:p/>
          </table:table-cell>
          <table:table-cell table:formula="of:=IF(ISBLANK(['Class Hierarchy'.B87]);&quot;&quot;;['Class Hierarchy'.B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8]);&quot;&quot;;['Class Hierarchy'.A88])">
            <text:p/>
          </table:table-cell>
          <table:table-cell table:formula="of:=IF(ISBLANK(['Class Hierarchy'.B88]);&quot;&quot;;['Class Hierarchy'.B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89]);&quot;&quot;;['Class Hierarchy'.A89])">
            <text:p/>
          </table:table-cell>
          <table:table-cell table:formula="of:=IF(ISBLANK(['Class Hierarchy'.B89]);&quot;&quot;;['Class Hierarchy'.B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0]);&quot;&quot;;['Class Hierarchy'.A90])">
            <text:p/>
          </table:table-cell>
          <table:table-cell table:formula="of:=IF(ISBLANK(['Class Hierarchy'.B90]);&quot;&quot;;['Class Hierarchy'.B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1]);&quot;&quot;;['Class Hierarchy'.A91])">
            <text:p/>
          </table:table-cell>
          <table:table-cell table:formula="of:=IF(ISBLANK(['Class Hierarchy'.B91]);&quot;&quot;;['Class Hierarchy'.B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2]);&quot;&quot;;['Class Hierarchy'.A92])">
            <text:p/>
          </table:table-cell>
          <table:table-cell table:formula="of:=IF(ISBLANK(['Class Hierarchy'.B92]);&quot;&quot;;['Class Hierarchy'.B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3]);&quot;&quot;;['Class Hierarchy'.A93])">
            <text:p/>
          </table:table-cell>
          <table:table-cell table:formula="of:=IF(ISBLANK(['Class Hierarchy'.B93]);&quot;&quot;;['Class Hierarchy'.B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4]);&quot;&quot;;['Class Hierarchy'.A94])">
            <text:p/>
          </table:table-cell>
          <table:table-cell table:formula="of:=IF(ISBLANK(['Class Hierarchy'.B94]);&quot;&quot;;['Class Hierarchy'.B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5]);&quot;&quot;;['Class Hierarchy'.A95])">
            <text:p/>
          </table:table-cell>
          <table:table-cell table:formula="of:=IF(ISBLANK(['Class Hierarchy'.B95]);&quot;&quot;;['Class Hierarchy'.B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6]);&quot;&quot;;['Class Hierarchy'.A96])">
            <text:p/>
          </table:table-cell>
          <table:table-cell table:formula="of:=IF(ISBLANK(['Class Hierarchy'.B96]);&quot;&quot;;['Class Hierarchy'.B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7]);&quot;&quot;;['Class Hierarchy'.A97])">
            <text:p/>
          </table:table-cell>
          <table:table-cell table:formula="of:=IF(ISBLANK(['Class Hierarchy'.B97]);&quot;&quot;;['Class Hierarchy'.B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8]);&quot;&quot;;['Class Hierarchy'.A98])">
            <text:p/>
          </table:table-cell>
          <table:table-cell table:formula="of:=IF(ISBLANK(['Class Hierarchy'.B98]);&quot;&quot;;['Class Hierarchy'.B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99]);&quot;&quot;;['Class Hierarchy'.A99])">
            <text:p/>
          </table:table-cell>
          <table:table-cell table:formula="of:=IF(ISBLANK(['Class Hierarchy'.B99]);&quot;&quot;;['Class Hierarchy'.B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0]);&quot;&quot;;['Class Hierarchy'.A100])">
            <text:p/>
          </table:table-cell>
          <table:table-cell table:formula="of:=IF(ISBLANK(['Class Hierarchy'.B100]);&quot;&quot;;['Class Hierarchy'.B1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1]);&quot;&quot;;['Class Hierarchy'.A101])">
            <text:p/>
          </table:table-cell>
          <table:table-cell table:formula="of:=IF(ISBLANK(['Class Hierarchy'.B101]);&quot;&quot;;['Class Hierarchy'.B1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2]);&quot;&quot;;['Class Hierarchy'.A102])">
            <text:p/>
          </table:table-cell>
          <table:table-cell table:formula="of:=IF(ISBLANK(['Class Hierarchy'.B102]);&quot;&quot;;['Class Hierarchy'.B1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3]);&quot;&quot;;['Class Hierarchy'.A103])">
            <text:p/>
          </table:table-cell>
          <table:table-cell table:formula="of:=IF(ISBLANK(['Class Hierarchy'.B103]);&quot;&quot;;['Class Hierarchy'.B1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4]);&quot;&quot;;['Class Hierarchy'.A104])">
            <text:p/>
          </table:table-cell>
          <table:table-cell table:formula="of:=IF(ISBLANK(['Class Hierarchy'.B104]);&quot;&quot;;['Class Hierarchy'.B1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5]);&quot;&quot;;['Class Hierarchy'.A105])">
            <text:p/>
          </table:table-cell>
          <table:table-cell table:formula="of:=IF(ISBLANK(['Class Hierarchy'.B105]);&quot;&quot;;['Class Hierarchy'.B1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6]);&quot;&quot;;['Class Hierarchy'.A106])">
            <text:p/>
          </table:table-cell>
          <table:table-cell table:formula="of:=IF(ISBLANK(['Class Hierarchy'.B106]);&quot;&quot;;['Class Hierarchy'.B1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7]);&quot;&quot;;['Class Hierarchy'.A107])">
            <text:p/>
          </table:table-cell>
          <table:table-cell table:formula="of:=IF(ISBLANK(['Class Hierarchy'.B107]);&quot;&quot;;['Class Hierarchy'.B1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8]);&quot;&quot;;['Class Hierarchy'.A108])">
            <text:p/>
          </table:table-cell>
          <table:table-cell table:formula="of:=IF(ISBLANK(['Class Hierarchy'.B108]);&quot;&quot;;['Class Hierarchy'.B1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09]);&quot;&quot;;['Class Hierarchy'.A109])">
            <text:p/>
          </table:table-cell>
          <table:table-cell table:formula="of:=IF(ISBLANK(['Class Hierarchy'.B109]);&quot;&quot;;['Class Hierarchy'.B1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0]);&quot;&quot;;['Class Hierarchy'.A110])">
            <text:p/>
          </table:table-cell>
          <table:table-cell table:formula="of:=IF(ISBLANK(['Class Hierarchy'.B110]);&quot;&quot;;['Class Hierarchy'.B1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1]);&quot;&quot;;['Class Hierarchy'.A111])">
            <text:p/>
          </table:table-cell>
          <table:table-cell table:formula="of:=IF(ISBLANK(['Class Hierarchy'.B111]);&quot;&quot;;['Class Hierarchy'.B1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2]);&quot;&quot;;['Class Hierarchy'.A112])">
            <text:p/>
          </table:table-cell>
          <table:table-cell table:formula="of:=IF(ISBLANK(['Class Hierarchy'.B112]);&quot;&quot;;['Class Hierarchy'.B1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3]);&quot;&quot;;['Class Hierarchy'.A113])">
            <text:p/>
          </table:table-cell>
          <table:table-cell table:formula="of:=IF(ISBLANK(['Class Hierarchy'.B113]);&quot;&quot;;['Class Hierarchy'.B1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4]);&quot;&quot;;['Class Hierarchy'.A114])">
            <text:p/>
          </table:table-cell>
          <table:table-cell table:formula="of:=IF(ISBLANK(['Class Hierarchy'.B114]);&quot;&quot;;['Class Hierarchy'.B1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5]);&quot;&quot;;['Class Hierarchy'.A115])">
            <text:p/>
          </table:table-cell>
          <table:table-cell table:formula="of:=IF(ISBLANK(['Class Hierarchy'.B115]);&quot;&quot;;['Class Hierarchy'.B1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6]);&quot;&quot;;['Class Hierarchy'.A116])">
            <text:p/>
          </table:table-cell>
          <table:table-cell table:formula="of:=IF(ISBLANK(['Class Hierarchy'.B116]);&quot;&quot;;['Class Hierarchy'.B1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7]);&quot;&quot;;['Class Hierarchy'.A117])">
            <text:p/>
          </table:table-cell>
          <table:table-cell table:formula="of:=IF(ISBLANK(['Class Hierarchy'.B117]);&quot;&quot;;['Class Hierarchy'.B1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8]);&quot;&quot;;['Class Hierarchy'.A118])">
            <text:p/>
          </table:table-cell>
          <table:table-cell table:formula="of:=IF(ISBLANK(['Class Hierarchy'.B118]);&quot;&quot;;['Class Hierarchy'.B1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19]);&quot;&quot;;['Class Hierarchy'.A119])">
            <text:p/>
          </table:table-cell>
          <table:table-cell table:formula="of:=IF(ISBLANK(['Class Hierarchy'.B119]);&quot;&quot;;['Class Hierarchy'.B1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0]);&quot;&quot;;['Class Hierarchy'.A120])">
            <text:p/>
          </table:table-cell>
          <table:table-cell table:formula="of:=IF(ISBLANK(['Class Hierarchy'.B120]);&quot;&quot;;['Class Hierarchy'.B1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1]);&quot;&quot;;['Class Hierarchy'.A121])">
            <text:p/>
          </table:table-cell>
          <table:table-cell table:formula="of:=IF(ISBLANK(['Class Hierarchy'.B121]);&quot;&quot;;['Class Hierarchy'.B1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2]);&quot;&quot;;['Class Hierarchy'.A122])">
            <text:p/>
          </table:table-cell>
          <table:table-cell table:formula="of:=IF(ISBLANK(['Class Hierarchy'.B122]);&quot;&quot;;['Class Hierarchy'.B1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3]);&quot;&quot;;['Class Hierarchy'.A123])">
            <text:p/>
          </table:table-cell>
          <table:table-cell table:formula="of:=IF(ISBLANK(['Class Hierarchy'.B123]);&quot;&quot;;['Class Hierarchy'.B1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4]);&quot;&quot;;['Class Hierarchy'.A124])">
            <text:p/>
          </table:table-cell>
          <table:table-cell table:formula="of:=IF(ISBLANK(['Class Hierarchy'.B124]);&quot;&quot;;['Class Hierarchy'.B1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5]);&quot;&quot;;['Class Hierarchy'.A125])">
            <text:p/>
          </table:table-cell>
          <table:table-cell table:formula="of:=IF(ISBLANK(['Class Hierarchy'.B125]);&quot;&quot;;['Class Hierarchy'.B1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6]);&quot;&quot;;['Class Hierarchy'.A126])">
            <text:p/>
          </table:table-cell>
          <table:table-cell table:formula="of:=IF(ISBLANK(['Class Hierarchy'.B126]);&quot;&quot;;['Class Hierarchy'.B1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7]);&quot;&quot;;['Class Hierarchy'.A127])">
            <text:p/>
          </table:table-cell>
          <table:table-cell table:formula="of:=IF(ISBLANK(['Class Hierarchy'.B127]);&quot;&quot;;['Class Hierarchy'.B1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8]);&quot;&quot;;['Class Hierarchy'.A128])">
            <text:p/>
          </table:table-cell>
          <table:table-cell table:formula="of:=IF(ISBLANK(['Class Hierarchy'.B128]);&quot;&quot;;['Class Hierarchy'.B1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29]);&quot;&quot;;['Class Hierarchy'.A129])">
            <text:p/>
          </table:table-cell>
          <table:table-cell table:formula="of:=IF(ISBLANK(['Class Hierarchy'.B129]);&quot;&quot;;['Class Hierarchy'.B1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0]);&quot;&quot;;['Class Hierarchy'.A130])">
            <text:p/>
          </table:table-cell>
          <table:table-cell table:formula="of:=IF(ISBLANK(['Class Hierarchy'.B130]);&quot;&quot;;['Class Hierarchy'.B1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1]);&quot;&quot;;['Class Hierarchy'.A131])">
            <text:p/>
          </table:table-cell>
          <table:table-cell table:formula="of:=IF(ISBLANK(['Class Hierarchy'.B131]);&quot;&quot;;['Class Hierarchy'.B1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2]);&quot;&quot;;['Class Hierarchy'.A132])">
            <text:p/>
          </table:table-cell>
          <table:table-cell table:formula="of:=IF(ISBLANK(['Class Hierarchy'.B132]);&quot;&quot;;['Class Hierarchy'.B1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3]);&quot;&quot;;['Class Hierarchy'.A133])">
            <text:p/>
          </table:table-cell>
          <table:table-cell table:formula="of:=IF(ISBLANK(['Class Hierarchy'.B133]);&quot;&quot;;['Class Hierarchy'.B1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4]);&quot;&quot;;['Class Hierarchy'.A134])">
            <text:p/>
          </table:table-cell>
          <table:table-cell table:formula="of:=IF(ISBLANK(['Class Hierarchy'.B134]);&quot;&quot;;['Class Hierarchy'.B1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5]);&quot;&quot;;['Class Hierarchy'.A135])">
            <text:p/>
          </table:table-cell>
          <table:table-cell table:formula="of:=IF(ISBLANK(['Class Hierarchy'.B135]);&quot;&quot;;['Class Hierarchy'.B1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6]);&quot;&quot;;['Class Hierarchy'.A136])">
            <text:p/>
          </table:table-cell>
          <table:table-cell table:formula="of:=IF(ISBLANK(['Class Hierarchy'.B136]);&quot;&quot;;['Class Hierarchy'.B1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7]);&quot;&quot;;['Class Hierarchy'.A137])">
            <text:p/>
          </table:table-cell>
          <table:table-cell table:formula="of:=IF(ISBLANK(['Class Hierarchy'.B137]);&quot;&quot;;['Class Hierarchy'.B1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8]);&quot;&quot;;['Class Hierarchy'.A138])">
            <text:p/>
          </table:table-cell>
          <table:table-cell table:formula="of:=IF(ISBLANK(['Class Hierarchy'.B138]);&quot;&quot;;['Class Hierarchy'.B1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39]);&quot;&quot;;['Class Hierarchy'.A139])">
            <text:p/>
          </table:table-cell>
          <table:table-cell table:formula="of:=IF(ISBLANK(['Class Hierarchy'.B139]);&quot;&quot;;['Class Hierarchy'.B1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0]);&quot;&quot;;['Class Hierarchy'.A140])">
            <text:p/>
          </table:table-cell>
          <table:table-cell table:formula="of:=IF(ISBLANK(['Class Hierarchy'.B140]);&quot;&quot;;['Class Hierarchy'.B1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1]);&quot;&quot;;['Class Hierarchy'.A141])">
            <text:p/>
          </table:table-cell>
          <table:table-cell table:formula="of:=IF(ISBLANK(['Class Hierarchy'.B141]);&quot;&quot;;['Class Hierarchy'.B1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2]);&quot;&quot;;['Class Hierarchy'.A142])">
            <text:p/>
          </table:table-cell>
          <table:table-cell table:formula="of:=IF(ISBLANK(['Class Hierarchy'.B142]);&quot;&quot;;['Class Hierarchy'.B1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3]);&quot;&quot;;['Class Hierarchy'.A143])">
            <text:p/>
          </table:table-cell>
          <table:table-cell table:formula="of:=IF(ISBLANK(['Class Hierarchy'.B143]);&quot;&quot;;['Class Hierarchy'.B1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4]);&quot;&quot;;['Class Hierarchy'.A144])">
            <text:p/>
          </table:table-cell>
          <table:table-cell table:formula="of:=IF(ISBLANK(['Class Hierarchy'.B144]);&quot;&quot;;['Class Hierarchy'.B1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5]);&quot;&quot;;['Class Hierarchy'.A145])">
            <text:p/>
          </table:table-cell>
          <table:table-cell table:formula="of:=IF(ISBLANK(['Class Hierarchy'.B145]);&quot;&quot;;['Class Hierarchy'.B1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6]);&quot;&quot;;['Class Hierarchy'.A146])">
            <text:p/>
          </table:table-cell>
          <table:table-cell table:formula="of:=IF(ISBLANK(['Class Hierarchy'.B146]);&quot;&quot;;['Class Hierarchy'.B1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7]);&quot;&quot;;['Class Hierarchy'.A147])">
            <text:p/>
          </table:table-cell>
          <table:table-cell table:formula="of:=IF(ISBLANK(['Class Hierarchy'.B147]);&quot;&quot;;['Class Hierarchy'.B1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8]);&quot;&quot;;['Class Hierarchy'.A148])">
            <text:p/>
          </table:table-cell>
          <table:table-cell table:formula="of:=IF(ISBLANK(['Class Hierarchy'.B148]);&quot;&quot;;['Class Hierarchy'.B1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49]);&quot;&quot;;['Class Hierarchy'.A149])">
            <text:p/>
          </table:table-cell>
          <table:table-cell table:formula="of:=IF(ISBLANK(['Class Hierarchy'.B149]);&quot;&quot;;['Class Hierarchy'.B1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0]);&quot;&quot;;['Class Hierarchy'.A150])">
            <text:p/>
          </table:table-cell>
          <table:table-cell table:formula="of:=IF(ISBLANK(['Class Hierarchy'.B150]);&quot;&quot;;['Class Hierarchy'.B1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1]);&quot;&quot;;['Class Hierarchy'.A151])">
            <text:p/>
          </table:table-cell>
          <table:table-cell table:formula="of:=IF(ISBLANK(['Class Hierarchy'.B151]);&quot;&quot;;['Class Hierarchy'.B1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2]);&quot;&quot;;['Class Hierarchy'.A152])">
            <text:p/>
          </table:table-cell>
          <table:table-cell table:formula="of:=IF(ISBLANK(['Class Hierarchy'.B152]);&quot;&quot;;['Class Hierarchy'.B1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3]);&quot;&quot;;['Class Hierarchy'.A153])">
            <text:p/>
          </table:table-cell>
          <table:table-cell table:formula="of:=IF(ISBLANK(['Class Hierarchy'.B153]);&quot;&quot;;['Class Hierarchy'.B1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4]);&quot;&quot;;['Class Hierarchy'.A154])">
            <text:p/>
          </table:table-cell>
          <table:table-cell table:formula="of:=IF(ISBLANK(['Class Hierarchy'.B154]);&quot;&quot;;['Class Hierarchy'.B1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5]);&quot;&quot;;['Class Hierarchy'.A155])">
            <text:p/>
          </table:table-cell>
          <table:table-cell table:formula="of:=IF(ISBLANK(['Class Hierarchy'.B155]);&quot;&quot;;['Class Hierarchy'.B1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6]);&quot;&quot;;['Class Hierarchy'.A156])">
            <text:p/>
          </table:table-cell>
          <table:table-cell table:formula="of:=IF(ISBLANK(['Class Hierarchy'.B156]);&quot;&quot;;['Class Hierarchy'.B1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7]);&quot;&quot;;['Class Hierarchy'.A157])">
            <text:p/>
          </table:table-cell>
          <table:table-cell table:formula="of:=IF(ISBLANK(['Class Hierarchy'.B157]);&quot;&quot;;['Class Hierarchy'.B1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8]);&quot;&quot;;['Class Hierarchy'.A158])">
            <text:p/>
          </table:table-cell>
          <table:table-cell table:formula="of:=IF(ISBLANK(['Class Hierarchy'.B158]);&quot;&quot;;['Class Hierarchy'.B1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59]);&quot;&quot;;['Class Hierarchy'.A159])">
            <text:p/>
          </table:table-cell>
          <table:table-cell table:formula="of:=IF(ISBLANK(['Class Hierarchy'.B159]);&quot;&quot;;['Class Hierarchy'.B1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0]);&quot;&quot;;['Class Hierarchy'.A160])">
            <text:p/>
          </table:table-cell>
          <table:table-cell table:formula="of:=IF(ISBLANK(['Class Hierarchy'.B160]);&quot;&quot;;['Class Hierarchy'.B1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1]);&quot;&quot;;['Class Hierarchy'.A161])">
            <text:p/>
          </table:table-cell>
          <table:table-cell table:formula="of:=IF(ISBLANK(['Class Hierarchy'.B161]);&quot;&quot;;['Class Hierarchy'.B1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2]);&quot;&quot;;['Class Hierarchy'.A162])">
            <text:p/>
          </table:table-cell>
          <table:table-cell table:formula="of:=IF(ISBLANK(['Class Hierarchy'.B162]);&quot;&quot;;['Class Hierarchy'.B1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3]);&quot;&quot;;['Class Hierarchy'.A163])">
            <text:p/>
          </table:table-cell>
          <table:table-cell table:formula="of:=IF(ISBLANK(['Class Hierarchy'.B163]);&quot;&quot;;['Class Hierarchy'.B1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4]);&quot;&quot;;['Class Hierarchy'.A164])">
            <text:p/>
          </table:table-cell>
          <table:table-cell table:formula="of:=IF(ISBLANK(['Class Hierarchy'.B164]);&quot;&quot;;['Class Hierarchy'.B1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5]);&quot;&quot;;['Class Hierarchy'.A165])">
            <text:p/>
          </table:table-cell>
          <table:table-cell table:formula="of:=IF(ISBLANK(['Class Hierarchy'.B165]);&quot;&quot;;['Class Hierarchy'.B1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6]);&quot;&quot;;['Class Hierarchy'.A166])">
            <text:p/>
          </table:table-cell>
          <table:table-cell table:formula="of:=IF(ISBLANK(['Class Hierarchy'.B166]);&quot;&quot;;['Class Hierarchy'.B1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7]);&quot;&quot;;['Class Hierarchy'.A167])">
            <text:p/>
          </table:table-cell>
          <table:table-cell table:formula="of:=IF(ISBLANK(['Class Hierarchy'.B167]);&quot;&quot;;['Class Hierarchy'.B1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8]);&quot;&quot;;['Class Hierarchy'.A168])">
            <text:p/>
          </table:table-cell>
          <table:table-cell table:formula="of:=IF(ISBLANK(['Class Hierarchy'.B168]);&quot;&quot;;['Class Hierarchy'.B1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69]);&quot;&quot;;['Class Hierarchy'.A169])">
            <text:p/>
          </table:table-cell>
          <table:table-cell table:formula="of:=IF(ISBLANK(['Class Hierarchy'.B169]);&quot;&quot;;['Class Hierarchy'.B1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0]);&quot;&quot;;['Class Hierarchy'.A170])">
            <text:p/>
          </table:table-cell>
          <table:table-cell table:formula="of:=IF(ISBLANK(['Class Hierarchy'.B170]);&quot;&quot;;['Class Hierarchy'.B1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1]);&quot;&quot;;['Class Hierarchy'.A171])">
            <text:p/>
          </table:table-cell>
          <table:table-cell table:formula="of:=IF(ISBLANK(['Class Hierarchy'.B171]);&quot;&quot;;['Class Hierarchy'.B1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2]);&quot;&quot;;['Class Hierarchy'.A172])">
            <text:p/>
          </table:table-cell>
          <table:table-cell table:formula="of:=IF(ISBLANK(['Class Hierarchy'.B172]);&quot;&quot;;['Class Hierarchy'.B1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3]);&quot;&quot;;['Class Hierarchy'.A173])">
            <text:p/>
          </table:table-cell>
          <table:table-cell table:formula="of:=IF(ISBLANK(['Class Hierarchy'.B173]);&quot;&quot;;['Class Hierarchy'.B1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4]);&quot;&quot;;['Class Hierarchy'.A174])">
            <text:p/>
          </table:table-cell>
          <table:table-cell table:formula="of:=IF(ISBLANK(['Class Hierarchy'.B174]);&quot;&quot;;['Class Hierarchy'.B1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5]);&quot;&quot;;['Class Hierarchy'.A175])">
            <text:p/>
          </table:table-cell>
          <table:table-cell table:formula="of:=IF(ISBLANK(['Class Hierarchy'.B175]);&quot;&quot;;['Class Hierarchy'.B1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6]);&quot;&quot;;['Class Hierarchy'.A176])">
            <text:p/>
          </table:table-cell>
          <table:table-cell table:formula="of:=IF(ISBLANK(['Class Hierarchy'.B176]);&quot;&quot;;['Class Hierarchy'.B1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7]);&quot;&quot;;['Class Hierarchy'.A177])">
            <text:p/>
          </table:table-cell>
          <table:table-cell table:formula="of:=IF(ISBLANK(['Class Hierarchy'.B177]);&quot;&quot;;['Class Hierarchy'.B1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8]);&quot;&quot;;['Class Hierarchy'.A178])">
            <text:p/>
          </table:table-cell>
          <table:table-cell table:formula="of:=IF(ISBLANK(['Class Hierarchy'.B178]);&quot;&quot;;['Class Hierarchy'.B1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79]);&quot;&quot;;['Class Hierarchy'.A179])">
            <text:p/>
          </table:table-cell>
          <table:table-cell table:formula="of:=IF(ISBLANK(['Class Hierarchy'.B179]);&quot;&quot;;['Class Hierarchy'.B1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0]);&quot;&quot;;['Class Hierarchy'.A180])">
            <text:p/>
          </table:table-cell>
          <table:table-cell table:formula="of:=IF(ISBLANK(['Class Hierarchy'.B180]);&quot;&quot;;['Class Hierarchy'.B1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1]);&quot;&quot;;['Class Hierarchy'.A181])">
            <text:p/>
          </table:table-cell>
          <table:table-cell table:formula="of:=IF(ISBLANK(['Class Hierarchy'.B181]);&quot;&quot;;['Class Hierarchy'.B1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2]);&quot;&quot;;['Class Hierarchy'.A182])">
            <text:p/>
          </table:table-cell>
          <table:table-cell table:formula="of:=IF(ISBLANK(['Class Hierarchy'.B182]);&quot;&quot;;['Class Hierarchy'.B1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3]);&quot;&quot;;['Class Hierarchy'.A183])">
            <text:p/>
          </table:table-cell>
          <table:table-cell table:formula="of:=IF(ISBLANK(['Class Hierarchy'.B183]);&quot;&quot;;['Class Hierarchy'.B1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4]);&quot;&quot;;['Class Hierarchy'.A184])">
            <text:p/>
          </table:table-cell>
          <table:table-cell table:formula="of:=IF(ISBLANK(['Class Hierarchy'.B184]);&quot;&quot;;['Class Hierarchy'.B1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5]);&quot;&quot;;['Class Hierarchy'.A185])">
            <text:p/>
          </table:table-cell>
          <table:table-cell table:formula="of:=IF(ISBLANK(['Class Hierarchy'.B185]);&quot;&quot;;['Class Hierarchy'.B1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6]);&quot;&quot;;['Class Hierarchy'.A186])">
            <text:p/>
          </table:table-cell>
          <table:table-cell table:formula="of:=IF(ISBLANK(['Class Hierarchy'.B186]);&quot;&quot;;['Class Hierarchy'.B1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7]);&quot;&quot;;['Class Hierarchy'.A187])">
            <text:p/>
          </table:table-cell>
          <table:table-cell table:formula="of:=IF(ISBLANK(['Class Hierarchy'.B187]);&quot;&quot;;['Class Hierarchy'.B1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8]);&quot;&quot;;['Class Hierarchy'.A188])">
            <text:p/>
          </table:table-cell>
          <table:table-cell table:formula="of:=IF(ISBLANK(['Class Hierarchy'.B188]);&quot;&quot;;['Class Hierarchy'.B1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89]);&quot;&quot;;['Class Hierarchy'.A189])">
            <text:p/>
          </table:table-cell>
          <table:table-cell table:formula="of:=IF(ISBLANK(['Class Hierarchy'.B189]);&quot;&quot;;['Class Hierarchy'.B1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0]);&quot;&quot;;['Class Hierarchy'.A190])">
            <text:p/>
          </table:table-cell>
          <table:table-cell table:formula="of:=IF(ISBLANK(['Class Hierarchy'.B190]);&quot;&quot;;['Class Hierarchy'.B1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1]);&quot;&quot;;['Class Hierarchy'.A191])">
            <text:p/>
          </table:table-cell>
          <table:table-cell table:formula="of:=IF(ISBLANK(['Class Hierarchy'.B191]);&quot;&quot;;['Class Hierarchy'.B1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2]);&quot;&quot;;['Class Hierarchy'.A192])">
            <text:p/>
          </table:table-cell>
          <table:table-cell table:formula="of:=IF(ISBLANK(['Class Hierarchy'.B192]);&quot;&quot;;['Class Hierarchy'.B1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3]);&quot;&quot;;['Class Hierarchy'.A193])">
            <text:p/>
          </table:table-cell>
          <table:table-cell table:formula="of:=IF(ISBLANK(['Class Hierarchy'.B193]);&quot;&quot;;['Class Hierarchy'.B1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4]);&quot;&quot;;['Class Hierarchy'.A194])">
            <text:p/>
          </table:table-cell>
          <table:table-cell table:formula="of:=IF(ISBLANK(['Class Hierarchy'.B194]);&quot;&quot;;['Class Hierarchy'.B1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5]);&quot;&quot;;['Class Hierarchy'.A195])">
            <text:p/>
          </table:table-cell>
          <table:table-cell table:formula="of:=IF(ISBLANK(['Class Hierarchy'.B195]);&quot;&quot;;['Class Hierarchy'.B1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6]);&quot;&quot;;['Class Hierarchy'.A196])">
            <text:p/>
          </table:table-cell>
          <table:table-cell table:formula="of:=IF(ISBLANK(['Class Hierarchy'.B196]);&quot;&quot;;['Class Hierarchy'.B1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7]);&quot;&quot;;['Class Hierarchy'.A197])">
            <text:p/>
          </table:table-cell>
          <table:table-cell table:formula="of:=IF(ISBLANK(['Class Hierarchy'.B197]);&quot;&quot;;['Class Hierarchy'.B1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8]);&quot;&quot;;['Class Hierarchy'.A198])">
            <text:p/>
          </table:table-cell>
          <table:table-cell table:formula="of:=IF(ISBLANK(['Class Hierarchy'.B198]);&quot;&quot;;['Class Hierarchy'.B1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199]);&quot;&quot;;['Class Hierarchy'.A199])">
            <text:p/>
          </table:table-cell>
          <table:table-cell table:formula="of:=IF(ISBLANK(['Class Hierarchy'.B199]);&quot;&quot;;['Class Hierarchy'.B1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0]);&quot;&quot;;['Class Hierarchy'.A200])">
            <text:p/>
          </table:table-cell>
          <table:table-cell table:formula="of:=IF(ISBLANK(['Class Hierarchy'.B200]);&quot;&quot;;['Class Hierarchy'.B2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1]);&quot;&quot;;['Class Hierarchy'.A201])">
            <text:p/>
          </table:table-cell>
          <table:table-cell table:formula="of:=IF(ISBLANK(['Class Hierarchy'.B201]);&quot;&quot;;['Class Hierarchy'.B2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2]);&quot;&quot;;['Class Hierarchy'.A202])">
            <text:p/>
          </table:table-cell>
          <table:table-cell table:formula="of:=IF(ISBLANK(['Class Hierarchy'.B202]);&quot;&quot;;['Class Hierarchy'.B2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3]);&quot;&quot;;['Class Hierarchy'.A203])">
            <text:p/>
          </table:table-cell>
          <table:table-cell table:formula="of:=IF(ISBLANK(['Class Hierarchy'.B203]);&quot;&quot;;['Class Hierarchy'.B2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4]);&quot;&quot;;['Class Hierarchy'.A204])">
            <text:p/>
          </table:table-cell>
          <table:table-cell table:formula="of:=IF(ISBLANK(['Class Hierarchy'.B204]);&quot;&quot;;['Class Hierarchy'.B2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5]);&quot;&quot;;['Class Hierarchy'.A205])">
            <text:p/>
          </table:table-cell>
          <table:table-cell table:formula="of:=IF(ISBLANK(['Class Hierarchy'.B205]);&quot;&quot;;['Class Hierarchy'.B2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6]);&quot;&quot;;['Class Hierarchy'.A206])">
            <text:p/>
          </table:table-cell>
          <table:table-cell table:formula="of:=IF(ISBLANK(['Class Hierarchy'.B206]);&quot;&quot;;['Class Hierarchy'.B2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7]);&quot;&quot;;['Class Hierarchy'.A207])">
            <text:p/>
          </table:table-cell>
          <table:table-cell table:formula="of:=IF(ISBLANK(['Class Hierarchy'.B207]);&quot;&quot;;['Class Hierarchy'.B2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8]);&quot;&quot;;['Class Hierarchy'.A208])">
            <text:p/>
          </table:table-cell>
          <table:table-cell table:formula="of:=IF(ISBLANK(['Class Hierarchy'.B208]);&quot;&quot;;['Class Hierarchy'.B2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09]);&quot;&quot;;['Class Hierarchy'.A209])">
            <text:p/>
          </table:table-cell>
          <table:table-cell table:formula="of:=IF(ISBLANK(['Class Hierarchy'.B209]);&quot;&quot;;['Class Hierarchy'.B2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0]);&quot;&quot;;['Class Hierarchy'.A210])">
            <text:p/>
          </table:table-cell>
          <table:table-cell table:formula="of:=IF(ISBLANK(['Class Hierarchy'.B210]);&quot;&quot;;['Class Hierarchy'.B2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1]);&quot;&quot;;['Class Hierarchy'.A211])">
            <text:p/>
          </table:table-cell>
          <table:table-cell table:formula="of:=IF(ISBLANK(['Class Hierarchy'.B211]);&quot;&quot;;['Class Hierarchy'.B2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2]);&quot;&quot;;['Class Hierarchy'.A212])">
            <text:p/>
          </table:table-cell>
          <table:table-cell table:formula="of:=IF(ISBLANK(['Class Hierarchy'.B212]);&quot;&quot;;['Class Hierarchy'.B2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3]);&quot;&quot;;['Class Hierarchy'.A213])">
            <text:p/>
          </table:table-cell>
          <table:table-cell table:formula="of:=IF(ISBLANK(['Class Hierarchy'.B213]);&quot;&quot;;['Class Hierarchy'.B2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4]);&quot;&quot;;['Class Hierarchy'.A214])">
            <text:p/>
          </table:table-cell>
          <table:table-cell table:formula="of:=IF(ISBLANK(['Class Hierarchy'.B214]);&quot;&quot;;['Class Hierarchy'.B2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5]);&quot;&quot;;['Class Hierarchy'.A215])">
            <text:p/>
          </table:table-cell>
          <table:table-cell table:formula="of:=IF(ISBLANK(['Class Hierarchy'.B215]);&quot;&quot;;['Class Hierarchy'.B2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6]);&quot;&quot;;['Class Hierarchy'.A216])">
            <text:p/>
          </table:table-cell>
          <table:table-cell table:formula="of:=IF(ISBLANK(['Class Hierarchy'.B216]);&quot;&quot;;['Class Hierarchy'.B2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7]);&quot;&quot;;['Class Hierarchy'.A217])">
            <text:p/>
          </table:table-cell>
          <table:table-cell table:formula="of:=IF(ISBLANK(['Class Hierarchy'.B217]);&quot;&quot;;['Class Hierarchy'.B2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8]);&quot;&quot;;['Class Hierarchy'.A218])">
            <text:p/>
          </table:table-cell>
          <table:table-cell table:formula="of:=IF(ISBLANK(['Class Hierarchy'.B218]);&quot;&quot;;['Class Hierarchy'.B2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19]);&quot;&quot;;['Class Hierarchy'.A219])">
            <text:p/>
          </table:table-cell>
          <table:table-cell table:formula="of:=IF(ISBLANK(['Class Hierarchy'.B219]);&quot;&quot;;['Class Hierarchy'.B2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0]);&quot;&quot;;['Class Hierarchy'.A220])">
            <text:p/>
          </table:table-cell>
          <table:table-cell table:formula="of:=IF(ISBLANK(['Class Hierarchy'.B220]);&quot;&quot;;['Class Hierarchy'.B2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1]);&quot;&quot;;['Class Hierarchy'.A221])">
            <text:p/>
          </table:table-cell>
          <table:table-cell table:formula="of:=IF(ISBLANK(['Class Hierarchy'.B221]);&quot;&quot;;['Class Hierarchy'.B2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2]);&quot;&quot;;['Class Hierarchy'.A222])">
            <text:p/>
          </table:table-cell>
          <table:table-cell table:formula="of:=IF(ISBLANK(['Class Hierarchy'.B222]);&quot;&quot;;['Class Hierarchy'.B2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3]);&quot;&quot;;['Class Hierarchy'.A223])">
            <text:p/>
          </table:table-cell>
          <table:table-cell table:formula="of:=IF(ISBLANK(['Class Hierarchy'.B223]);&quot;&quot;;['Class Hierarchy'.B2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4]);&quot;&quot;;['Class Hierarchy'.A224])">
            <text:p/>
          </table:table-cell>
          <table:table-cell table:formula="of:=IF(ISBLANK(['Class Hierarchy'.B224]);&quot;&quot;;['Class Hierarchy'.B2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5]);&quot;&quot;;['Class Hierarchy'.A225])">
            <text:p/>
          </table:table-cell>
          <table:table-cell table:formula="of:=IF(ISBLANK(['Class Hierarchy'.B225]);&quot;&quot;;['Class Hierarchy'.B2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6]);&quot;&quot;;['Class Hierarchy'.A226])">
            <text:p/>
          </table:table-cell>
          <table:table-cell table:formula="of:=IF(ISBLANK(['Class Hierarchy'.B226]);&quot;&quot;;['Class Hierarchy'.B2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7]);&quot;&quot;;['Class Hierarchy'.A227])">
            <text:p/>
          </table:table-cell>
          <table:table-cell table:formula="of:=IF(ISBLANK(['Class Hierarchy'.B227]);&quot;&quot;;['Class Hierarchy'.B2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8]);&quot;&quot;;['Class Hierarchy'.A228])">
            <text:p/>
          </table:table-cell>
          <table:table-cell table:formula="of:=IF(ISBLANK(['Class Hierarchy'.B228]);&quot;&quot;;['Class Hierarchy'.B2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29]);&quot;&quot;;['Class Hierarchy'.A229])">
            <text:p/>
          </table:table-cell>
          <table:table-cell table:formula="of:=IF(ISBLANK(['Class Hierarchy'.B229]);&quot;&quot;;['Class Hierarchy'.B2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0]);&quot;&quot;;['Class Hierarchy'.A230])">
            <text:p/>
          </table:table-cell>
          <table:table-cell table:formula="of:=IF(ISBLANK(['Class Hierarchy'.B230]);&quot;&quot;;['Class Hierarchy'.B2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1]);&quot;&quot;;['Class Hierarchy'.A231])">
            <text:p/>
          </table:table-cell>
          <table:table-cell table:formula="of:=IF(ISBLANK(['Class Hierarchy'.B231]);&quot;&quot;;['Class Hierarchy'.B2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2]);&quot;&quot;;['Class Hierarchy'.A232])">
            <text:p/>
          </table:table-cell>
          <table:table-cell table:formula="of:=IF(ISBLANK(['Class Hierarchy'.B232]);&quot;&quot;;['Class Hierarchy'.B2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3]);&quot;&quot;;['Class Hierarchy'.A233])">
            <text:p/>
          </table:table-cell>
          <table:table-cell table:formula="of:=IF(ISBLANK(['Class Hierarchy'.B233]);&quot;&quot;;['Class Hierarchy'.B2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4]);&quot;&quot;;['Class Hierarchy'.A234])">
            <text:p/>
          </table:table-cell>
          <table:table-cell table:formula="of:=IF(ISBLANK(['Class Hierarchy'.B234]);&quot;&quot;;['Class Hierarchy'.B2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5]);&quot;&quot;;['Class Hierarchy'.A235])">
            <text:p/>
          </table:table-cell>
          <table:table-cell table:formula="of:=IF(ISBLANK(['Class Hierarchy'.B235]);&quot;&quot;;['Class Hierarchy'.B2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6]);&quot;&quot;;['Class Hierarchy'.A236])">
            <text:p/>
          </table:table-cell>
          <table:table-cell table:formula="of:=IF(ISBLANK(['Class Hierarchy'.B236]);&quot;&quot;;['Class Hierarchy'.B2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7]);&quot;&quot;;['Class Hierarchy'.A237])">
            <text:p/>
          </table:table-cell>
          <table:table-cell table:formula="of:=IF(ISBLANK(['Class Hierarchy'.B237]);&quot;&quot;;['Class Hierarchy'.B2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8]);&quot;&quot;;['Class Hierarchy'.A238])">
            <text:p/>
          </table:table-cell>
          <table:table-cell table:formula="of:=IF(ISBLANK(['Class Hierarchy'.B238]);&quot;&quot;;['Class Hierarchy'.B2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39]);&quot;&quot;;['Class Hierarchy'.A239])">
            <text:p/>
          </table:table-cell>
          <table:table-cell table:formula="of:=IF(ISBLANK(['Class Hierarchy'.B239]);&quot;&quot;;['Class Hierarchy'.B2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0]);&quot;&quot;;['Class Hierarchy'.A240])">
            <text:p/>
          </table:table-cell>
          <table:table-cell table:formula="of:=IF(ISBLANK(['Class Hierarchy'.B240]);&quot;&quot;;['Class Hierarchy'.B2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1]);&quot;&quot;;['Class Hierarchy'.A241])">
            <text:p/>
          </table:table-cell>
          <table:table-cell table:formula="of:=IF(ISBLANK(['Class Hierarchy'.B241]);&quot;&quot;;['Class Hierarchy'.B2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2]);&quot;&quot;;['Class Hierarchy'.A242])">
            <text:p/>
          </table:table-cell>
          <table:table-cell table:formula="of:=IF(ISBLANK(['Class Hierarchy'.B242]);&quot;&quot;;['Class Hierarchy'.B2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3]);&quot;&quot;;['Class Hierarchy'.A243])">
            <text:p/>
          </table:table-cell>
          <table:table-cell table:formula="of:=IF(ISBLANK(['Class Hierarchy'.B243]);&quot;&quot;;['Class Hierarchy'.B2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4]);&quot;&quot;;['Class Hierarchy'.A244])">
            <text:p/>
          </table:table-cell>
          <table:table-cell table:formula="of:=IF(ISBLANK(['Class Hierarchy'.B244]);&quot;&quot;;['Class Hierarchy'.B2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5]);&quot;&quot;;['Class Hierarchy'.A245])">
            <text:p/>
          </table:table-cell>
          <table:table-cell table:formula="of:=IF(ISBLANK(['Class Hierarchy'.B245]);&quot;&quot;;['Class Hierarchy'.B2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6]);&quot;&quot;;['Class Hierarchy'.A246])">
            <text:p/>
          </table:table-cell>
          <table:table-cell table:formula="of:=IF(ISBLANK(['Class Hierarchy'.B246]);&quot;&quot;;['Class Hierarchy'.B2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7]);&quot;&quot;;['Class Hierarchy'.A247])">
            <text:p/>
          </table:table-cell>
          <table:table-cell table:formula="of:=IF(ISBLANK(['Class Hierarchy'.B247]);&quot;&quot;;['Class Hierarchy'.B2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8]);&quot;&quot;;['Class Hierarchy'.A248])">
            <text:p/>
          </table:table-cell>
          <table:table-cell table:formula="of:=IF(ISBLANK(['Class Hierarchy'.B248]);&quot;&quot;;['Class Hierarchy'.B2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49]);&quot;&quot;;['Class Hierarchy'.A249])">
            <text:p/>
          </table:table-cell>
          <table:table-cell table:formula="of:=IF(ISBLANK(['Class Hierarchy'.B249]);&quot;&quot;;['Class Hierarchy'.B2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0]);&quot;&quot;;['Class Hierarchy'.A250])">
            <text:p/>
          </table:table-cell>
          <table:table-cell table:formula="of:=IF(ISBLANK(['Class Hierarchy'.B250]);&quot;&quot;;['Class Hierarchy'.B2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1]);&quot;&quot;;['Class Hierarchy'.A251])">
            <text:p/>
          </table:table-cell>
          <table:table-cell table:formula="of:=IF(ISBLANK(['Class Hierarchy'.B251]);&quot;&quot;;['Class Hierarchy'.B2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2]);&quot;&quot;;['Class Hierarchy'.A252])">
            <text:p/>
          </table:table-cell>
          <table:table-cell table:formula="of:=IF(ISBLANK(['Class Hierarchy'.B252]);&quot;&quot;;['Class Hierarchy'.B2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3]);&quot;&quot;;['Class Hierarchy'.A253])">
            <text:p/>
          </table:table-cell>
          <table:table-cell table:formula="of:=IF(ISBLANK(['Class Hierarchy'.B253]);&quot;&quot;;['Class Hierarchy'.B2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4]);&quot;&quot;;['Class Hierarchy'.A254])">
            <text:p/>
          </table:table-cell>
          <table:table-cell table:formula="of:=IF(ISBLANK(['Class Hierarchy'.B254]);&quot;&quot;;['Class Hierarchy'.B2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5]);&quot;&quot;;['Class Hierarchy'.A255])">
            <text:p/>
          </table:table-cell>
          <table:table-cell table:formula="of:=IF(ISBLANK(['Class Hierarchy'.B255]);&quot;&quot;;['Class Hierarchy'.B2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6]);&quot;&quot;;['Class Hierarchy'.A256])">
            <text:p/>
          </table:table-cell>
          <table:table-cell table:formula="of:=IF(ISBLANK(['Class Hierarchy'.B256]);&quot;&quot;;['Class Hierarchy'.B2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7]);&quot;&quot;;['Class Hierarchy'.A257])">
            <text:p/>
          </table:table-cell>
          <table:table-cell table:formula="of:=IF(ISBLANK(['Class Hierarchy'.B257]);&quot;&quot;;['Class Hierarchy'.B2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8]);&quot;&quot;;['Class Hierarchy'.A258])">
            <text:p/>
          </table:table-cell>
          <table:table-cell table:formula="of:=IF(ISBLANK(['Class Hierarchy'.B258]);&quot;&quot;;['Class Hierarchy'.B2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59]);&quot;&quot;;['Class Hierarchy'.A259])">
            <text:p/>
          </table:table-cell>
          <table:table-cell table:formula="of:=IF(ISBLANK(['Class Hierarchy'.B259]);&quot;&quot;;['Class Hierarchy'.B2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0]);&quot;&quot;;['Class Hierarchy'.A260])">
            <text:p/>
          </table:table-cell>
          <table:table-cell table:formula="of:=IF(ISBLANK(['Class Hierarchy'.B260]);&quot;&quot;;['Class Hierarchy'.B2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1]);&quot;&quot;;['Class Hierarchy'.A261])">
            <text:p/>
          </table:table-cell>
          <table:table-cell table:formula="of:=IF(ISBLANK(['Class Hierarchy'.B261]);&quot;&quot;;['Class Hierarchy'.B2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2]);&quot;&quot;;['Class Hierarchy'.A262])">
            <text:p/>
          </table:table-cell>
          <table:table-cell table:formula="of:=IF(ISBLANK(['Class Hierarchy'.B262]);&quot;&quot;;['Class Hierarchy'.B2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3]);&quot;&quot;;['Class Hierarchy'.A263])">
            <text:p/>
          </table:table-cell>
          <table:table-cell table:formula="of:=IF(ISBLANK(['Class Hierarchy'.B263]);&quot;&quot;;['Class Hierarchy'.B2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4]);&quot;&quot;;['Class Hierarchy'.A264])">
            <text:p/>
          </table:table-cell>
          <table:table-cell table:formula="of:=IF(ISBLANK(['Class Hierarchy'.B264]);&quot;&quot;;['Class Hierarchy'.B2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5]);&quot;&quot;;['Class Hierarchy'.A265])">
            <text:p/>
          </table:table-cell>
          <table:table-cell table:formula="of:=IF(ISBLANK(['Class Hierarchy'.B265]);&quot;&quot;;['Class Hierarchy'.B2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6]);&quot;&quot;;['Class Hierarchy'.A266])">
            <text:p/>
          </table:table-cell>
          <table:table-cell table:formula="of:=IF(ISBLANK(['Class Hierarchy'.B266]);&quot;&quot;;['Class Hierarchy'.B2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7]);&quot;&quot;;['Class Hierarchy'.A267])">
            <text:p/>
          </table:table-cell>
          <table:table-cell table:formula="of:=IF(ISBLANK(['Class Hierarchy'.B267]);&quot;&quot;;['Class Hierarchy'.B2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8]);&quot;&quot;;['Class Hierarchy'.A268])">
            <text:p/>
          </table:table-cell>
          <table:table-cell table:formula="of:=IF(ISBLANK(['Class Hierarchy'.B268]);&quot;&quot;;['Class Hierarchy'.B2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69]);&quot;&quot;;['Class Hierarchy'.A269])">
            <text:p/>
          </table:table-cell>
          <table:table-cell table:formula="of:=IF(ISBLANK(['Class Hierarchy'.B269]);&quot;&quot;;['Class Hierarchy'.B2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0]);&quot;&quot;;['Class Hierarchy'.A270])">
            <text:p/>
          </table:table-cell>
          <table:table-cell table:formula="of:=IF(ISBLANK(['Class Hierarchy'.B270]);&quot;&quot;;['Class Hierarchy'.B2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1]);&quot;&quot;;['Class Hierarchy'.A271])">
            <text:p/>
          </table:table-cell>
          <table:table-cell table:formula="of:=IF(ISBLANK(['Class Hierarchy'.B271]);&quot;&quot;;['Class Hierarchy'.B2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2]);&quot;&quot;;['Class Hierarchy'.A272])">
            <text:p/>
          </table:table-cell>
          <table:table-cell table:formula="of:=IF(ISBLANK(['Class Hierarchy'.B272]);&quot;&quot;;['Class Hierarchy'.B2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3]);&quot;&quot;;['Class Hierarchy'.A273])">
            <text:p/>
          </table:table-cell>
          <table:table-cell table:formula="of:=IF(ISBLANK(['Class Hierarchy'.B273]);&quot;&quot;;['Class Hierarchy'.B2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4]);&quot;&quot;;['Class Hierarchy'.A274])">
            <text:p/>
          </table:table-cell>
          <table:table-cell table:formula="of:=IF(ISBLANK(['Class Hierarchy'.B274]);&quot;&quot;;['Class Hierarchy'.B2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5]);&quot;&quot;;['Class Hierarchy'.A275])">
            <text:p/>
          </table:table-cell>
          <table:table-cell table:formula="of:=IF(ISBLANK(['Class Hierarchy'.B275]);&quot;&quot;;['Class Hierarchy'.B2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6]);&quot;&quot;;['Class Hierarchy'.A276])">
            <text:p/>
          </table:table-cell>
          <table:table-cell table:formula="of:=IF(ISBLANK(['Class Hierarchy'.B276]);&quot;&quot;;['Class Hierarchy'.B2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7]);&quot;&quot;;['Class Hierarchy'.A277])">
            <text:p/>
          </table:table-cell>
          <table:table-cell table:formula="of:=IF(ISBLANK(['Class Hierarchy'.B277]);&quot;&quot;;['Class Hierarchy'.B2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8]);&quot;&quot;;['Class Hierarchy'.A278])">
            <text:p/>
          </table:table-cell>
          <table:table-cell table:formula="of:=IF(ISBLANK(['Class Hierarchy'.B278]);&quot;&quot;;['Class Hierarchy'.B2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79]);&quot;&quot;;['Class Hierarchy'.A279])">
            <text:p/>
          </table:table-cell>
          <table:table-cell table:formula="of:=IF(ISBLANK(['Class Hierarchy'.B279]);&quot;&quot;;['Class Hierarchy'.B2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0]);&quot;&quot;;['Class Hierarchy'.A280])">
            <text:p/>
          </table:table-cell>
          <table:table-cell table:formula="of:=IF(ISBLANK(['Class Hierarchy'.B280]);&quot;&quot;;['Class Hierarchy'.B2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1]);&quot;&quot;;['Class Hierarchy'.A281])">
            <text:p/>
          </table:table-cell>
          <table:table-cell table:formula="of:=IF(ISBLANK(['Class Hierarchy'.B281]);&quot;&quot;;['Class Hierarchy'.B2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2]);&quot;&quot;;['Class Hierarchy'.A282])">
            <text:p/>
          </table:table-cell>
          <table:table-cell table:formula="of:=IF(ISBLANK(['Class Hierarchy'.B282]);&quot;&quot;;['Class Hierarchy'.B2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3]);&quot;&quot;;['Class Hierarchy'.A283])">
            <text:p/>
          </table:table-cell>
          <table:table-cell table:formula="of:=IF(ISBLANK(['Class Hierarchy'.B283]);&quot;&quot;;['Class Hierarchy'.B2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4]);&quot;&quot;;['Class Hierarchy'.A284])">
            <text:p/>
          </table:table-cell>
          <table:table-cell table:formula="of:=IF(ISBLANK(['Class Hierarchy'.B284]);&quot;&quot;;['Class Hierarchy'.B2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5]);&quot;&quot;;['Class Hierarchy'.A285])">
            <text:p/>
          </table:table-cell>
          <table:table-cell table:formula="of:=IF(ISBLANK(['Class Hierarchy'.B285]);&quot;&quot;;['Class Hierarchy'.B2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6]);&quot;&quot;;['Class Hierarchy'.A286])">
            <text:p/>
          </table:table-cell>
          <table:table-cell table:formula="of:=IF(ISBLANK(['Class Hierarchy'.B286]);&quot;&quot;;['Class Hierarchy'.B2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7]);&quot;&quot;;['Class Hierarchy'.A287])">
            <text:p/>
          </table:table-cell>
          <table:table-cell table:formula="of:=IF(ISBLANK(['Class Hierarchy'.B287]);&quot;&quot;;['Class Hierarchy'.B2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8]);&quot;&quot;;['Class Hierarchy'.A288])">
            <text:p/>
          </table:table-cell>
          <table:table-cell table:formula="of:=IF(ISBLANK(['Class Hierarchy'.B288]);&quot;&quot;;['Class Hierarchy'.B2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89]);&quot;&quot;;['Class Hierarchy'.A289])">
            <text:p/>
          </table:table-cell>
          <table:table-cell table:formula="of:=IF(ISBLANK(['Class Hierarchy'.B289]);&quot;&quot;;['Class Hierarchy'.B2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0]);&quot;&quot;;['Class Hierarchy'.A290])">
            <text:p/>
          </table:table-cell>
          <table:table-cell table:formula="of:=IF(ISBLANK(['Class Hierarchy'.B290]);&quot;&quot;;['Class Hierarchy'.B2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1]);&quot;&quot;;['Class Hierarchy'.A291])">
            <text:p/>
          </table:table-cell>
          <table:table-cell table:formula="of:=IF(ISBLANK(['Class Hierarchy'.B291]);&quot;&quot;;['Class Hierarchy'.B2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2]);&quot;&quot;;['Class Hierarchy'.A292])">
            <text:p/>
          </table:table-cell>
          <table:table-cell table:formula="of:=IF(ISBLANK(['Class Hierarchy'.B292]);&quot;&quot;;['Class Hierarchy'.B2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3]);&quot;&quot;;['Class Hierarchy'.A293])">
            <text:p/>
          </table:table-cell>
          <table:table-cell table:formula="of:=IF(ISBLANK(['Class Hierarchy'.B293]);&quot;&quot;;['Class Hierarchy'.B2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4]);&quot;&quot;;['Class Hierarchy'.A294])">
            <text:p/>
          </table:table-cell>
          <table:table-cell table:formula="of:=IF(ISBLANK(['Class Hierarchy'.B294]);&quot;&quot;;['Class Hierarchy'.B2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5]);&quot;&quot;;['Class Hierarchy'.A295])">
            <text:p/>
          </table:table-cell>
          <table:table-cell table:formula="of:=IF(ISBLANK(['Class Hierarchy'.B295]);&quot;&quot;;['Class Hierarchy'.B2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6]);&quot;&quot;;['Class Hierarchy'.A296])">
            <text:p/>
          </table:table-cell>
          <table:table-cell table:formula="of:=IF(ISBLANK(['Class Hierarchy'.B296]);&quot;&quot;;['Class Hierarchy'.B2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7]);&quot;&quot;;['Class Hierarchy'.A297])">
            <text:p/>
          </table:table-cell>
          <table:table-cell table:formula="of:=IF(ISBLANK(['Class Hierarchy'.B297]);&quot;&quot;;['Class Hierarchy'.B2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8]);&quot;&quot;;['Class Hierarchy'.A298])">
            <text:p/>
          </table:table-cell>
          <table:table-cell table:formula="of:=IF(ISBLANK(['Class Hierarchy'.B298]);&quot;&quot;;['Class Hierarchy'.B2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299]);&quot;&quot;;['Class Hierarchy'.A299])">
            <text:p/>
          </table:table-cell>
          <table:table-cell table:formula="of:=IF(ISBLANK(['Class Hierarchy'.B299]);&quot;&quot;;['Class Hierarchy'.B2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0]);&quot;&quot;;['Class Hierarchy'.A300])">
            <text:p/>
          </table:table-cell>
          <table:table-cell table:formula="of:=IF(ISBLANK(['Class Hierarchy'.B300]);&quot;&quot;;['Class Hierarchy'.B3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1]);&quot;&quot;;['Class Hierarchy'.A301])">
            <text:p/>
          </table:table-cell>
          <table:table-cell table:formula="of:=IF(ISBLANK(['Class Hierarchy'.B301]);&quot;&quot;;['Class Hierarchy'.B3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2]);&quot;&quot;;['Class Hierarchy'.A302])">
            <text:p/>
          </table:table-cell>
          <table:table-cell table:formula="of:=IF(ISBLANK(['Class Hierarchy'.B302]);&quot;&quot;;['Class Hierarchy'.B3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3]);&quot;&quot;;['Class Hierarchy'.A303])">
            <text:p/>
          </table:table-cell>
          <table:table-cell table:formula="of:=IF(ISBLANK(['Class Hierarchy'.B303]);&quot;&quot;;['Class Hierarchy'.B3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4]);&quot;&quot;;['Class Hierarchy'.A304])">
            <text:p/>
          </table:table-cell>
          <table:table-cell table:formula="of:=IF(ISBLANK(['Class Hierarchy'.B304]);&quot;&quot;;['Class Hierarchy'.B3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5]);&quot;&quot;;['Class Hierarchy'.A305])">
            <text:p/>
          </table:table-cell>
          <table:table-cell table:formula="of:=IF(ISBLANK(['Class Hierarchy'.B305]);&quot;&quot;;['Class Hierarchy'.B3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6]);&quot;&quot;;['Class Hierarchy'.A306])">
            <text:p/>
          </table:table-cell>
          <table:table-cell table:formula="of:=IF(ISBLANK(['Class Hierarchy'.B306]);&quot;&quot;;['Class Hierarchy'.B3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7]);&quot;&quot;;['Class Hierarchy'.A307])">
            <text:p/>
          </table:table-cell>
          <table:table-cell table:formula="of:=IF(ISBLANK(['Class Hierarchy'.B307]);&quot;&quot;;['Class Hierarchy'.B3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8]);&quot;&quot;;['Class Hierarchy'.A308])">
            <text:p/>
          </table:table-cell>
          <table:table-cell table:formula="of:=IF(ISBLANK(['Class Hierarchy'.B308]);&quot;&quot;;['Class Hierarchy'.B3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09]);&quot;&quot;;['Class Hierarchy'.A309])">
            <text:p/>
          </table:table-cell>
          <table:table-cell table:formula="of:=IF(ISBLANK(['Class Hierarchy'.B309]);&quot;&quot;;['Class Hierarchy'.B3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0]);&quot;&quot;;['Class Hierarchy'.A310])">
            <text:p/>
          </table:table-cell>
          <table:table-cell table:formula="of:=IF(ISBLANK(['Class Hierarchy'.B310]);&quot;&quot;;['Class Hierarchy'.B3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1]);&quot;&quot;;['Class Hierarchy'.A311])">
            <text:p/>
          </table:table-cell>
          <table:table-cell table:formula="of:=IF(ISBLANK(['Class Hierarchy'.B311]);&quot;&quot;;['Class Hierarchy'.B3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2]);&quot;&quot;;['Class Hierarchy'.A312])">
            <text:p/>
          </table:table-cell>
          <table:table-cell table:formula="of:=IF(ISBLANK(['Class Hierarchy'.B312]);&quot;&quot;;['Class Hierarchy'.B3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3]);&quot;&quot;;['Class Hierarchy'.A313])">
            <text:p/>
          </table:table-cell>
          <table:table-cell table:formula="of:=IF(ISBLANK(['Class Hierarchy'.B313]);&quot;&quot;;['Class Hierarchy'.B3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4]);&quot;&quot;;['Class Hierarchy'.A314])">
            <text:p/>
          </table:table-cell>
          <table:table-cell table:formula="of:=IF(ISBLANK(['Class Hierarchy'.B314]);&quot;&quot;;['Class Hierarchy'.B3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5]);&quot;&quot;;['Class Hierarchy'.A315])">
            <text:p/>
          </table:table-cell>
          <table:table-cell table:formula="of:=IF(ISBLANK(['Class Hierarchy'.B315]);&quot;&quot;;['Class Hierarchy'.B3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6]);&quot;&quot;;['Class Hierarchy'.A316])">
            <text:p/>
          </table:table-cell>
          <table:table-cell table:formula="of:=IF(ISBLANK(['Class Hierarchy'.B316]);&quot;&quot;;['Class Hierarchy'.B3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7]);&quot;&quot;;['Class Hierarchy'.A317])">
            <text:p/>
          </table:table-cell>
          <table:table-cell table:formula="of:=IF(ISBLANK(['Class Hierarchy'.B317]);&quot;&quot;;['Class Hierarchy'.B3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8]);&quot;&quot;;['Class Hierarchy'.A318])">
            <text:p/>
          </table:table-cell>
          <table:table-cell table:formula="of:=IF(ISBLANK(['Class Hierarchy'.B318]);&quot;&quot;;['Class Hierarchy'.B3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19]);&quot;&quot;;['Class Hierarchy'.A319])">
            <text:p/>
          </table:table-cell>
          <table:table-cell table:formula="of:=IF(ISBLANK(['Class Hierarchy'.B319]);&quot;&quot;;['Class Hierarchy'.B3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0]);&quot;&quot;;['Class Hierarchy'.A320])">
            <text:p/>
          </table:table-cell>
          <table:table-cell table:formula="of:=IF(ISBLANK(['Class Hierarchy'.B320]);&quot;&quot;;['Class Hierarchy'.B3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1]);&quot;&quot;;['Class Hierarchy'.A321])">
            <text:p/>
          </table:table-cell>
          <table:table-cell table:formula="of:=IF(ISBLANK(['Class Hierarchy'.B321]);&quot;&quot;;['Class Hierarchy'.B3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2]);&quot;&quot;;['Class Hierarchy'.A322])">
            <text:p/>
          </table:table-cell>
          <table:table-cell table:formula="of:=IF(ISBLANK(['Class Hierarchy'.B322]);&quot;&quot;;['Class Hierarchy'.B3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3]);&quot;&quot;;['Class Hierarchy'.A323])">
            <text:p/>
          </table:table-cell>
          <table:table-cell table:formula="of:=IF(ISBLANK(['Class Hierarchy'.B323]);&quot;&quot;;['Class Hierarchy'.B3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4]);&quot;&quot;;['Class Hierarchy'.A324])">
            <text:p/>
          </table:table-cell>
          <table:table-cell table:formula="of:=IF(ISBLANK(['Class Hierarchy'.B324]);&quot;&quot;;['Class Hierarchy'.B3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5]);&quot;&quot;;['Class Hierarchy'.A325])">
            <text:p/>
          </table:table-cell>
          <table:table-cell table:formula="of:=IF(ISBLANK(['Class Hierarchy'.B325]);&quot;&quot;;['Class Hierarchy'.B3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6]);&quot;&quot;;['Class Hierarchy'.A326])">
            <text:p/>
          </table:table-cell>
          <table:table-cell table:formula="of:=IF(ISBLANK(['Class Hierarchy'.B326]);&quot;&quot;;['Class Hierarchy'.B3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7]);&quot;&quot;;['Class Hierarchy'.A327])">
            <text:p/>
          </table:table-cell>
          <table:table-cell table:formula="of:=IF(ISBLANK(['Class Hierarchy'.B327]);&quot;&quot;;['Class Hierarchy'.B3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8]);&quot;&quot;;['Class Hierarchy'.A328])">
            <text:p/>
          </table:table-cell>
          <table:table-cell table:formula="of:=IF(ISBLANK(['Class Hierarchy'.B328]);&quot;&quot;;['Class Hierarchy'.B3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29]);&quot;&quot;;['Class Hierarchy'.A329])">
            <text:p/>
          </table:table-cell>
          <table:table-cell table:formula="of:=IF(ISBLANK(['Class Hierarchy'.B329]);&quot;&quot;;['Class Hierarchy'.B3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0]);&quot;&quot;;['Class Hierarchy'.A330])">
            <text:p/>
          </table:table-cell>
          <table:table-cell table:formula="of:=IF(ISBLANK(['Class Hierarchy'.B330]);&quot;&quot;;['Class Hierarchy'.B3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1]);&quot;&quot;;['Class Hierarchy'.A331])">
            <text:p/>
          </table:table-cell>
          <table:table-cell table:formula="of:=IF(ISBLANK(['Class Hierarchy'.B331]);&quot;&quot;;['Class Hierarchy'.B3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2]);&quot;&quot;;['Class Hierarchy'.A332])">
            <text:p/>
          </table:table-cell>
          <table:table-cell table:formula="of:=IF(ISBLANK(['Class Hierarchy'.B332]);&quot;&quot;;['Class Hierarchy'.B3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3]);&quot;&quot;;['Class Hierarchy'.A333])">
            <text:p/>
          </table:table-cell>
          <table:table-cell table:formula="of:=IF(ISBLANK(['Class Hierarchy'.B333]);&quot;&quot;;['Class Hierarchy'.B3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4]);&quot;&quot;;['Class Hierarchy'.A334])">
            <text:p/>
          </table:table-cell>
          <table:table-cell table:formula="of:=IF(ISBLANK(['Class Hierarchy'.B334]);&quot;&quot;;['Class Hierarchy'.B3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5]);&quot;&quot;;['Class Hierarchy'.A335])">
            <text:p/>
          </table:table-cell>
          <table:table-cell table:formula="of:=IF(ISBLANK(['Class Hierarchy'.B335]);&quot;&quot;;['Class Hierarchy'.B3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6]);&quot;&quot;;['Class Hierarchy'.A336])">
            <text:p/>
          </table:table-cell>
          <table:table-cell table:formula="of:=IF(ISBLANK(['Class Hierarchy'.B336]);&quot;&quot;;['Class Hierarchy'.B3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7]);&quot;&quot;;['Class Hierarchy'.A337])">
            <text:p/>
          </table:table-cell>
          <table:table-cell table:formula="of:=IF(ISBLANK(['Class Hierarchy'.B337]);&quot;&quot;;['Class Hierarchy'.B3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8]);&quot;&quot;;['Class Hierarchy'.A338])">
            <text:p/>
          </table:table-cell>
          <table:table-cell table:formula="of:=IF(ISBLANK(['Class Hierarchy'.B338]);&quot;&quot;;['Class Hierarchy'.B3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39]);&quot;&quot;;['Class Hierarchy'.A339])">
            <text:p/>
          </table:table-cell>
          <table:table-cell table:formula="of:=IF(ISBLANK(['Class Hierarchy'.B339]);&quot;&quot;;['Class Hierarchy'.B3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0]);&quot;&quot;;['Class Hierarchy'.A340])">
            <text:p/>
          </table:table-cell>
          <table:table-cell table:formula="of:=IF(ISBLANK(['Class Hierarchy'.B340]);&quot;&quot;;['Class Hierarchy'.B3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1]);&quot;&quot;;['Class Hierarchy'.A341])">
            <text:p/>
          </table:table-cell>
          <table:table-cell table:formula="of:=IF(ISBLANK(['Class Hierarchy'.B341]);&quot;&quot;;['Class Hierarchy'.B3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2]);&quot;&quot;;['Class Hierarchy'.A342])">
            <text:p/>
          </table:table-cell>
          <table:table-cell table:formula="of:=IF(ISBLANK(['Class Hierarchy'.B342]);&quot;&quot;;['Class Hierarchy'.B3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3]);&quot;&quot;;['Class Hierarchy'.A343])">
            <text:p/>
          </table:table-cell>
          <table:table-cell table:formula="of:=IF(ISBLANK(['Class Hierarchy'.B343]);&quot;&quot;;['Class Hierarchy'.B3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4]);&quot;&quot;;['Class Hierarchy'.A344])">
            <text:p/>
          </table:table-cell>
          <table:table-cell table:formula="of:=IF(ISBLANK(['Class Hierarchy'.B344]);&quot;&quot;;['Class Hierarchy'.B3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5]);&quot;&quot;;['Class Hierarchy'.A345])">
            <text:p/>
          </table:table-cell>
          <table:table-cell table:formula="of:=IF(ISBLANK(['Class Hierarchy'.B345]);&quot;&quot;;['Class Hierarchy'.B3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6]);&quot;&quot;;['Class Hierarchy'.A346])">
            <text:p/>
          </table:table-cell>
          <table:table-cell table:formula="of:=IF(ISBLANK(['Class Hierarchy'.B346]);&quot;&quot;;['Class Hierarchy'.B3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7]);&quot;&quot;;['Class Hierarchy'.A347])">
            <text:p/>
          </table:table-cell>
          <table:table-cell table:formula="of:=IF(ISBLANK(['Class Hierarchy'.B347]);&quot;&quot;;['Class Hierarchy'.B3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8]);&quot;&quot;;['Class Hierarchy'.A348])">
            <text:p/>
          </table:table-cell>
          <table:table-cell table:formula="of:=IF(ISBLANK(['Class Hierarchy'.B348]);&quot;&quot;;['Class Hierarchy'.B3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49]);&quot;&quot;;['Class Hierarchy'.A349])">
            <text:p/>
          </table:table-cell>
          <table:table-cell table:formula="of:=IF(ISBLANK(['Class Hierarchy'.B349]);&quot;&quot;;['Class Hierarchy'.B3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0]);&quot;&quot;;['Class Hierarchy'.A350])">
            <text:p/>
          </table:table-cell>
          <table:table-cell table:formula="of:=IF(ISBLANK(['Class Hierarchy'.B350]);&quot;&quot;;['Class Hierarchy'.B3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1]);&quot;&quot;;['Class Hierarchy'.A351])">
            <text:p/>
          </table:table-cell>
          <table:table-cell table:formula="of:=IF(ISBLANK(['Class Hierarchy'.B351]);&quot;&quot;;['Class Hierarchy'.B3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2]);&quot;&quot;;['Class Hierarchy'.A352])">
            <text:p/>
          </table:table-cell>
          <table:table-cell table:formula="of:=IF(ISBLANK(['Class Hierarchy'.B352]);&quot;&quot;;['Class Hierarchy'.B3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3]);&quot;&quot;;['Class Hierarchy'.A353])">
            <text:p/>
          </table:table-cell>
          <table:table-cell table:formula="of:=IF(ISBLANK(['Class Hierarchy'.B353]);&quot;&quot;;['Class Hierarchy'.B3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4]);&quot;&quot;;['Class Hierarchy'.A354])">
            <text:p/>
          </table:table-cell>
          <table:table-cell table:formula="of:=IF(ISBLANK(['Class Hierarchy'.B354]);&quot;&quot;;['Class Hierarchy'.B3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5]);&quot;&quot;;['Class Hierarchy'.A355])">
            <text:p/>
          </table:table-cell>
          <table:table-cell table:formula="of:=IF(ISBLANK(['Class Hierarchy'.B355]);&quot;&quot;;['Class Hierarchy'.B3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6]);&quot;&quot;;['Class Hierarchy'.A356])">
            <text:p/>
          </table:table-cell>
          <table:table-cell table:formula="of:=IF(ISBLANK(['Class Hierarchy'.B356]);&quot;&quot;;['Class Hierarchy'.B3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7]);&quot;&quot;;['Class Hierarchy'.A357])">
            <text:p/>
          </table:table-cell>
          <table:table-cell table:formula="of:=IF(ISBLANK(['Class Hierarchy'.B357]);&quot;&quot;;['Class Hierarchy'.B3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8]);&quot;&quot;;['Class Hierarchy'.A358])">
            <text:p/>
          </table:table-cell>
          <table:table-cell table:formula="of:=IF(ISBLANK(['Class Hierarchy'.B358]);&quot;&quot;;['Class Hierarchy'.B3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59]);&quot;&quot;;['Class Hierarchy'.A359])">
            <text:p/>
          </table:table-cell>
          <table:table-cell table:formula="of:=IF(ISBLANK(['Class Hierarchy'.B359]);&quot;&quot;;['Class Hierarchy'.B3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0]);&quot;&quot;;['Class Hierarchy'.A360])">
            <text:p/>
          </table:table-cell>
          <table:table-cell table:formula="of:=IF(ISBLANK(['Class Hierarchy'.B360]);&quot;&quot;;['Class Hierarchy'.B3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1]);&quot;&quot;;['Class Hierarchy'.A361])">
            <text:p/>
          </table:table-cell>
          <table:table-cell table:formula="of:=IF(ISBLANK(['Class Hierarchy'.B361]);&quot;&quot;;['Class Hierarchy'.B3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2]);&quot;&quot;;['Class Hierarchy'.A362])">
            <text:p/>
          </table:table-cell>
          <table:table-cell table:formula="of:=IF(ISBLANK(['Class Hierarchy'.B362]);&quot;&quot;;['Class Hierarchy'.B3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3]);&quot;&quot;;['Class Hierarchy'.A363])">
            <text:p/>
          </table:table-cell>
          <table:table-cell table:formula="of:=IF(ISBLANK(['Class Hierarchy'.B363]);&quot;&quot;;['Class Hierarchy'.B3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4]);&quot;&quot;;['Class Hierarchy'.A364])">
            <text:p/>
          </table:table-cell>
          <table:table-cell table:formula="of:=IF(ISBLANK(['Class Hierarchy'.B364]);&quot;&quot;;['Class Hierarchy'.B3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5]);&quot;&quot;;['Class Hierarchy'.A365])">
            <text:p/>
          </table:table-cell>
          <table:table-cell table:formula="of:=IF(ISBLANK(['Class Hierarchy'.B365]);&quot;&quot;;['Class Hierarchy'.B3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6]);&quot;&quot;;['Class Hierarchy'.A366])">
            <text:p/>
          </table:table-cell>
          <table:table-cell table:formula="of:=IF(ISBLANK(['Class Hierarchy'.B366]);&quot;&quot;;['Class Hierarchy'.B3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7]);&quot;&quot;;['Class Hierarchy'.A367])">
            <text:p/>
          </table:table-cell>
          <table:table-cell table:formula="of:=IF(ISBLANK(['Class Hierarchy'.B367]);&quot;&quot;;['Class Hierarchy'.B3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8]);&quot;&quot;;['Class Hierarchy'.A368])">
            <text:p/>
          </table:table-cell>
          <table:table-cell table:formula="of:=IF(ISBLANK(['Class Hierarchy'.B368]);&quot;&quot;;['Class Hierarchy'.B3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69]);&quot;&quot;;['Class Hierarchy'.A369])">
            <text:p/>
          </table:table-cell>
          <table:table-cell table:formula="of:=IF(ISBLANK(['Class Hierarchy'.B369]);&quot;&quot;;['Class Hierarchy'.B3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0]);&quot;&quot;;['Class Hierarchy'.A370])">
            <text:p/>
          </table:table-cell>
          <table:table-cell table:formula="of:=IF(ISBLANK(['Class Hierarchy'.B370]);&quot;&quot;;['Class Hierarchy'.B3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1]);&quot;&quot;;['Class Hierarchy'.A371])">
            <text:p/>
          </table:table-cell>
          <table:table-cell table:formula="of:=IF(ISBLANK(['Class Hierarchy'.B371]);&quot;&quot;;['Class Hierarchy'.B3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2]);&quot;&quot;;['Class Hierarchy'.A372])">
            <text:p/>
          </table:table-cell>
          <table:table-cell table:formula="of:=IF(ISBLANK(['Class Hierarchy'.B372]);&quot;&quot;;['Class Hierarchy'.B3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3]);&quot;&quot;;['Class Hierarchy'.A373])">
            <text:p/>
          </table:table-cell>
          <table:table-cell table:formula="of:=IF(ISBLANK(['Class Hierarchy'.B373]);&quot;&quot;;['Class Hierarchy'.B3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4]);&quot;&quot;;['Class Hierarchy'.A374])">
            <text:p/>
          </table:table-cell>
          <table:table-cell table:formula="of:=IF(ISBLANK(['Class Hierarchy'.B374]);&quot;&quot;;['Class Hierarchy'.B3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5]);&quot;&quot;;['Class Hierarchy'.A375])">
            <text:p/>
          </table:table-cell>
          <table:table-cell table:formula="of:=IF(ISBLANK(['Class Hierarchy'.B375]);&quot;&quot;;['Class Hierarchy'.B3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6]);&quot;&quot;;['Class Hierarchy'.A376])">
            <text:p/>
          </table:table-cell>
          <table:table-cell table:formula="of:=IF(ISBLANK(['Class Hierarchy'.B376]);&quot;&quot;;['Class Hierarchy'.B3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7]);&quot;&quot;;['Class Hierarchy'.A377])">
            <text:p/>
          </table:table-cell>
          <table:table-cell table:formula="of:=IF(ISBLANK(['Class Hierarchy'.B377]);&quot;&quot;;['Class Hierarchy'.B3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8]);&quot;&quot;;['Class Hierarchy'.A378])">
            <text:p/>
          </table:table-cell>
          <table:table-cell table:formula="of:=IF(ISBLANK(['Class Hierarchy'.B378]);&quot;&quot;;['Class Hierarchy'.B3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79]);&quot;&quot;;['Class Hierarchy'.A379])">
            <text:p/>
          </table:table-cell>
          <table:table-cell table:formula="of:=IF(ISBLANK(['Class Hierarchy'.B379]);&quot;&quot;;['Class Hierarchy'.B3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0]);&quot;&quot;;['Class Hierarchy'.A380])">
            <text:p/>
          </table:table-cell>
          <table:table-cell table:formula="of:=IF(ISBLANK(['Class Hierarchy'.B380]);&quot;&quot;;['Class Hierarchy'.B3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1]);&quot;&quot;;['Class Hierarchy'.A381])">
            <text:p/>
          </table:table-cell>
          <table:table-cell table:formula="of:=IF(ISBLANK(['Class Hierarchy'.B381]);&quot;&quot;;['Class Hierarchy'.B3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2]);&quot;&quot;;['Class Hierarchy'.A382])">
            <text:p/>
          </table:table-cell>
          <table:table-cell table:formula="of:=IF(ISBLANK(['Class Hierarchy'.B382]);&quot;&quot;;['Class Hierarchy'.B3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3]);&quot;&quot;;['Class Hierarchy'.A383])">
            <text:p/>
          </table:table-cell>
          <table:table-cell table:formula="of:=IF(ISBLANK(['Class Hierarchy'.B383]);&quot;&quot;;['Class Hierarchy'.B3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4]);&quot;&quot;;['Class Hierarchy'.A384])">
            <text:p/>
          </table:table-cell>
          <table:table-cell table:formula="of:=IF(ISBLANK(['Class Hierarchy'.B384]);&quot;&quot;;['Class Hierarchy'.B3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5]);&quot;&quot;;['Class Hierarchy'.A385])">
            <text:p/>
          </table:table-cell>
          <table:table-cell table:formula="of:=IF(ISBLANK(['Class Hierarchy'.B385]);&quot;&quot;;['Class Hierarchy'.B3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6]);&quot;&quot;;['Class Hierarchy'.A386])">
            <text:p/>
          </table:table-cell>
          <table:table-cell table:formula="of:=IF(ISBLANK(['Class Hierarchy'.B386]);&quot;&quot;;['Class Hierarchy'.B3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7]);&quot;&quot;;['Class Hierarchy'.A387])">
            <text:p/>
          </table:table-cell>
          <table:table-cell table:formula="of:=IF(ISBLANK(['Class Hierarchy'.B387]);&quot;&quot;;['Class Hierarchy'.B3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8]);&quot;&quot;;['Class Hierarchy'.A388])">
            <text:p/>
          </table:table-cell>
          <table:table-cell table:formula="of:=IF(ISBLANK(['Class Hierarchy'.B388]);&quot;&quot;;['Class Hierarchy'.B3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89]);&quot;&quot;;['Class Hierarchy'.A389])">
            <text:p/>
          </table:table-cell>
          <table:table-cell table:formula="of:=IF(ISBLANK(['Class Hierarchy'.B389]);&quot;&quot;;['Class Hierarchy'.B3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0]);&quot;&quot;;['Class Hierarchy'.A390])">
            <text:p/>
          </table:table-cell>
          <table:table-cell table:formula="of:=IF(ISBLANK(['Class Hierarchy'.B390]);&quot;&quot;;['Class Hierarchy'.B3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1]);&quot;&quot;;['Class Hierarchy'.A391])">
            <text:p/>
          </table:table-cell>
          <table:table-cell table:formula="of:=IF(ISBLANK(['Class Hierarchy'.B391]);&quot;&quot;;['Class Hierarchy'.B3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2]);&quot;&quot;;['Class Hierarchy'.A392])">
            <text:p/>
          </table:table-cell>
          <table:table-cell table:formula="of:=IF(ISBLANK(['Class Hierarchy'.B392]);&quot;&quot;;['Class Hierarchy'.B3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3]);&quot;&quot;;['Class Hierarchy'.A393])">
            <text:p/>
          </table:table-cell>
          <table:table-cell table:formula="of:=IF(ISBLANK(['Class Hierarchy'.B393]);&quot;&quot;;['Class Hierarchy'.B3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4]);&quot;&quot;;['Class Hierarchy'.A394])">
            <text:p/>
          </table:table-cell>
          <table:table-cell table:formula="of:=IF(ISBLANK(['Class Hierarchy'.B394]);&quot;&quot;;['Class Hierarchy'.B3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5]);&quot;&quot;;['Class Hierarchy'.A395])">
            <text:p/>
          </table:table-cell>
          <table:table-cell table:formula="of:=IF(ISBLANK(['Class Hierarchy'.B395]);&quot;&quot;;['Class Hierarchy'.B3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6]);&quot;&quot;;['Class Hierarchy'.A396])">
            <text:p/>
          </table:table-cell>
          <table:table-cell table:formula="of:=IF(ISBLANK(['Class Hierarchy'.B396]);&quot;&quot;;['Class Hierarchy'.B3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7]);&quot;&quot;;['Class Hierarchy'.A397])">
            <text:p/>
          </table:table-cell>
          <table:table-cell table:formula="of:=IF(ISBLANK(['Class Hierarchy'.B397]);&quot;&quot;;['Class Hierarchy'.B3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8]);&quot;&quot;;['Class Hierarchy'.A398])">
            <text:p/>
          </table:table-cell>
          <table:table-cell table:formula="of:=IF(ISBLANK(['Class Hierarchy'.B398]);&quot;&quot;;['Class Hierarchy'.B3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399]);&quot;&quot;;['Class Hierarchy'.A399])">
            <text:p/>
          </table:table-cell>
          <table:table-cell table:formula="of:=IF(ISBLANK(['Class Hierarchy'.B399]);&quot;&quot;;['Class Hierarchy'.B3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0]);&quot;&quot;;['Class Hierarchy'.A400])">
            <text:p/>
          </table:table-cell>
          <table:table-cell table:formula="of:=IF(ISBLANK(['Class Hierarchy'.B400]);&quot;&quot;;['Class Hierarchy'.B4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1]);&quot;&quot;;['Class Hierarchy'.A401])">
            <text:p/>
          </table:table-cell>
          <table:table-cell table:formula="of:=IF(ISBLANK(['Class Hierarchy'.B401]);&quot;&quot;;['Class Hierarchy'.B4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2]);&quot;&quot;;['Class Hierarchy'.A402])">
            <text:p/>
          </table:table-cell>
          <table:table-cell table:formula="of:=IF(ISBLANK(['Class Hierarchy'.B402]);&quot;&quot;;['Class Hierarchy'.B4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3]);&quot;&quot;;['Class Hierarchy'.A403])">
            <text:p/>
          </table:table-cell>
          <table:table-cell table:formula="of:=IF(ISBLANK(['Class Hierarchy'.B403]);&quot;&quot;;['Class Hierarchy'.B4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4]);&quot;&quot;;['Class Hierarchy'.A404])">
            <text:p/>
          </table:table-cell>
          <table:table-cell table:formula="of:=IF(ISBLANK(['Class Hierarchy'.B404]);&quot;&quot;;['Class Hierarchy'.B4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5]);&quot;&quot;;['Class Hierarchy'.A405])">
            <text:p/>
          </table:table-cell>
          <table:table-cell table:formula="of:=IF(ISBLANK(['Class Hierarchy'.B405]);&quot;&quot;;['Class Hierarchy'.B4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6]);&quot;&quot;;['Class Hierarchy'.A406])">
            <text:p/>
          </table:table-cell>
          <table:table-cell table:formula="of:=IF(ISBLANK(['Class Hierarchy'.B406]);&quot;&quot;;['Class Hierarchy'.B4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7]);&quot;&quot;;['Class Hierarchy'.A407])">
            <text:p/>
          </table:table-cell>
          <table:table-cell table:formula="of:=IF(ISBLANK(['Class Hierarchy'.B407]);&quot;&quot;;['Class Hierarchy'.B4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8]);&quot;&quot;;['Class Hierarchy'.A408])">
            <text:p/>
          </table:table-cell>
          <table:table-cell table:formula="of:=IF(ISBLANK(['Class Hierarchy'.B408]);&quot;&quot;;['Class Hierarchy'.B4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09]);&quot;&quot;;['Class Hierarchy'.A409])">
            <text:p/>
          </table:table-cell>
          <table:table-cell table:formula="of:=IF(ISBLANK(['Class Hierarchy'.B409]);&quot;&quot;;['Class Hierarchy'.B4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0]);&quot;&quot;;['Class Hierarchy'.A410])">
            <text:p/>
          </table:table-cell>
          <table:table-cell table:formula="of:=IF(ISBLANK(['Class Hierarchy'.B410]);&quot;&quot;;['Class Hierarchy'.B4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1]);&quot;&quot;;['Class Hierarchy'.A411])">
            <text:p/>
          </table:table-cell>
          <table:table-cell table:formula="of:=IF(ISBLANK(['Class Hierarchy'.B411]);&quot;&quot;;['Class Hierarchy'.B4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2]);&quot;&quot;;['Class Hierarchy'.A412])">
            <text:p/>
          </table:table-cell>
          <table:table-cell table:formula="of:=IF(ISBLANK(['Class Hierarchy'.B412]);&quot;&quot;;['Class Hierarchy'.B4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3]);&quot;&quot;;['Class Hierarchy'.A413])">
            <text:p/>
          </table:table-cell>
          <table:table-cell table:formula="of:=IF(ISBLANK(['Class Hierarchy'.B413]);&quot;&quot;;['Class Hierarchy'.B4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4]);&quot;&quot;;['Class Hierarchy'.A414])">
            <text:p/>
          </table:table-cell>
          <table:table-cell table:formula="of:=IF(ISBLANK(['Class Hierarchy'.B414]);&quot;&quot;;['Class Hierarchy'.B4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5]);&quot;&quot;;['Class Hierarchy'.A415])">
            <text:p/>
          </table:table-cell>
          <table:table-cell table:formula="of:=IF(ISBLANK(['Class Hierarchy'.B415]);&quot;&quot;;['Class Hierarchy'.B4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6]);&quot;&quot;;['Class Hierarchy'.A416])">
            <text:p/>
          </table:table-cell>
          <table:table-cell table:formula="of:=IF(ISBLANK(['Class Hierarchy'.B416]);&quot;&quot;;['Class Hierarchy'.B4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7]);&quot;&quot;;['Class Hierarchy'.A417])">
            <text:p/>
          </table:table-cell>
          <table:table-cell table:formula="of:=IF(ISBLANK(['Class Hierarchy'.B417]);&quot;&quot;;['Class Hierarchy'.B4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8]);&quot;&quot;;['Class Hierarchy'.A418])">
            <text:p/>
          </table:table-cell>
          <table:table-cell table:formula="of:=IF(ISBLANK(['Class Hierarchy'.B418]);&quot;&quot;;['Class Hierarchy'.B4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19]);&quot;&quot;;['Class Hierarchy'.A419])">
            <text:p/>
          </table:table-cell>
          <table:table-cell table:formula="of:=IF(ISBLANK(['Class Hierarchy'.B419]);&quot;&quot;;['Class Hierarchy'.B4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0]);&quot;&quot;;['Class Hierarchy'.A420])">
            <text:p/>
          </table:table-cell>
          <table:table-cell table:formula="of:=IF(ISBLANK(['Class Hierarchy'.B420]);&quot;&quot;;['Class Hierarchy'.B4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1]);&quot;&quot;;['Class Hierarchy'.A421])">
            <text:p/>
          </table:table-cell>
          <table:table-cell table:formula="of:=IF(ISBLANK(['Class Hierarchy'.B421]);&quot;&quot;;['Class Hierarchy'.B4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2]);&quot;&quot;;['Class Hierarchy'.A422])">
            <text:p/>
          </table:table-cell>
          <table:table-cell table:formula="of:=IF(ISBLANK(['Class Hierarchy'.B422]);&quot;&quot;;['Class Hierarchy'.B4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3]);&quot;&quot;;['Class Hierarchy'.A423])">
            <text:p/>
          </table:table-cell>
          <table:table-cell table:formula="of:=IF(ISBLANK(['Class Hierarchy'.B423]);&quot;&quot;;['Class Hierarchy'.B4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4]);&quot;&quot;;['Class Hierarchy'.A424])">
            <text:p/>
          </table:table-cell>
          <table:table-cell table:formula="of:=IF(ISBLANK(['Class Hierarchy'.B424]);&quot;&quot;;['Class Hierarchy'.B4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5]);&quot;&quot;;['Class Hierarchy'.A425])">
            <text:p/>
          </table:table-cell>
          <table:table-cell table:formula="of:=IF(ISBLANK(['Class Hierarchy'.B425]);&quot;&quot;;['Class Hierarchy'.B4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6]);&quot;&quot;;['Class Hierarchy'.A426])">
            <text:p/>
          </table:table-cell>
          <table:table-cell table:formula="of:=IF(ISBLANK(['Class Hierarchy'.B426]);&quot;&quot;;['Class Hierarchy'.B4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7]);&quot;&quot;;['Class Hierarchy'.A427])">
            <text:p/>
          </table:table-cell>
          <table:table-cell table:formula="of:=IF(ISBLANK(['Class Hierarchy'.B427]);&quot;&quot;;['Class Hierarchy'.B4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8]);&quot;&quot;;['Class Hierarchy'.A428])">
            <text:p/>
          </table:table-cell>
          <table:table-cell table:formula="of:=IF(ISBLANK(['Class Hierarchy'.B428]);&quot;&quot;;['Class Hierarchy'.B4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29]);&quot;&quot;;['Class Hierarchy'.A429])">
            <text:p/>
          </table:table-cell>
          <table:table-cell table:formula="of:=IF(ISBLANK(['Class Hierarchy'.B429]);&quot;&quot;;['Class Hierarchy'.B4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0]);&quot;&quot;;['Class Hierarchy'.A430])">
            <text:p/>
          </table:table-cell>
          <table:table-cell table:formula="of:=IF(ISBLANK(['Class Hierarchy'.B430]);&quot;&quot;;['Class Hierarchy'.B4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1]);&quot;&quot;;['Class Hierarchy'.A431])">
            <text:p/>
          </table:table-cell>
          <table:table-cell table:formula="of:=IF(ISBLANK(['Class Hierarchy'.B431]);&quot;&quot;;['Class Hierarchy'.B4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2]);&quot;&quot;;['Class Hierarchy'.A432])">
            <text:p/>
          </table:table-cell>
          <table:table-cell table:formula="of:=IF(ISBLANK(['Class Hierarchy'.B432]);&quot;&quot;;['Class Hierarchy'.B4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3]);&quot;&quot;;['Class Hierarchy'.A433])">
            <text:p/>
          </table:table-cell>
          <table:table-cell table:formula="of:=IF(ISBLANK(['Class Hierarchy'.B433]);&quot;&quot;;['Class Hierarchy'.B4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4]);&quot;&quot;;['Class Hierarchy'.A434])">
            <text:p/>
          </table:table-cell>
          <table:table-cell table:formula="of:=IF(ISBLANK(['Class Hierarchy'.B434]);&quot;&quot;;['Class Hierarchy'.B4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5]);&quot;&quot;;['Class Hierarchy'.A435])">
            <text:p/>
          </table:table-cell>
          <table:table-cell table:formula="of:=IF(ISBLANK(['Class Hierarchy'.B435]);&quot;&quot;;['Class Hierarchy'.B4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6]);&quot;&quot;;['Class Hierarchy'.A436])">
            <text:p/>
          </table:table-cell>
          <table:table-cell table:formula="of:=IF(ISBLANK(['Class Hierarchy'.B436]);&quot;&quot;;['Class Hierarchy'.B4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7]);&quot;&quot;;['Class Hierarchy'.A437])">
            <text:p/>
          </table:table-cell>
          <table:table-cell table:formula="of:=IF(ISBLANK(['Class Hierarchy'.B437]);&quot;&quot;;['Class Hierarchy'.B4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8]);&quot;&quot;;['Class Hierarchy'.A438])">
            <text:p/>
          </table:table-cell>
          <table:table-cell table:formula="of:=IF(ISBLANK(['Class Hierarchy'.B438]);&quot;&quot;;['Class Hierarchy'.B4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39]);&quot;&quot;;['Class Hierarchy'.A439])">
            <text:p/>
          </table:table-cell>
          <table:table-cell table:formula="of:=IF(ISBLANK(['Class Hierarchy'.B439]);&quot;&quot;;['Class Hierarchy'.B4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0]);&quot;&quot;;['Class Hierarchy'.A440])">
            <text:p/>
          </table:table-cell>
          <table:table-cell table:formula="of:=IF(ISBLANK(['Class Hierarchy'.B440]);&quot;&quot;;['Class Hierarchy'.B4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1]);&quot;&quot;;['Class Hierarchy'.A441])">
            <text:p/>
          </table:table-cell>
          <table:table-cell table:formula="of:=IF(ISBLANK(['Class Hierarchy'.B441]);&quot;&quot;;['Class Hierarchy'.B4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2]);&quot;&quot;;['Class Hierarchy'.A442])">
            <text:p/>
          </table:table-cell>
          <table:table-cell table:formula="of:=IF(ISBLANK(['Class Hierarchy'.B442]);&quot;&quot;;['Class Hierarchy'.B4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3]);&quot;&quot;;['Class Hierarchy'.A443])">
            <text:p/>
          </table:table-cell>
          <table:table-cell table:formula="of:=IF(ISBLANK(['Class Hierarchy'.B443]);&quot;&quot;;['Class Hierarchy'.B4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4]);&quot;&quot;;['Class Hierarchy'.A444])">
            <text:p/>
          </table:table-cell>
          <table:table-cell table:formula="of:=IF(ISBLANK(['Class Hierarchy'.B444]);&quot;&quot;;['Class Hierarchy'.B4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5]);&quot;&quot;;['Class Hierarchy'.A445])">
            <text:p/>
          </table:table-cell>
          <table:table-cell table:formula="of:=IF(ISBLANK(['Class Hierarchy'.B445]);&quot;&quot;;['Class Hierarchy'.B4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6]);&quot;&quot;;['Class Hierarchy'.A446])">
            <text:p/>
          </table:table-cell>
          <table:table-cell table:formula="of:=IF(ISBLANK(['Class Hierarchy'.B446]);&quot;&quot;;['Class Hierarchy'.B4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7]);&quot;&quot;;['Class Hierarchy'.A447])">
            <text:p/>
          </table:table-cell>
          <table:table-cell table:formula="of:=IF(ISBLANK(['Class Hierarchy'.B447]);&quot;&quot;;['Class Hierarchy'.B4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8]);&quot;&quot;;['Class Hierarchy'.A448])">
            <text:p/>
          </table:table-cell>
          <table:table-cell table:formula="of:=IF(ISBLANK(['Class Hierarchy'.B448]);&quot;&quot;;['Class Hierarchy'.B4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49]);&quot;&quot;;['Class Hierarchy'.A449])">
            <text:p/>
          </table:table-cell>
          <table:table-cell table:formula="of:=IF(ISBLANK(['Class Hierarchy'.B449]);&quot;&quot;;['Class Hierarchy'.B4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0]);&quot;&quot;;['Class Hierarchy'.A450])">
            <text:p/>
          </table:table-cell>
          <table:table-cell table:formula="of:=IF(ISBLANK(['Class Hierarchy'.B450]);&quot;&quot;;['Class Hierarchy'.B4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1]);&quot;&quot;;['Class Hierarchy'.A451])">
            <text:p/>
          </table:table-cell>
          <table:table-cell table:formula="of:=IF(ISBLANK(['Class Hierarchy'.B451]);&quot;&quot;;['Class Hierarchy'.B4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2]);&quot;&quot;;['Class Hierarchy'.A452])">
            <text:p/>
          </table:table-cell>
          <table:table-cell table:formula="of:=IF(ISBLANK(['Class Hierarchy'.B452]);&quot;&quot;;['Class Hierarchy'.B4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3]);&quot;&quot;;['Class Hierarchy'.A453])">
            <text:p/>
          </table:table-cell>
          <table:table-cell table:formula="of:=IF(ISBLANK(['Class Hierarchy'.B453]);&quot;&quot;;['Class Hierarchy'.B4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4]);&quot;&quot;;['Class Hierarchy'.A454])">
            <text:p/>
          </table:table-cell>
          <table:table-cell table:formula="of:=IF(ISBLANK(['Class Hierarchy'.B454]);&quot;&quot;;['Class Hierarchy'.B4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5]);&quot;&quot;;['Class Hierarchy'.A455])">
            <text:p/>
          </table:table-cell>
          <table:table-cell table:formula="of:=IF(ISBLANK(['Class Hierarchy'.B455]);&quot;&quot;;['Class Hierarchy'.B4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6]);&quot;&quot;;['Class Hierarchy'.A456])">
            <text:p/>
          </table:table-cell>
          <table:table-cell table:formula="of:=IF(ISBLANK(['Class Hierarchy'.B456]);&quot;&quot;;['Class Hierarchy'.B4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7]);&quot;&quot;;['Class Hierarchy'.A457])">
            <text:p/>
          </table:table-cell>
          <table:table-cell table:formula="of:=IF(ISBLANK(['Class Hierarchy'.B457]);&quot;&quot;;['Class Hierarchy'.B4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8]);&quot;&quot;;['Class Hierarchy'.A458])">
            <text:p/>
          </table:table-cell>
          <table:table-cell table:formula="of:=IF(ISBLANK(['Class Hierarchy'.B458]);&quot;&quot;;['Class Hierarchy'.B4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59]);&quot;&quot;;['Class Hierarchy'.A459])">
            <text:p/>
          </table:table-cell>
          <table:table-cell table:formula="of:=IF(ISBLANK(['Class Hierarchy'.B459]);&quot;&quot;;['Class Hierarchy'.B4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0]);&quot;&quot;;['Class Hierarchy'.A460])">
            <text:p/>
          </table:table-cell>
          <table:table-cell table:formula="of:=IF(ISBLANK(['Class Hierarchy'.B460]);&quot;&quot;;['Class Hierarchy'.B4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1]);&quot;&quot;;['Class Hierarchy'.A461])">
            <text:p/>
          </table:table-cell>
          <table:table-cell table:formula="of:=IF(ISBLANK(['Class Hierarchy'.B461]);&quot;&quot;;['Class Hierarchy'.B4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2]);&quot;&quot;;['Class Hierarchy'.A462])">
            <text:p/>
          </table:table-cell>
          <table:table-cell table:formula="of:=IF(ISBLANK(['Class Hierarchy'.B462]);&quot;&quot;;['Class Hierarchy'.B4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3]);&quot;&quot;;['Class Hierarchy'.A463])">
            <text:p/>
          </table:table-cell>
          <table:table-cell table:formula="of:=IF(ISBLANK(['Class Hierarchy'.B463]);&quot;&quot;;['Class Hierarchy'.B4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4]);&quot;&quot;;['Class Hierarchy'.A464])">
            <text:p/>
          </table:table-cell>
          <table:table-cell table:formula="of:=IF(ISBLANK(['Class Hierarchy'.B464]);&quot;&quot;;['Class Hierarchy'.B4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5]);&quot;&quot;;['Class Hierarchy'.A465])">
            <text:p/>
          </table:table-cell>
          <table:table-cell table:formula="of:=IF(ISBLANK(['Class Hierarchy'.B465]);&quot;&quot;;['Class Hierarchy'.B4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6]);&quot;&quot;;['Class Hierarchy'.A466])">
            <text:p/>
          </table:table-cell>
          <table:table-cell table:formula="of:=IF(ISBLANK(['Class Hierarchy'.B466]);&quot;&quot;;['Class Hierarchy'.B4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7]);&quot;&quot;;['Class Hierarchy'.A467])">
            <text:p/>
          </table:table-cell>
          <table:table-cell table:formula="of:=IF(ISBLANK(['Class Hierarchy'.B467]);&quot;&quot;;['Class Hierarchy'.B4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8]);&quot;&quot;;['Class Hierarchy'.A468])">
            <text:p/>
          </table:table-cell>
          <table:table-cell table:formula="of:=IF(ISBLANK(['Class Hierarchy'.B468]);&quot;&quot;;['Class Hierarchy'.B4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69]);&quot;&quot;;['Class Hierarchy'.A469])">
            <text:p/>
          </table:table-cell>
          <table:table-cell table:formula="of:=IF(ISBLANK(['Class Hierarchy'.B469]);&quot;&quot;;['Class Hierarchy'.B4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0]);&quot;&quot;;['Class Hierarchy'.A470])">
            <text:p/>
          </table:table-cell>
          <table:table-cell table:formula="of:=IF(ISBLANK(['Class Hierarchy'.B470]);&quot;&quot;;['Class Hierarchy'.B4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1]);&quot;&quot;;['Class Hierarchy'.A471])">
            <text:p/>
          </table:table-cell>
          <table:table-cell table:formula="of:=IF(ISBLANK(['Class Hierarchy'.B471]);&quot;&quot;;['Class Hierarchy'.B4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2]);&quot;&quot;;['Class Hierarchy'.A472])">
            <text:p/>
          </table:table-cell>
          <table:table-cell table:formula="of:=IF(ISBLANK(['Class Hierarchy'.B472]);&quot;&quot;;['Class Hierarchy'.B4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3]);&quot;&quot;;['Class Hierarchy'.A473])">
            <text:p/>
          </table:table-cell>
          <table:table-cell table:formula="of:=IF(ISBLANK(['Class Hierarchy'.B473]);&quot;&quot;;['Class Hierarchy'.B4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4]);&quot;&quot;;['Class Hierarchy'.A474])">
            <text:p/>
          </table:table-cell>
          <table:table-cell table:formula="of:=IF(ISBLANK(['Class Hierarchy'.B474]);&quot;&quot;;['Class Hierarchy'.B4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5]);&quot;&quot;;['Class Hierarchy'.A475])">
            <text:p/>
          </table:table-cell>
          <table:table-cell table:formula="of:=IF(ISBLANK(['Class Hierarchy'.B475]);&quot;&quot;;['Class Hierarchy'.B4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6]);&quot;&quot;;['Class Hierarchy'.A476])">
            <text:p/>
          </table:table-cell>
          <table:table-cell table:formula="of:=IF(ISBLANK(['Class Hierarchy'.B476]);&quot;&quot;;['Class Hierarchy'.B4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7]);&quot;&quot;;['Class Hierarchy'.A477])">
            <text:p/>
          </table:table-cell>
          <table:table-cell table:formula="of:=IF(ISBLANK(['Class Hierarchy'.B477]);&quot;&quot;;['Class Hierarchy'.B4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8]);&quot;&quot;;['Class Hierarchy'.A478])">
            <text:p/>
          </table:table-cell>
          <table:table-cell table:formula="of:=IF(ISBLANK(['Class Hierarchy'.B478]);&quot;&quot;;['Class Hierarchy'.B4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79]);&quot;&quot;;['Class Hierarchy'.A479])">
            <text:p/>
          </table:table-cell>
          <table:table-cell table:formula="of:=IF(ISBLANK(['Class Hierarchy'.B479]);&quot;&quot;;['Class Hierarchy'.B4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0]);&quot;&quot;;['Class Hierarchy'.A480])">
            <text:p/>
          </table:table-cell>
          <table:table-cell table:formula="of:=IF(ISBLANK(['Class Hierarchy'.B480]);&quot;&quot;;['Class Hierarchy'.B4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1]);&quot;&quot;;['Class Hierarchy'.A481])">
            <text:p/>
          </table:table-cell>
          <table:table-cell table:formula="of:=IF(ISBLANK(['Class Hierarchy'.B481]);&quot;&quot;;['Class Hierarchy'.B4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2]);&quot;&quot;;['Class Hierarchy'.A482])">
            <text:p/>
          </table:table-cell>
          <table:table-cell table:formula="of:=IF(ISBLANK(['Class Hierarchy'.B482]);&quot;&quot;;['Class Hierarchy'.B4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3]);&quot;&quot;;['Class Hierarchy'.A483])">
            <text:p/>
          </table:table-cell>
          <table:table-cell table:formula="of:=IF(ISBLANK(['Class Hierarchy'.B483]);&quot;&quot;;['Class Hierarchy'.B4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4]);&quot;&quot;;['Class Hierarchy'.A484])">
            <text:p/>
          </table:table-cell>
          <table:table-cell table:formula="of:=IF(ISBLANK(['Class Hierarchy'.B484]);&quot;&quot;;['Class Hierarchy'.B4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5]);&quot;&quot;;['Class Hierarchy'.A485])">
            <text:p/>
          </table:table-cell>
          <table:table-cell table:formula="of:=IF(ISBLANK(['Class Hierarchy'.B485]);&quot;&quot;;['Class Hierarchy'.B4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6]);&quot;&quot;;['Class Hierarchy'.A486])">
            <text:p/>
          </table:table-cell>
          <table:table-cell table:formula="of:=IF(ISBLANK(['Class Hierarchy'.B486]);&quot;&quot;;['Class Hierarchy'.B4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7]);&quot;&quot;;['Class Hierarchy'.A487])">
            <text:p/>
          </table:table-cell>
          <table:table-cell table:formula="of:=IF(ISBLANK(['Class Hierarchy'.B487]);&quot;&quot;;['Class Hierarchy'.B4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8]);&quot;&quot;;['Class Hierarchy'.A488])">
            <text:p/>
          </table:table-cell>
          <table:table-cell table:formula="of:=IF(ISBLANK(['Class Hierarchy'.B488]);&quot;&quot;;['Class Hierarchy'.B4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89]);&quot;&quot;;['Class Hierarchy'.A489])">
            <text:p/>
          </table:table-cell>
          <table:table-cell table:formula="of:=IF(ISBLANK(['Class Hierarchy'.B489]);&quot;&quot;;['Class Hierarchy'.B4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0]);&quot;&quot;;['Class Hierarchy'.A490])">
            <text:p/>
          </table:table-cell>
          <table:table-cell table:formula="of:=IF(ISBLANK(['Class Hierarchy'.B490]);&quot;&quot;;['Class Hierarchy'.B4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1]);&quot;&quot;;['Class Hierarchy'.A491])">
            <text:p/>
          </table:table-cell>
          <table:table-cell table:formula="of:=IF(ISBLANK(['Class Hierarchy'.B491]);&quot;&quot;;['Class Hierarchy'.B4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2]);&quot;&quot;;['Class Hierarchy'.A492])">
            <text:p/>
          </table:table-cell>
          <table:table-cell table:formula="of:=IF(ISBLANK(['Class Hierarchy'.B492]);&quot;&quot;;['Class Hierarchy'.B4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3]);&quot;&quot;;['Class Hierarchy'.A493])">
            <text:p/>
          </table:table-cell>
          <table:table-cell table:formula="of:=IF(ISBLANK(['Class Hierarchy'.B493]);&quot;&quot;;['Class Hierarchy'.B4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4]);&quot;&quot;;['Class Hierarchy'.A494])">
            <text:p/>
          </table:table-cell>
          <table:table-cell table:formula="of:=IF(ISBLANK(['Class Hierarchy'.B494]);&quot;&quot;;['Class Hierarchy'.B4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5]);&quot;&quot;;['Class Hierarchy'.A495])">
            <text:p/>
          </table:table-cell>
          <table:table-cell table:formula="of:=IF(ISBLANK(['Class Hierarchy'.B495]);&quot;&quot;;['Class Hierarchy'.B4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6]);&quot;&quot;;['Class Hierarchy'.A496])">
            <text:p/>
          </table:table-cell>
          <table:table-cell table:formula="of:=IF(ISBLANK(['Class Hierarchy'.B496]);&quot;&quot;;['Class Hierarchy'.B4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7]);&quot;&quot;;['Class Hierarchy'.A497])">
            <text:p/>
          </table:table-cell>
          <table:table-cell table:formula="of:=IF(ISBLANK(['Class Hierarchy'.B497]);&quot;&quot;;['Class Hierarchy'.B4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8]);&quot;&quot;;['Class Hierarchy'.A498])">
            <text:p/>
          </table:table-cell>
          <table:table-cell table:formula="of:=IF(ISBLANK(['Class Hierarchy'.B498]);&quot;&quot;;['Class Hierarchy'.B4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499]);&quot;&quot;;['Class Hierarchy'.A499])">
            <text:p/>
          </table:table-cell>
          <table:table-cell table:formula="of:=IF(ISBLANK(['Class Hierarchy'.B499]);&quot;&quot;;['Class Hierarchy'.B4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'Class Hierarchy'.A500]);&quot;&quot;;['Class Hierarchy'.A500])">
            <text:p/>
          </table:table-cell>
          <table:table-cell table:formula="of:=IF(ISBLANK(['Class Hierarchy'.B500]);&quot;&quot;;['Class Hierarchy'.B500])">
            <text:p/>
          </table:table-cell>
          <table:table-cell office:value-type="string">
            <text:p>-</text:p>
          </table:table-cell>
          <table:table-cell table:number-columns-repeated="23"/>
        </table:table-row>
      </table:table>
      <table:table table:name="Entries" table:style-name="ta1" table:print="false">
        <office:forms form:automatic-focus="false" form:apply-design-mode="false"/>
        <table:table-column table:style-name="co8" table:number-columns-repeated="2" table:default-cell-style-name="ce4"/>
        <table:table-column table:style-name="co14" table:default-cell-style-name="ce4"/>
        <table:table-column table:style-name="co10" table:default-cell-style-name="ce21"/>
        <table:table-column table:style-name="co8" table:number-columns-repeated="23" table:default-cell-style-name="ce24"/>
        <table:table-row table:style-name="ro1">
          <table:table-cell table:style-name="ce17" office:value-type="string">
            <text:p>Entry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17" office:value-type="string">
            <text:p>Contents</text:p>
          </table:table-cell>
          <table:table-cell table:style-name="ce17" table:number-columns-repeated="22"/>
        </table:table-row>
        <table:table-row table:style-name="ro1">
          <table:table-cell office:value-type="string">
            <text:p>SodiumSDS</text:p>
          </table:table-cell>
          <table:table-cell table:style-name="ce23" office:value-type="string">
            <text:p>Lab Test – Data – Sodium</text:p>
          </table:table-cell>
          <table:table-cell table:style-name="ce23"/>
          <table:table-cell office:value-type="string">
            <text:p>-</text:p>
          </table:table-cell>
          <table:table-cell table:content-validation-name="val7" office:value-type="string">
            <text:p>Cluster:SodiumRefRange</text:p>
          </table:table-cell>
          <table:table-cell table:content-validation-name="val7" table:number-columns-repeated="22"/>
        </table:table-row>
        <table:table-row table:style-name="ro1">
          <table:table-cell office:value-type="string">
            <text:p>PotassiumSDS</text:p>
          </table:table-cell>
          <table:table-cell table:style-name="ce23" office:value-type="string">
            <text:p>Lab Test – Data – Potassium</text:p>
          </table:table-cell>
          <table:table-cell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office:value-type="string">
            <text:p>ChlorideSDS</text:p>
          </table:table-cell>
          <table:table-cell table:style-name="ce23" office:value-type="string">
            <text:p>Lab Test – Data – Chloride</text:p>
          </table:table-cell>
          <table:table-cell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office:value-type="string">
            <text:p>UreaSDS</text:p>
          </table:table-cell>
          <table:table-cell table:style-name="ce23" office:value-type="string">
            <text:p>Lab Test – Data – Urea</text:p>
          </table:table-cell>
          <table:table-cell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office:value-type="string">
            <text:p>CreatinineSDS</text:p>
          </table:table-cell>
          <table:table-cell table:style-name="ce23" office:value-type="string">
            <text:p>Lab Test – Data – Creatinine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Cluster:CreatinineRefRangeFemale</text:p>
          </table:table-cell>
          <table:table-cell table:content-validation-name="val7" office:value-type="string">
            <text:p>Cluster:CreatinineRefRangeMale</text:p>
          </table:table-cell>
          <table:table-cell table:content-validation-name="val7" table:number-columns-repeated="21"/>
        </table:table-row>
        <table:table-row table:style-name="ro1">
          <table:table-cell office:value-type="string">
            <text:p>PyruvateSDS</text:p>
          </table:table-cell>
          <table:table-cell table:style-name="ce23" office:value-type="string">
            <text:p>Lab Test – Data – Pyruvate</text:p>
          </table:table-cell>
          <table:table-cell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</table:table>
      <table:table table:name="Clusters" table:style-name="ta1" table:protected="true" table:print="false">
        <table:table-column table:style-name="co8" table:number-columns-repeated="2" table:default-cell-style-name="ce4"/>
        <table:table-column table:style-name="co15" table:default-cell-style-name="ce4"/>
        <table:table-column table:style-name="co16" table:default-cell-style-name="ce21"/>
        <table:table-column table:style-name="co8" table:number-columns-repeated="23" table:default-cell-style-name="ce24"/>
        <table:table-row table:style-name="ro6">
          <table:table-cell table:style-name="ce17" office:value-type="string">
            <text:p>Cluster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Contents</text:p>
          </table:table-cell>
          <table:table-cell table:style-name="ce5" table:number-columns-repeated="22"/>
        </table:table-row>
        <table:table-row table:style-name="ro6">
          <table:table-cell office:value-type="string">
            <text:p>SodiumRefRange</text:p>
          </table:table-cell>
          <table:table-cell office:value-type="string">
            <text:p>Reference Range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lement:SodiumLowRange</text:p>
          </table:table-cell>
          <table:table-cell table:content-validation-name="val8" office:value-type="string">
            <text:p>Element:SodiumHighRange</text:p>
          </table:table-cell>
          <table:table-cell table:content-validation-name="val8" table:number-columns-repeated="21"/>
        </table:table-row>
        <table:table-row table:style-name="ro7">
          <table:table-cell office:value-type="string">
            <text:p>CreatinineRefRangeFemale</text:p>
          </table:table-cell>
          <table:table-cell office:value-type="string">
            <text:p>Reference Range – Male</text:p>
          </table:table-cell>
          <table:table-cell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6">
          <table:table-cell office:value-type="string">
            <text:p>CreatinineRefRangeMale</text:p>
          </table:table-cell>
          <table:table-cell office:value-type="string">
            <text:p>Reference Range – Female</text:p>
          </table:table-cell>
          <table:table-cell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<text:s text:c="2"/></text:p>
          </table:table-cell>
          <table:table-cell table:content-validation-name="val8" table:number-columns-repeated="22"/>
        </table:table-row>
        <table:table-row table:style-name="ro8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<text:s/></text:p>
          </table:table-cell>
          <table:table-cell table:content-validation-name="val8" table:number-columns-repeated="22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  <table:table-row table:style-name="ro8">
          <table:table-cell table:number-columns-repeated="3"/>
          <table:table-cell office:value-type="string">
            <text:p>-</text:p>
          </table:table-cell>
          <table:table-cell table:content-validation-name="val8" table:number-columns-repeated="23"/>
        </table:table-row>
      </table:table>
      <table:table table:name="Elements" table:style-name="ta1" table:print="false">
        <office:forms form:automatic-focus="false" form:apply-design-mode="false"/>
        <table:table-column table:style-name="co8" table:number-columns-repeated="2" table:default-cell-style-name="ce4"/>
        <table:table-column table:style-name="co6" table:default-cell-style-name="ce4"/>
        <table:table-column table:style-name="co10" table:default-cell-style-name="ce21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4"/>
        <table:table-column table:style-name="co22" table:default-cell-style-name="ce4"/>
        <table:table-column table:style-name="co8" table:default-cell-style-name="ce4"/>
        <table:table-column table:style-name="co13" table:default-cell-style-name="ce21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row table:style-name="ro1">
          <table:table-cell table:style-name="ce17" office:value-type="string">
            <text:p>Element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Element Typ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Value Required</text:p>
          </table:table-cell>
          <table:table-cell table:style-name="ce5" office:value-type="string">
            <text:p>Units</text:p>
          </table:table-cell>
          <table:table-cell table:style-name="ce5" office:value-type="string">
            <text:p>Field Length</text:p>
          </table:table-cell>
          <table:table-cell table:style-name="ce5" office:value-type="string">
            <text:p>Constraints</text:p>
          </table:table-cell>
          <table:table-cell table:style-name="ce5" office:value-type="string">
            <text:p>Calculated Value</text:p>
          </table:table-cell>
          <table:table-cell table:style-name="ce17"/>
          <table:table-cell table:style-name="ce5" office:value-type="string">
            <text:p>Values</text:p>
          </table:table-cell>
          <table:table-cell table:style-name="ce5"/>
          <table:table-cell office:value-type="string">
            <text:p>displayName</text:p>
          </table:table-cell>
          <table:table-cell office:value-type="string">
            <text:p>value</text:p>
          </table:table-cell>
          <table:table-cell table:style-name="ce5" table:number-columns-repeated="24"/>
        </table:table-row>
        <table:table-row table:style-name="ro1">
          <table:table-cell office:value-type="string">
            <text:p>CreatinineHighRangeMal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9" office:value-type="string">
            <text:p>enumeratedValue</text:p>
          </table:table-cell>
          <table:table-cell table:content-validation-name="val10" office:value-type="string">
            <text:p>double</text:p>
          </table:table-cell>
          <table:table-cell table:content-validation-name="val11" office:value-type="string">
            <text:p>Optional</text:p>
          </table:table-cell>
          <table:table-cell table:content-validation-name="val12"/>
          <table:table-cell table:number-columns-repeated="3"/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table:number-columns-repeated="27"/>
        </table:table-row>
        <table:table-row table:style-name="ro1">
          <table:table-cell office:value-type="string">
            <text:p>CreatinineHighRangeFemal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9" office:value-type="string">
            <text:p>enumeratedValue</text:p>
          </table:table-cell>
          <table:table-cell table:content-validation-name="val10" office:value-type="string">
            <text:p>double</text:p>
          </table:table-cell>
          <table:table-cell table:content-validation-name="val11" office:value-type="string">
            <text:p>Optional</text:p>
          </table:table-cell>
          <table:table-cell table:content-validation-name="val12"/>
          <table:table-cell table:number-columns-repeated="3"/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table:number-columns-repeated="27"/>
        </table:table-row>
        <table:table-row table:style-name="ro1">
          <table:table-cell office:value-type="string">
            <text:p>CreatinineLowRangeMal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9" office:value-type="string">
            <text:p>enumeratedValue</text:p>
          </table:table-cell>
          <table:table-cell table:content-validation-name="val10" office:value-type="string">
            <text:p>double</text:p>
          </table:table-cell>
          <table:table-cell table:content-validation-name="val11" office:value-type="string">
            <text:p>Optional</text:p>
          </table:table-cell>
          <table:table-cell table:content-validation-name="val12"/>
          <table:table-cell table:number-columns-repeated="3"/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table:number-columns-repeated="27"/>
        </table:table-row>
        <table:table-row table:style-name="ro1">
          <table:table-cell office:value-type="string">
            <text:p>CreatinineLowRangeFemal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9" office:value-type="string">
            <text:p>enumeratedValue</text:p>
          </table:table-cell>
          <table:table-cell table:content-validation-name="val10" office:value-type="string">
            <text:p>double</text:p>
          </table:table-cell>
          <table:table-cell table:content-validation-name="val11" office:value-type="string">
            <text:p>Optional</text:p>
          </table:table-cell>
          <table:table-cell table:content-validation-name="val12"/>
          <table:table-cell table:number-columns-repeated="3"/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 office:value-type="string">
            <text:p>enumeratedValue</text:p>
          </table:table-cell>
          <table:table-cell table:content-validation-name="val10" office:value-type="string">
            <text:p>string</text:p>
          </table:table-cell>
          <table:table-cell table:content-validation-name="val11" office:value-type="string">
            <text:p>Optional</text:p>
          </table:table-cell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office:value-type="string">
            <text:p>SodiumLowRang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9" office:value-type="string">
            <text:p>enumeratedValue</text:p>
          </table:table-cell>
          <table:table-cell table:content-validation-name="val10" office:value-type="string">
            <text:p>double</text:p>
          </table:table-cell>
          <table:table-cell table:content-validation-name="val11" office:value-type="string">
            <text:p>Optional</text:p>
          </table:table-cell>
          <table:table-cell table:content-validation-name="val12"/>
          <table:table-cell table:number-columns-repeated="3"/>
          <table:table-cell office:value-type="string">
            <text:p>-</text:p>
          </table:table-cell>
          <table:table-cell office:value-type="float" office:value="135">
            <text:p>135</text:p>
          </table:table-cell>
          <table:table-cell table:number-columns-repeated="27"/>
        </table:table-row>
        <table:table-row table:style-name="ro1">
          <table:table-cell office:value-type="string">
            <text:p>SodiumHighRang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9" office:value-type="string">
            <text:p>enumeratedValue</text:p>
          </table:table-cell>
          <table:table-cell table:content-validation-name="val10" office:value-type="string">
            <text:p>double</text:p>
          </table:table-cell>
          <table:table-cell table:content-validation-name="val11" office:value-type="string">
            <text:p>Optional</text:p>
          </table:table-cell>
          <table:table-cell table:content-validation-name="val12"/>
          <table:table-cell table:number-columns-repeated="3"/>
          <table:table-cell office:value-type="string">
            <text:p>-</text:p>
          </table:table-cell>
          <table:table-cell office:value-type="float" office:value="145">
            <text:p>145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2"/>
          <table:table-cell table:style-name="ce27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</table:table>
      <table:table table:name="Units" table:style-name="ta1" table:protected="true" table:print="false">
        <table:table-column table:style-name="co8" table:number-columns-repeated="2" table:default-cell-style-name="ce4"/>
        <table:table-column table:style-name="co10" table:default-cell-style-name="ce26"/>
        <table:table-row table:style-name="ro1">
          <table:table-cell table:style-name="ce25" office:value-type="string">
            <text:p>UnitId</text:p>
          </table:table-cell>
          <table:table-cell table:style-name="ce25" office:value-type="string">
            <text:p>DisplayName</text:p>
          </table:table-cell>
          <table:table-cell table:style-name="ce17"/>
        </table:table-row>
        <table:table-row table:style-name="ro1">
          <table:table-cell office:value-type="string">
            <text:p>mmPerL</text:p>
          </table:table-cell>
          <table:table-cell office:value-type="string">
            <text:p>mm/L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cm 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kg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kgPerM2</text:p>
          </table:table-cell>
          <table:table-cell office:value-type="string">
            <text:p>kg/m<text:span text:style-name="T1">²</text:span>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erDay</text:p>
          </table:table-cell>
          <table:table-cell office:value-type="string">
            <text:p>per day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cromolperL</text:p>
          </table:table-cell>
          <table:table-cell office:value-type="string">
            <text:p>μmol/L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llimolperL</text:p>
          </table:table-cell>
          <table:table-cell office:value-type="string">
            <text:p>mmol/L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$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/02/2017</text:date>, <text:time>13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17-02-16T13:44:06.58</dc:date>
    <meta:editing-duration>P6DT13H5M39S</meta:editing-duration>
    <meta:editing-cycles>32</meta:editing-cycles>
    <meta:generator>OpenOffice/4.1.0$Win32 OpenOffice.org_project/410m18$Build-9764</meta:generator>
    <meta:document-statistic meta:table-count="9" meta:cell-count="11130" meta:object-count="0"/>
  </office:meta>
</office:document-meta>
</file>